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06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4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_10" table:style-name="ta1">
        <table:shapes>
          <draw:frame draw:z-index="0" draw:style-name="gr1" draw:text-style-name="P1" svg:width="38.588cm" svg:height="16.815cm" svg:x="31.318cm" svg:y="19.072cm">
            <draw:object draw:notify-on-update-of-ranges="100_10.B1:100_10.B1 100_10.B2:100_10.B62 100_10.I1:100_10.I1 100_10.I2:100_10.I62 100_10.B2:100_10.B60 100_10.E1:100_10.E1 100_10.E2:100_10.E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8.588cm" svg:height="16.815cm" svg:x="31.349cm" svg:y="1.162cm">
            <draw:object draw:notify-on-update-of-ranges="100_10.B1:100_10.B1 100_10.B2:100_10.B62 100_10.J1:100_10.J1 100_10.J2:100_10.J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38.588cm" svg:height="16.815cm" svg:x="41.784cm" svg:y="39.737cm">
            <draw:object draw:notify-on-update-of-ranges="100_10.B1:100_10.B1 100_10.B2:100_10.B62 100_10.I1:100_10.I1 100_10.I2:100_10.I62 100_10.B2:100_10.B60 100_10.E1:100_10.E1 100_10.E2:100_10.E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ask count</text:p>
          </table:table-cell>
          <table:table-cell office:value-type="string" calcext:value-type="string">
            <text:p>single comparison time[ms]</text:p>
          </table:table-cell>
          <table:table-cell office:value-type="string" calcext:value-type="string">
            <text:p>comparisonCount</text:p>
          </table:table-cell>
          <table:table-cell office:value-type="string" calcext:value-type="string">
            <text:p>actualTime</text:p>
          </table:table-cell>
          <table:table-cell/>
          <table:table-cell office:value-type="string" calcext:value-type="string">
            <text:p>approx single task time</text:p>
          </table:table-cell>
          <table:table-cell office:value-type="string" calcext:value-type="string">
            <text:p>approx multi task time</text:p>
          </table:table-cell>
          <table:table-cell office:value-type="string" calcext:value-type="string">
            <text:p>multi task overhead</text:p>
          </table:table-cell>
          <table:table-cell office:value-type="string" calcext:value-type="string">
            <text:p>multi task improvement ratio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9510" calcext:value-type="float">
            <text:p>49510</text:p>
          </table:table-cell>
          <table:table-cell/>
          <table:table-cell table:formula="of:=[.D2]*[.C2]" office:value-type="float" office:value="49500" calcext:value-type="float">
            <text:p>49500</text:p>
          </table:table-cell>
          <table:table-cell table:formula="of:=[.G2]/[.B2]" office:value-type="float" office:value="49500" calcext:value-type="float">
            <text:p>49500</text:p>
          </table:table-cell>
          <table:table-cell table:formula="of:=[.E2]-[.H2]" office:value-type="float" office:value="10" calcext:value-type="float">
            <text:p>10</text:p>
          </table:table-cell>
          <table:table-cell table:formula="of:=[.G2]/[.E2]" office:value-type="float" office:value="0.999798020601899" calcext:value-type="float">
            <text:p>0.9997980206018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25006" calcext:value-type="float">
            <text:p>25006</text:p>
          </table:table-cell>
          <table:table-cell/>
          <table:table-cell table:formula="of:=[.D3]*[.C3]" office:value-type="float" office:value="49500" calcext:value-type="float">
            <text:p>49500</text:p>
          </table:table-cell>
          <table:table-cell table:formula="of:=[.G3]/[.B3]" office:value-type="float" office:value="24750" calcext:value-type="float">
            <text:p>24750</text:p>
          </table:table-cell>
          <table:table-cell table:formula="of:=[.E3]-[.H3]" office:value-type="float" office:value="256" calcext:value-type="float">
            <text:p>256</text:p>
          </table:table-cell>
          <table:table-cell table:formula="of:=[.G3]/[.E3]" office:value-type="float" office:value="1.97952491402064" calcext:value-type="float">
            <text:p>1.979524914020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17005" calcext:value-type="float">
            <text:p>17005</text:p>
          </table:table-cell>
          <table:table-cell/>
          <table:table-cell table:formula="of:=[.D4]*[.C4]" office:value-type="float" office:value="49500" calcext:value-type="float">
            <text:p>49500</text:p>
          </table:table-cell>
          <table:table-cell table:formula="of:=[.G4]/[.B4]" office:value-type="float" office:value="16500" calcext:value-type="float">
            <text:p>16500</text:p>
          </table:table-cell>
          <table:table-cell table:formula="of:=[.E4]-[.H4]" office:value-type="float" office:value="505" calcext:value-type="float">
            <text:p>505</text:p>
          </table:table-cell>
          <table:table-cell table:formula="of:=[.G4]/[.E4]" office:value-type="float" office:value="2.91090855630697" calcext:value-type="float">
            <text:p>2.9109085563069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13006" calcext:value-type="float">
            <text:p>13006</text:p>
          </table:table-cell>
          <table:table-cell/>
          <table:table-cell table:formula="of:=[.D5]*[.C5]" office:value-type="float" office:value="49500" calcext:value-type="float">
            <text:p>49500</text:p>
          </table:table-cell>
          <table:table-cell table:formula="of:=[.G5]/[.B5]" office:value-type="float" office:value="12375" calcext:value-type="float">
            <text:p>12375</text:p>
          </table:table-cell>
          <table:table-cell table:formula="of:=[.E5]-[.H5]" office:value-type="float" office:value="631" calcext:value-type="float">
            <text:p>631</text:p>
          </table:table-cell>
          <table:table-cell table:formula="of:=[.G5]/[.E5]" office:value-type="float" office:value="3.80593572197447" calcext:value-type="float">
            <text:p>3.805935721974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10006" calcext:value-type="float">
            <text:p>10006</text:p>
          </table:table-cell>
          <table:table-cell/>
          <table:table-cell table:formula="of:=[.D6]*[.C6]" office:value-type="float" office:value="49500" calcext:value-type="float">
            <text:p>49500</text:p>
          </table:table-cell>
          <table:table-cell table:formula="of:=[.G6]/[.B6]" office:value-type="float" office:value="9900" calcext:value-type="float">
            <text:p>9900</text:p>
          </table:table-cell>
          <table:table-cell table:formula="of:=[.E6]-[.H6]" office:value-type="float" office:value="106" calcext:value-type="float">
            <text:p>106</text:p>
          </table:table-cell>
          <table:table-cell table:formula="of:=[.G6]/[.E6]" office:value-type="float" office:value="4.94703178093144" calcext:value-type="float">
            <text:p>4.9470317809314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9008" calcext:value-type="float">
            <text:p>9008</text:p>
          </table:table-cell>
          <table:table-cell/>
          <table:table-cell table:formula="of:=[.D7]*[.C7]" office:value-type="float" office:value="49500" calcext:value-type="float">
            <text:p>49500</text:p>
          </table:table-cell>
          <table:table-cell table:formula="of:=[.G7]/[.B7]" office:value-type="float" office:value="8250" calcext:value-type="float">
            <text:p>8250</text:p>
          </table:table-cell>
          <table:table-cell table:formula="of:=[.E7]-[.H7]" office:value-type="float" office:value="758" calcext:value-type="float">
            <text:p>758</text:p>
          </table:table-cell>
          <table:table-cell table:formula="of:=[.G7]/[.E7]" office:value-type="float" office:value="5.49511545293073" calcext:value-type="float">
            <text:p>5.4951154529307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7509" calcext:value-type="float">
            <text:p>7509</text:p>
          </table:table-cell>
          <table:table-cell/>
          <table:table-cell table:formula="of:=[.D8]*[.C8]" office:value-type="float" office:value="49500" calcext:value-type="float">
            <text:p>49500</text:p>
          </table:table-cell>
          <table:table-cell table:formula="of:=[.G8]/[.B8]" office:value-type="float" office:value="7071.42857142857" calcext:value-type="float">
            <text:p>7071.42857142857</text:p>
          </table:table-cell>
          <table:table-cell table:formula="of:=[.E8]-[.H8]" office:value-type="float" office:value="437.571428571428" calcext:value-type="float">
            <text:p>437.571428571428</text:p>
          </table:table-cell>
          <table:table-cell table:formula="of:=[.G8]/[.E8]" office:value-type="float" office:value="6.59208949260887" calcext:value-type="float">
            <text:p>6.5920894926088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7011" calcext:value-type="float">
            <text:p>7011</text:p>
          </table:table-cell>
          <table:table-cell/>
          <table:table-cell table:formula="of:=[.D9]*[.C9]" office:value-type="float" office:value="49500" calcext:value-type="float">
            <text:p>49500</text:p>
          </table:table-cell>
          <table:table-cell table:formula="of:=[.G9]/[.B9]" office:value-type="float" office:value="6187.5" calcext:value-type="float">
            <text:p>6187.5</text:p>
          </table:table-cell>
          <table:table-cell table:formula="of:=[.E9]-[.H9]" office:value-type="float" office:value="823.5" calcext:value-type="float">
            <text:p>823.5</text:p>
          </table:table-cell>
          <table:table-cell table:formula="of:=[.G9]/[.E9]" office:value-type="float" office:value="7.06033376123235" calcext:value-type="float">
            <text:p>7.060333761232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6013" calcext:value-type="float">
            <text:p>6013</text:p>
          </table:table-cell>
          <table:table-cell/>
          <table:table-cell table:formula="of:=[.D10]*[.C10]" office:value-type="float" office:value="49500" calcext:value-type="float">
            <text:p>49500</text:p>
          </table:table-cell>
          <table:table-cell table:formula="of:=[.G10]/[.B10]" office:value-type="float" office:value="5500" calcext:value-type="float">
            <text:p>5500</text:p>
          </table:table-cell>
          <table:table-cell table:formula="of:=[.E10]-[.H10]" office:value-type="float" office:value="513" calcext:value-type="float">
            <text:p>513</text:p>
          </table:table-cell>
          <table:table-cell table:formula="of:=[.G10]/[.E10]" office:value-type="float" office:value="8.23216364543489" calcext:value-type="float">
            <text:p>8.232163645434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014" calcext:value-type="float">
            <text:p>5014</text:p>
          </table:table-cell>
          <table:table-cell/>
          <table:table-cell table:formula="of:=[.D11]*[.C11]" office:value-type="float" office:value="49500" calcext:value-type="float">
            <text:p>49500</text:p>
          </table:table-cell>
          <table:table-cell table:formula="of:=[.G11]/[.B11]" office:value-type="float" office:value="4950" calcext:value-type="float">
            <text:p>4950</text:p>
          </table:table-cell>
          <table:table-cell table:formula="of:=[.E11]-[.H11]" office:value-type="float" office:value="64" calcext:value-type="float">
            <text:p>64</text:p>
          </table:table-cell>
          <table:table-cell table:formula="of:=[.G11]/[.E11]" office:value-type="float" office:value="9.87235739928201" calcext:value-type="float">
            <text:p>9.872357399282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D12]*[.C12]" office:value-type="float" office:value="49500" calcext:value-type="float">
            <text:p>49500</text:p>
          </table:table-cell>
          <table:table-cell table:formula="of:=[.G12]/[.B12]" office:value-type="float" office:value="4500" calcext:value-type="float">
            <text:p>4500</text:p>
          </table:table-cell>
          <table:table-cell table:formula="of:=[.E12]-[.H12]" office:value-type="float" office:value="520" calcext:value-type="float">
            <text:p>520</text:p>
          </table:table-cell>
          <table:table-cell table:formula="of:=[.G12]/[.E12]" office:value-type="float" office:value="9.8605577689243" calcext:value-type="float">
            <text:p>9.86055776892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028" calcext:value-type="float">
            <text:p>5028</text:p>
          </table:table-cell>
          <table:table-cell/>
          <table:table-cell table:formula="of:=[.D13]*[.C13]" office:value-type="float" office:value="49500" calcext:value-type="float">
            <text:p>49500</text:p>
          </table:table-cell>
          <table:table-cell table:formula="of:=[.G13]/[.B13]" office:value-type="float" office:value="4125" calcext:value-type="float">
            <text:p>4125</text:p>
          </table:table-cell>
          <table:table-cell table:formula="of:=[.E13]-[.H13]" office:value-type="float" office:value="903" calcext:value-type="float">
            <text:p>903</text:p>
          </table:table-cell>
          <table:table-cell table:formula="of:=[.G13]/[.E13]" office:value-type="float" office:value="9.84486873508353" calcext:value-type="float">
            <text:p>9.8448687350835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021" calcext:value-type="float">
            <text:p>4021</text:p>
          </table:table-cell>
          <table:table-cell/>
          <table:table-cell table:formula="of:=[.D14]*[.C14]" office:value-type="float" office:value="49500" calcext:value-type="float">
            <text:p>49500</text:p>
          </table:table-cell>
          <table:table-cell table:formula="of:=[.G14]/[.B14]" office:value-type="float" office:value="3807.69230769231" calcext:value-type="float">
            <text:p>3807.69230769231</text:p>
          </table:table-cell>
          <table:table-cell table:formula="of:=[.E14]-[.H14]" office:value-type="float" office:value="213.307692307692" calcext:value-type="float">
            <text:p>213.307692307692</text:p>
          </table:table-cell>
          <table:table-cell table:formula="of:=[.G14]/[.E14]" office:value-type="float" office:value="12.3103705545884" calcext:value-type="float">
            <text:p>12.31037055458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027" calcext:value-type="float">
            <text:p>4027</text:p>
          </table:table-cell>
          <table:table-cell/>
          <table:table-cell table:formula="of:=[.D15]*[.C15]" office:value-type="float" office:value="49500" calcext:value-type="float">
            <text:p>49500</text:p>
          </table:table-cell>
          <table:table-cell table:formula="of:=[.G15]/[.B15]" office:value-type="float" office:value="3535.71428571429" calcext:value-type="float">
            <text:p>3535.71428571429</text:p>
          </table:table-cell>
          <table:table-cell table:formula="of:=[.E15]-[.H15]" office:value-type="float" office:value="491.285714285714" calcext:value-type="float">
            <text:p>491.285714285714</text:p>
          </table:table-cell>
          <table:table-cell table:formula="of:=[.G15]/[.E15]" office:value-type="float" office:value="12.2920288055625" calcext:value-type="float">
            <text:p>12.29202880556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074" calcext:value-type="float">
            <text:p>4074</text:p>
          </table:table-cell>
          <table:table-cell/>
          <table:table-cell table:formula="of:=[.D16]*[.C16]" office:value-type="float" office:value="49500" calcext:value-type="float">
            <text:p>49500</text:p>
          </table:table-cell>
          <table:table-cell table:formula="of:=[.G16]/[.B16]" office:value-type="float" office:value="3300" calcext:value-type="float">
            <text:p>3300</text:p>
          </table:table-cell>
          <table:table-cell table:formula="of:=[.E16]-[.H16]" office:value-type="float" office:value="774" calcext:value-type="float">
            <text:p>774</text:p>
          </table:table-cell>
          <table:table-cell table:formula="of:=[.G16]/[.E16]" office:value-type="float" office:value="12.1502209131075" calcext:value-type="float">
            <text:p>12.15022091310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619" calcext:value-type="float">
            <text:p>4619</text:p>
          </table:table-cell>
          <table:table-cell/>
          <table:table-cell table:formula="of:=[.D17]*[.C17]" office:value-type="float" office:value="49500" calcext:value-type="float">
            <text:p>49500</text:p>
          </table:table-cell>
          <table:table-cell table:formula="of:=[.G17]/[.B17]" office:value-type="float" office:value="3093.75" calcext:value-type="float">
            <text:p>3093.75</text:p>
          </table:table-cell>
          <table:table-cell table:formula="of:=[.E17]-[.H17]" office:value-type="float" office:value="1525.25" calcext:value-type="float">
            <text:p>1525.25</text:p>
          </table:table-cell>
          <table:table-cell table:formula="of:=[.G17]/[.E17]" office:value-type="float" office:value="10.7166053258281" calcext:value-type="float">
            <text:p>10.716605325828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[.D18]*[.C18]" office:value-type="float" office:value="49500" calcext:value-type="float">
            <text:p>49500</text:p>
          </table:table-cell>
          <table:table-cell table:formula="of:=[.G18]/[.B18]" office:value-type="float" office:value="2911.76470588235" calcext:value-type="float">
            <text:p>2911.76470588235</text:p>
          </table:table-cell>
          <table:table-cell table:formula="of:=[.E18]-[.H18]" office:value-type="float" office:value="2321.23529411765" calcext:value-type="float">
            <text:p>2321.23529411765</text:p>
          </table:table-cell>
          <table:table-cell table:formula="of:=[.G18]/[.E18]" office:value-type="float" office:value="9.45920122300783" calcext:value-type="float">
            <text:p>9.459201223007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679" calcext:value-type="float">
            <text:p>5679</text:p>
          </table:table-cell>
          <table:table-cell/>
          <table:table-cell table:formula="of:=[.D19]*[.C19]" office:value-type="float" office:value="49500" calcext:value-type="float">
            <text:p>49500</text:p>
          </table:table-cell>
          <table:table-cell table:formula="of:=[.G19]/[.B19]" office:value-type="float" office:value="2750" calcext:value-type="float">
            <text:p>2750</text:p>
          </table:table-cell>
          <table:table-cell table:formula="of:=[.E19]-[.H19]" office:value-type="float" office:value="2929" calcext:value-type="float">
            <text:p>2929</text:p>
          </table:table-cell>
          <table:table-cell table:formula="of:=[.G19]/[.E19]" office:value-type="float" office:value="8.71632329635499" calcext:value-type="float">
            <text:p>8.716323296354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D20]*[.C20]" office:value-type="float" office:value="49500" calcext:value-type="float">
            <text:p>49500</text:p>
          </table:table-cell>
          <table:table-cell table:formula="of:=[.G20]/[.B20]" office:value-type="float" office:value="2605.26315789474" calcext:value-type="float">
            <text:p>2605.26315789474</text:p>
          </table:table-cell>
          <table:table-cell table:formula="of:=[.E20]-[.H20]" office:value-type="float" office:value="3150.73684210526" calcext:value-type="float">
            <text:p>3150.73684210526</text:p>
          </table:table-cell>
          <table:table-cell table:formula="of:=[.G20]/[.E20]" office:value-type="float" office:value="8.59972202918694" calcext:value-type="float">
            <text:p>8.599722029186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916" calcext:value-type="float">
            <text:p>5916</text:p>
          </table:table-cell>
          <table:table-cell/>
          <table:table-cell table:formula="of:=[.D21]*[.C21]" office:value-type="float" office:value="49500" calcext:value-type="float">
            <text:p>49500</text:p>
          </table:table-cell>
          <table:table-cell table:formula="of:=[.G21]/[.B21]" office:value-type="float" office:value="2475" calcext:value-type="float">
            <text:p>2475</text:p>
          </table:table-cell>
          <table:table-cell table:formula="of:=[.E21]-[.H21]" office:value-type="float" office:value="3441" calcext:value-type="float">
            <text:p>3441</text:p>
          </table:table-cell>
          <table:table-cell table:formula="of:=[.G21]/[.E21]" office:value-type="float" office:value="8.36713995943205" calcext:value-type="float">
            <text:p>8.367139959432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935" calcext:value-type="float">
            <text:p>5935</text:p>
          </table:table-cell>
          <table:table-cell/>
          <table:table-cell table:formula="of:=[.D22]*[.C22]" office:value-type="float" office:value="49500" calcext:value-type="float">
            <text:p>49500</text:p>
          </table:table-cell>
          <table:table-cell table:formula="of:=[.G22]/[.B22]" office:value-type="float" office:value="2357.14285714286" calcext:value-type="float">
            <text:p>2357.14285714286</text:p>
          </table:table-cell>
          <table:table-cell table:formula="of:=[.E22]-[.H22]" office:value-type="float" office:value="3577.85714285714" calcext:value-type="float">
            <text:p>3577.85714285714</text:p>
          </table:table-cell>
          <table:table-cell table:formula="of:=[.G22]/[.E22]" office:value-type="float" office:value="8.34035383319292" calcext:value-type="float">
            <text:p>8.3403538331929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D23]*[.C23]" office:value-type="float" office:value="49500" calcext:value-type="float">
            <text:p>49500</text:p>
          </table:table-cell>
          <table:table-cell table:formula="of:=[.G23]/[.B23]" office:value-type="float" office:value="2250" calcext:value-type="float">
            <text:p>2250</text:p>
          </table:table-cell>
          <table:table-cell table:formula="of:=[.E23]-[.H23]" office:value-type="float" office:value="3711" calcext:value-type="float">
            <text:p>3711</text:p>
          </table:table-cell>
          <table:table-cell table:formula="of:=[.G23]/[.E23]" office:value-type="float" office:value="8.30397584297937" calcext:value-type="float">
            <text:p>8.3039758429793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6009" calcext:value-type="float">
            <text:p>6009</text:p>
          </table:table-cell>
          <table:table-cell/>
          <table:table-cell table:formula="of:=[.D24]*[.C24]" office:value-type="float" office:value="49500" calcext:value-type="float">
            <text:p>49500</text:p>
          </table:table-cell>
          <table:table-cell table:formula="of:=[.G24]/[.B24]" office:value-type="float" office:value="2152.17391304348" calcext:value-type="float">
            <text:p>2152.17391304348</text:p>
          </table:table-cell>
          <table:table-cell table:formula="of:=[.E24]-[.H24]" office:value-type="float" office:value="3856.82608695652" calcext:value-type="float">
            <text:p>3856.82608695652</text:p>
          </table:table-cell>
          <table:table-cell table:formula="of:=[.G24]/[.E24]" office:value-type="float" office:value="8.23764353469795" calcext:value-type="float">
            <text:p>8.237643534697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979" calcext:value-type="float">
            <text:p>5979</text:p>
          </table:table-cell>
          <table:table-cell/>
          <table:table-cell table:formula="of:=[.D25]*[.C25]" office:value-type="float" office:value="49500" calcext:value-type="float">
            <text:p>49500</text:p>
          </table:table-cell>
          <table:table-cell table:formula="of:=[.G25]/[.B25]" office:value-type="float" office:value="2062.5" calcext:value-type="float">
            <text:p>2062.5</text:p>
          </table:table-cell>
          <table:table-cell table:formula="of:=[.E25]-[.H25]" office:value-type="float" office:value="3916.5" calcext:value-type="float">
            <text:p>3916.5</text:p>
          </table:table-cell>
          <table:table-cell table:formula="of:=[.G25]/[.E25]" office:value-type="float" office:value="8.27897641746112" calcext:value-type="float">
            <text:p>8.2789764174611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121" calcext:value-type="float">
            <text:p>4121</text:p>
          </table:table-cell>
          <table:table-cell/>
          <table:table-cell table:formula="of:=[.D26]*[.C26]" office:value-type="float" office:value="49500" calcext:value-type="float">
            <text:p>49500</text:p>
          </table:table-cell>
          <table:table-cell table:formula="of:=[.G26]/[.B26]" office:value-type="float" office:value="1980" calcext:value-type="float">
            <text:p>1980</text:p>
          </table:table-cell>
          <table:table-cell table:formula="of:=[.E26]-[.H26]" office:value-type="float" office:value="2141" calcext:value-type="float">
            <text:p>2141</text:p>
          </table:table-cell>
          <table:table-cell table:formula="of:=[.G26]/[.E26]" office:value-type="float" office:value="12.0116476583354" calcext:value-type="float">
            <text:p>12.01164765833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[.D27]*[.C27]" office:value-type="float" office:value="49500" calcext:value-type="float">
            <text:p>49500</text:p>
          </table:table-cell>
          <table:table-cell table:formula="of:=[.G27]/[.B27]" office:value-type="float" office:value="1903.84615384615" calcext:value-type="float">
            <text:p>1903.84615384615</text:p>
          </table:table-cell>
          <table:table-cell table:formula="of:=[.E27]-[.H27]" office:value-type="float" office:value="2305.15384615385" calcext:value-type="float">
            <text:p>2305.15384615385</text:p>
          </table:table-cell>
          <table:table-cell table:formula="of:=[.G27]/[.E27]" office:value-type="float" office:value="11.7605131860299" calcext:value-type="float">
            <text:p>11.76051318602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285" calcext:value-type="float">
            <text:p>4285</text:p>
          </table:table-cell>
          <table:table-cell/>
          <table:table-cell table:formula="of:=[.D28]*[.C28]" office:value-type="float" office:value="49500" calcext:value-type="float">
            <text:p>49500</text:p>
          </table:table-cell>
          <table:table-cell table:formula="of:=[.G28]/[.B28]" office:value-type="float" office:value="1833.33333333333" calcext:value-type="float">
            <text:p>1833.33333333333</text:p>
          </table:table-cell>
          <table:table-cell table:formula="of:=[.E28]-[.H28]" office:value-type="float" office:value="2451.66666666667" calcext:value-type="float">
            <text:p>2451.66666666667</text:p>
          </table:table-cell>
          <table:table-cell table:formula="of:=[.G28]/[.E28]" office:value-type="float" office:value="11.5519253208868" calcext:value-type="float">
            <text:p>11.55192532088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352" calcext:value-type="float">
            <text:p>4352</text:p>
          </table:table-cell>
          <table:table-cell/>
          <table:table-cell table:formula="of:=[.D29]*[.C29]" office:value-type="float" office:value="49500" calcext:value-type="float">
            <text:p>49500</text:p>
          </table:table-cell>
          <table:table-cell table:formula="of:=[.G29]/[.B29]" office:value-type="float" office:value="1767.85714285714" calcext:value-type="float">
            <text:p>1767.85714285714</text:p>
          </table:table-cell>
          <table:table-cell table:formula="of:=[.E29]-[.H29]" office:value-type="float" office:value="2584.14285714286" calcext:value-type="float">
            <text:p>2584.14285714286</text:p>
          </table:table-cell>
          <table:table-cell table:formula="of:=[.G29]/[.E29]" office:value-type="float" office:value="11.3740808823529" calcext:value-type="float">
            <text:p>11.374080882352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520" calcext:value-type="float">
            <text:p>4520</text:p>
          </table:table-cell>
          <table:table-cell/>
          <table:table-cell table:formula="of:=[.D30]*[.C30]" office:value-type="float" office:value="49500" calcext:value-type="float">
            <text:p>49500</text:p>
          </table:table-cell>
          <table:table-cell table:formula="of:=[.G30]/[.B30]" office:value-type="float" office:value="1706.89655172414" calcext:value-type="float">
            <text:p>1706.89655172414</text:p>
          </table:table-cell>
          <table:table-cell table:formula="of:=[.E30]-[.H30]" office:value-type="float" office:value="2813.10344827586" calcext:value-type="float">
            <text:p>2813.10344827586</text:p>
          </table:table-cell>
          <table:table-cell table:formula="of:=[.G30]/[.E30]" office:value-type="float" office:value="10.9513274336283" calcext:value-type="float">
            <text:p>10.95132743362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[.D31]*[.C31]" office:value-type="float" office:value="49500" calcext:value-type="float">
            <text:p>49500</text:p>
          </table:table-cell>
          <table:table-cell table:formula="of:=[.G31]/[.B31]" office:value-type="float" office:value="1650" calcext:value-type="float">
            <text:p>1650</text:p>
          </table:table-cell>
          <table:table-cell table:formula="of:=[.E31]-[.H31]" office:value-type="float" office:value="2850" calcext:value-type="float">
            <text:p>2850</text:p>
          </table:table-cell>
          <table:table-cell table:formula="of:=[.G31]/[.E3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520" calcext:value-type="float">
            <text:p>4520</text:p>
          </table:table-cell>
          <table:table-cell/>
          <table:table-cell table:formula="of:=[.D32]*[.C32]" office:value-type="float" office:value="49500" calcext:value-type="float">
            <text:p>49500</text:p>
          </table:table-cell>
          <table:table-cell table:formula="of:=[.G32]/[.B32]" office:value-type="float" office:value="1596.77419354839" calcext:value-type="float">
            <text:p>1596.77419354839</text:p>
          </table:table-cell>
          <table:table-cell table:formula="of:=[.E32]-[.H32]" office:value-type="float" office:value="2923.22580645161" calcext:value-type="float">
            <text:p>2923.22580645161</text:p>
          </table:table-cell>
          <table:table-cell table:formula="of:=[.G32]/[.E32]" office:value-type="float" office:value="10.9513274336283" calcext:value-type="float">
            <text:p>10.95132743362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823" calcext:value-type="float">
            <text:p>4823</text:p>
          </table:table-cell>
          <table:table-cell/>
          <table:table-cell table:formula="of:=[.D33]*[.C33]" office:value-type="float" office:value="49500" calcext:value-type="float">
            <text:p>49500</text:p>
          </table:table-cell>
          <table:table-cell table:formula="of:=[.G33]/[.B33]" office:value-type="float" office:value="1546.875" calcext:value-type="float">
            <text:p>1546.875</text:p>
          </table:table-cell>
          <table:table-cell table:formula="of:=[.E33]-[.H33]" office:value-type="float" office:value="3276.125" calcext:value-type="float">
            <text:p>3276.125</text:p>
          </table:table-cell>
          <table:table-cell table:formula="of:=[.G33]/[.E33]" office:value-type="float" office:value="10.2633215840763" calcext:value-type="float">
            <text:p>10.26332158407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704" calcext:value-type="float">
            <text:p>4704</text:p>
          </table:table-cell>
          <table:table-cell/>
          <table:table-cell table:formula="of:=[.D34]*[.C34]" office:value-type="float" office:value="49500" calcext:value-type="float">
            <text:p>49500</text:p>
          </table:table-cell>
          <table:table-cell table:formula="of:=[.G34]/[.B34]" office:value-type="float" office:value="1500" calcext:value-type="float">
            <text:p>1500</text:p>
          </table:table-cell>
          <table:table-cell table:formula="of:=[.E34]-[.H34]" office:value-type="float" office:value="3204" calcext:value-type="float">
            <text:p>3204</text:p>
          </table:table-cell>
          <table:table-cell table:formula="of:=[.G34]/[.E34]" office:value-type="float" office:value="10.5229591836735" calcext:value-type="float">
            <text:p>10.52295918367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865" calcext:value-type="float">
            <text:p>4865</text:p>
          </table:table-cell>
          <table:table-cell/>
          <table:table-cell table:formula="of:=[.D35]*[.C35]" office:value-type="float" office:value="49500" calcext:value-type="float">
            <text:p>49500</text:p>
          </table:table-cell>
          <table:table-cell table:formula="of:=[.G35]/[.B35]" office:value-type="float" office:value="1455.88235294118" calcext:value-type="float">
            <text:p>1455.88235294118</text:p>
          </table:table-cell>
          <table:table-cell table:formula="of:=[.E35]-[.H35]" office:value-type="float" office:value="3409.11764705882" calcext:value-type="float">
            <text:p>3409.11764705882</text:p>
          </table:table-cell>
          <table:table-cell table:formula="of:=[.G35]/[.E35]" office:value-type="float" office:value="10.174717368962" calcext:value-type="float">
            <text:p>10.17471736896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376" calcext:value-type="float">
            <text:p>5376</text:p>
          </table:table-cell>
          <table:table-cell/>
          <table:table-cell table:formula="of:=[.D36]*[.C36]" office:value-type="float" office:value="49500" calcext:value-type="float">
            <text:p>49500</text:p>
          </table:table-cell>
          <table:table-cell table:formula="of:=[.G36]/[.B36]" office:value-type="float" office:value="1414.28571428571" calcext:value-type="float">
            <text:p>1414.28571428571</text:p>
          </table:table-cell>
          <table:table-cell table:formula="of:=[.E36]-[.H36]" office:value-type="float" office:value="3961.71428571429" calcext:value-type="float">
            <text:p>3961.71428571429</text:p>
          </table:table-cell>
          <table:table-cell table:formula="of:=[.G36]/[.E36]" office:value-type="float" office:value="9.20758928571429" calcext:value-type="float">
            <text:p>9.2075892857142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028" calcext:value-type="float">
            <text:p>5028</text:p>
          </table:table-cell>
          <table:table-cell/>
          <table:table-cell table:formula="of:=[.D37]*[.C37]" office:value-type="float" office:value="49500" calcext:value-type="float">
            <text:p>49500</text:p>
          </table:table-cell>
          <table:table-cell table:formula="of:=[.G37]/[.B37]" office:value-type="float" office:value="1375" calcext:value-type="float">
            <text:p>1375</text:p>
          </table:table-cell>
          <table:table-cell table:formula="of:=[.E37]-[.H37]" office:value-type="float" office:value="3653" calcext:value-type="float">
            <text:p>3653</text:p>
          </table:table-cell>
          <table:table-cell table:formula="of:=[.G37]/[.E37]" office:value-type="float" office:value="9.84486873508353" calcext:value-type="float">
            <text:p>9.8448687350835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878" calcext:value-type="float">
            <text:p>4878</text:p>
          </table:table-cell>
          <table:table-cell/>
          <table:table-cell table:formula="of:=[.D38]*[.C38]" office:value-type="float" office:value="49500" calcext:value-type="float">
            <text:p>49500</text:p>
          </table:table-cell>
          <table:table-cell table:formula="of:=[.G38]/[.B38]" office:value-type="float" office:value="1337.83783783784" calcext:value-type="float">
            <text:p>1337.83783783784</text:p>
          </table:table-cell>
          <table:table-cell table:formula="of:=[.E38]-[.H38]" office:value-type="float" office:value="3540.16216216216" calcext:value-type="float">
            <text:p>3540.16216216216</text:p>
          </table:table-cell>
          <table:table-cell table:formula="of:=[.G38]/[.E38]" office:value-type="float" office:value="10.1476014760148" calcext:value-type="float">
            <text:p>10.14760147601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079" calcext:value-type="float">
            <text:p>5079</text:p>
          </table:table-cell>
          <table:table-cell/>
          <table:table-cell table:formula="of:=[.D39]*[.C39]" office:value-type="float" office:value="49500" calcext:value-type="float">
            <text:p>49500</text:p>
          </table:table-cell>
          <table:table-cell table:formula="of:=[.G39]/[.B39]" office:value-type="float" office:value="1302.63157894737" calcext:value-type="float">
            <text:p>1302.63157894737</text:p>
          </table:table-cell>
          <table:table-cell table:formula="of:=[.E39]-[.H39]" office:value-type="float" office:value="3776.36842105263" calcext:value-type="float">
            <text:p>3776.36842105263</text:p>
          </table:table-cell>
          <table:table-cell table:formula="of:=[.G39]/[.E39]" office:value-type="float" office:value="9.74601299468399" calcext:value-type="float">
            <text:p>9.746012994683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055" calcext:value-type="float">
            <text:p>5055</text:p>
          </table:table-cell>
          <table:table-cell/>
          <table:table-cell table:formula="of:=[.D40]*[.C40]" office:value-type="float" office:value="49500" calcext:value-type="float">
            <text:p>49500</text:p>
          </table:table-cell>
          <table:table-cell table:formula="of:=[.G40]/[.B40]" office:value-type="float" office:value="1269.23076923077" calcext:value-type="float">
            <text:p>1269.23076923077</text:p>
          </table:table-cell>
          <table:table-cell table:formula="of:=[.E40]-[.H40]" office:value-type="float" office:value="3785.76923076923" calcext:value-type="float">
            <text:p>3785.76923076923</text:p>
          </table:table-cell>
          <table:table-cell table:formula="of:=[.G40]/[.E40]" office:value-type="float" office:value="9.79228486646884" calcext:value-type="float">
            <text:p>9.792284866468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178" calcext:value-type="float">
            <text:p>5178</text:p>
          </table:table-cell>
          <table:table-cell/>
          <table:table-cell table:formula="of:=[.D41]*[.C41]" office:value-type="float" office:value="49500" calcext:value-type="float">
            <text:p>49500</text:p>
          </table:table-cell>
          <table:table-cell table:formula="of:=[.G41]/[.B41]" office:value-type="float" office:value="1237.5" calcext:value-type="float">
            <text:p>1237.5</text:p>
          </table:table-cell>
          <table:table-cell table:formula="of:=[.E41]-[.H41]" office:value-type="float" office:value="3940.5" calcext:value-type="float">
            <text:p>3940.5</text:p>
          </table:table-cell>
          <table:table-cell table:formula="of:=[.G41]/[.E41]" office:value-type="float" office:value="9.55967555040556" calcext:value-type="float">
            <text:p>9.5596755504055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D42]*[.C42]" office:value-type="float" office:value="49500" calcext:value-type="float">
            <text:p>49500</text:p>
          </table:table-cell>
          <table:table-cell table:formula="of:=[.G42]/[.B42]" office:value-type="float" office:value="1207.31707317073" calcext:value-type="float">
            <text:p>1207.31707317073</text:p>
          </table:table-cell>
          <table:table-cell table:formula="of:=[.E42]-[.H42]" office:value-type="float" office:value="4040.68292682927" calcext:value-type="float">
            <text:p>4040.68292682927</text:p>
          </table:table-cell>
          <table:table-cell table:formula="of:=[.G42]/[.E42]" office:value-type="float" office:value="9.43216463414634" calcext:value-type="float">
            <text:p>9.432164634146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400" calcext:value-type="float">
            <text:p>5400</text:p>
          </table:table-cell>
          <table:table-cell/>
          <table:table-cell table:formula="of:=[.D43]*[.C43]" office:value-type="float" office:value="49500" calcext:value-type="float">
            <text:p>49500</text:p>
          </table:table-cell>
          <table:table-cell table:formula="of:=[.G43]/[.B43]" office:value-type="float" office:value="1178.57142857143" calcext:value-type="float">
            <text:p>1178.57142857143</text:p>
          </table:table-cell>
          <table:table-cell table:formula="of:=[.E43]-[.H43]" office:value-type="float" office:value="4221.42857142857" calcext:value-type="float">
            <text:p>4221.42857142857</text:p>
          </table:table-cell>
          <table:table-cell table:formula="of:=[.G43]/[.E43]" office:value-type="float" office:value="9.16666666666667" calcext:value-type="float">
            <text:p>9.1666666666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280" calcext:value-type="float">
            <text:p>5280</text:p>
          </table:table-cell>
          <table:table-cell/>
          <table:table-cell table:formula="of:=[.D44]*[.C44]" office:value-type="float" office:value="49500" calcext:value-type="float">
            <text:p>49500</text:p>
          </table:table-cell>
          <table:table-cell table:formula="of:=[.G44]/[.B44]" office:value-type="float" office:value="1151.16279069767" calcext:value-type="float">
            <text:p>1151.16279069767</text:p>
          </table:table-cell>
          <table:table-cell table:formula="of:=[.E44]-[.H44]" office:value-type="float" office:value="4128.83720930233" calcext:value-type="float">
            <text:p>4128.83720930233</text:p>
          </table:table-cell>
          <table:table-cell table:formula="of:=[.G44]/[.E44]" office:value-type="float" office:value="9.375" calcext:value-type="float">
            <text:p>9.3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357" calcext:value-type="float">
            <text:p>5357</text:p>
          </table:table-cell>
          <table:table-cell/>
          <table:table-cell table:formula="of:=[.D45]*[.C45]" office:value-type="float" office:value="49500" calcext:value-type="float">
            <text:p>49500</text:p>
          </table:table-cell>
          <table:table-cell table:formula="of:=[.G45]/[.B45]" office:value-type="float" office:value="1125" calcext:value-type="float">
            <text:p>1125</text:p>
          </table:table-cell>
          <table:table-cell table:formula="of:=[.E45]-[.H45]" office:value-type="float" office:value="4232" calcext:value-type="float">
            <text:p>4232</text:p>
          </table:table-cell>
          <table:table-cell table:formula="of:=[.G45]/[.E45]" office:value-type="float" office:value="9.24024640657084" calcext:value-type="float">
            <text:p>9.240246406570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334" calcext:value-type="float">
            <text:p>5334</text:p>
          </table:table-cell>
          <table:table-cell/>
          <table:table-cell table:formula="of:=[.D46]*[.C46]" office:value-type="float" office:value="49500" calcext:value-type="float">
            <text:p>49500</text:p>
          </table:table-cell>
          <table:table-cell table:formula="of:=[.G46]/[.B46]" office:value-type="float" office:value="1100" calcext:value-type="float">
            <text:p>1100</text:p>
          </table:table-cell>
          <table:table-cell table:formula="of:=[.E46]-[.H46]" office:value-type="float" office:value="4234" calcext:value-type="float">
            <text:p>4234</text:p>
          </table:table-cell>
          <table:table-cell table:formula="of:=[.G46]/[.E46]" office:value-type="float" office:value="9.28008998875141" calcext:value-type="float">
            <text:p>9.280089988751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445" calcext:value-type="float">
            <text:p>5445</text:p>
          </table:table-cell>
          <table:table-cell/>
          <table:table-cell table:formula="of:=[.D47]*[.C47]" office:value-type="float" office:value="49500" calcext:value-type="float">
            <text:p>49500</text:p>
          </table:table-cell>
          <table:table-cell table:formula="of:=[.G47]/[.B47]" office:value-type="float" office:value="1076.08695652174" calcext:value-type="float">
            <text:p>1076.08695652174</text:p>
          </table:table-cell>
          <table:table-cell table:formula="of:=[.E47]-[.H47]" office:value-type="float" office:value="4368.91304347826" calcext:value-type="float">
            <text:p>4368.91304347826</text:p>
          </table:table-cell>
          <table:table-cell table:formula="of:=[.G47]/[.E47]" office:value-type="float" office:value="9.09090909090909" calcext:value-type="float">
            <text:p>9.0909090909090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511" calcext:value-type="float">
            <text:p>5511</text:p>
          </table:table-cell>
          <table:table-cell/>
          <table:table-cell table:formula="of:=[.D48]*[.C48]" office:value-type="float" office:value="49500" calcext:value-type="float">
            <text:p>49500</text:p>
          </table:table-cell>
          <table:table-cell table:formula="of:=[.G48]/[.B48]" office:value-type="float" office:value="1053.1914893617" calcext:value-type="float">
            <text:p>1053.1914893617</text:p>
          </table:table-cell>
          <table:table-cell table:formula="of:=[.E48]-[.H48]" office:value-type="float" office:value="4457.8085106383" calcext:value-type="float">
            <text:p>4457.8085106383</text:p>
          </table:table-cell>
          <table:table-cell table:formula="of:=[.G48]/[.E48]" office:value-type="float" office:value="8.98203592814371" calcext:value-type="float">
            <text:p>8.9820359281437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5617" calcext:value-type="float">
            <text:p>5617</text:p>
          </table:table-cell>
          <table:table-cell/>
          <table:table-cell table:formula="of:=[.D49]*[.C49]" office:value-type="float" office:value="49500" calcext:value-type="float">
            <text:p>49500</text:p>
          </table:table-cell>
          <table:table-cell table:formula="of:=[.G49]/[.B49]" office:value-type="float" office:value="1031.25" calcext:value-type="float">
            <text:p>1031.25</text:p>
          </table:table-cell>
          <table:table-cell table:formula="of:=[.E49]-[.H49]" office:value-type="float" office:value="4585.75" calcext:value-type="float">
            <text:p>4585.75</text:p>
          </table:table-cell>
          <table:table-cell table:formula="of:=[.G49]/[.E49]" office:value-type="float" office:value="8.81253338080826" calcext:value-type="float">
            <text:p>8.8125333808082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900" calcext:value-type="float">
            <text:p>4900</text:p>
          </table:table-cell>
          <table:table-cell/>
          <table:table-cell table:formula="of:=[.D50]*[.C50]" office:value-type="float" office:value="49500" calcext:value-type="float">
            <text:p>49500</text:p>
          </table:table-cell>
          <table:table-cell table:formula="of:=[.G50]/[.B50]" office:value-type="float" office:value="1010.20408163265" calcext:value-type="float">
            <text:p>1010.20408163265</text:p>
          </table:table-cell>
          <table:table-cell table:formula="of:=[.E50]-[.H50]" office:value-type="float" office:value="3889.79591836735" calcext:value-type="float">
            <text:p>3889.79591836735</text:p>
          </table:table-cell>
          <table:table-cell table:formula="of:=[.G50]/[.E50]" office:value-type="float" office:value="10.1020408163265" calcext:value-type="float">
            <text:p>10.102040816326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160" calcext:value-type="float">
            <text:p>4160</text:p>
          </table:table-cell>
          <table:table-cell/>
          <table:table-cell table:formula="of:=[.D51]*[.C51]" office:value-type="float" office:value="49500" calcext:value-type="float">
            <text:p>49500</text:p>
          </table:table-cell>
          <table:table-cell table:formula="of:=[.G51]/[.B51]" office:value-type="float" office:value="990" calcext:value-type="float">
            <text:p>990</text:p>
          </table:table-cell>
          <table:table-cell table:formula="of:=[.E51]-[.H51]" office:value-type="float" office:value="3170" calcext:value-type="float">
            <text:p>3170</text:p>
          </table:table-cell>
          <table:table-cell table:formula="of:=[.G51]/[.E51]" office:value-type="float" office:value="11.8990384615385" calcext:value-type="float">
            <text:p>11.899038461538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208" calcext:value-type="float">
            <text:p>4208</text:p>
          </table:table-cell>
          <table:table-cell/>
          <table:table-cell table:formula="of:=[.D52]*[.C52]" office:value-type="float" office:value="49500" calcext:value-type="float">
            <text:p>49500</text:p>
          </table:table-cell>
          <table:table-cell table:formula="of:=[.G52]/[.B52]" office:value-type="float" office:value="970.588235294118" calcext:value-type="float">
            <text:p>970.588235294118</text:p>
          </table:table-cell>
          <table:table-cell table:formula="of:=[.E52]-[.H52]" office:value-type="float" office:value="3237.41176470588" calcext:value-type="float">
            <text:p>3237.41176470588</text:p>
          </table:table-cell>
          <table:table-cell table:formula="of:=[.G52]/[.E52]" office:value-type="float" office:value="11.7633079847909" calcext:value-type="float">
            <text:p>11.763307984790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225" calcext:value-type="float">
            <text:p>4225</text:p>
          </table:table-cell>
          <table:table-cell/>
          <table:table-cell table:formula="of:=[.D53]*[.C53]" office:value-type="float" office:value="49500" calcext:value-type="float">
            <text:p>49500</text:p>
          </table:table-cell>
          <table:table-cell table:formula="of:=[.G53]/[.B53]" office:value-type="float" office:value="951.923076923077" calcext:value-type="float">
            <text:p>951.923076923077</text:p>
          </table:table-cell>
          <table:table-cell table:formula="of:=[.E53]-[.H53]" office:value-type="float" office:value="3273.07692307692" calcext:value-type="float">
            <text:p>3273.07692307692</text:p>
          </table:table-cell>
          <table:table-cell table:formula="of:=[.G53]/[.E53]" office:value-type="float" office:value="11.7159763313609" calcext:value-type="float">
            <text:p>11.715976331360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253" calcext:value-type="float">
            <text:p>4253</text:p>
          </table:table-cell>
          <table:table-cell/>
          <table:table-cell table:formula="of:=[.D54]*[.C54]" office:value-type="float" office:value="49500" calcext:value-type="float">
            <text:p>49500</text:p>
          </table:table-cell>
          <table:table-cell table:formula="of:=[.G54]/[.B54]" office:value-type="float" office:value="933.962264150943" calcext:value-type="float">
            <text:p>933.962264150943</text:p>
          </table:table-cell>
          <table:table-cell table:formula="of:=[.E54]-[.H54]" office:value-type="float" office:value="3319.03773584906" calcext:value-type="float">
            <text:p>3319.03773584906</text:p>
          </table:table-cell>
          <table:table-cell table:formula="of:=[.G54]/[.E54]" office:value-type="float" office:value="11.6388431695274" calcext:value-type="float">
            <text:p>11.63884316952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334" calcext:value-type="float">
            <text:p>4334</text:p>
          </table:table-cell>
          <table:table-cell/>
          <table:table-cell table:formula="of:=[.D55]*[.C55]" office:value-type="float" office:value="49500" calcext:value-type="float">
            <text:p>49500</text:p>
          </table:table-cell>
          <table:table-cell table:formula="of:=[.G55]/[.B55]" office:value-type="float" office:value="916.666666666667" calcext:value-type="float">
            <text:p>916.666666666667</text:p>
          </table:table-cell>
          <table:table-cell table:formula="of:=[.E55]-[.H55]" office:value-type="float" office:value="3417.33333333333" calcext:value-type="float">
            <text:p>3417.33333333333</text:p>
          </table:table-cell>
          <table:table-cell table:formula="of:=[.G55]/[.E55]" office:value-type="float" office:value="11.4213197969543" calcext:value-type="float">
            <text:p>11.42131979695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333" calcext:value-type="float">
            <text:p>4333</text:p>
          </table:table-cell>
          <table:table-cell/>
          <table:table-cell table:formula="of:=[.D56]*[.C56]" office:value-type="float" office:value="49500" calcext:value-type="float">
            <text:p>49500</text:p>
          </table:table-cell>
          <table:table-cell table:formula="of:=[.G56]/[.B56]" office:value-type="float" office:value="900" calcext:value-type="float">
            <text:p>900</text:p>
          </table:table-cell>
          <table:table-cell table:formula="of:=[.E56]-[.H56]" office:value-type="float" office:value="3433" calcext:value-type="float">
            <text:p>3433</text:p>
          </table:table-cell>
          <table:table-cell table:formula="of:=[.G56]/[.E56]" office:value-type="float" office:value="11.4239556888991" calcext:value-type="float">
            <text:p>11.423955688899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400" calcext:value-type="float">
            <text:p>4400</text:p>
          </table:table-cell>
          <table:table-cell/>
          <table:table-cell table:formula="of:=[.D57]*[.C57]" office:value-type="float" office:value="49500" calcext:value-type="float">
            <text:p>49500</text:p>
          </table:table-cell>
          <table:table-cell table:formula="of:=[.G57]/[.B57]" office:value-type="float" office:value="883.928571428572" calcext:value-type="float">
            <text:p>883.928571428572</text:p>
          </table:table-cell>
          <table:table-cell table:formula="of:=[.E57]-[.H57]" office:value-type="float" office:value="3516.07142857143" calcext:value-type="float">
            <text:p>3516.07142857143</text:p>
          </table:table-cell>
          <table:table-cell table:formula="of:=[.G57]/[.E57]" office:value-type="float" office:value="11.25" calcext:value-type="float">
            <text:p>11.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376" calcext:value-type="float">
            <text:p>4376</text:p>
          </table:table-cell>
          <table:table-cell/>
          <table:table-cell table:formula="of:=[.D58]*[.C58]" office:value-type="float" office:value="49500" calcext:value-type="float">
            <text:p>49500</text:p>
          </table:table-cell>
          <table:table-cell table:formula="of:=[.G58]/[.B58]" office:value-type="float" office:value="868.421052631579" calcext:value-type="float">
            <text:p>868.421052631579</text:p>
          </table:table-cell>
          <table:table-cell table:formula="of:=[.E58]-[.H58]" office:value-type="float" office:value="3507.57894736842" calcext:value-type="float">
            <text:p>3507.57894736842</text:p>
          </table:table-cell>
          <table:table-cell table:formula="of:=[.G58]/[.E58]" office:value-type="float" office:value="11.3117001828154" calcext:value-type="float">
            <text:p>11.31170018281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398" calcext:value-type="float">
            <text:p>4398</text:p>
          </table:table-cell>
          <table:table-cell/>
          <table:table-cell table:formula="of:=[.D59]*[.C59]" office:value-type="float" office:value="49500" calcext:value-type="float">
            <text:p>49500</text:p>
          </table:table-cell>
          <table:table-cell table:formula="of:=[.G59]/[.B59]" office:value-type="float" office:value="853.448275862069" calcext:value-type="float">
            <text:p>853.448275862069</text:p>
          </table:table-cell>
          <table:table-cell table:formula="of:=[.E59]-[.H59]" office:value-type="float" office:value="3544.55172413793" calcext:value-type="float">
            <text:p>3544.55172413793</text:p>
          </table:table-cell>
          <table:table-cell table:formula="of:=[.G59]/[.E59]" office:value-type="float" office:value="11.2551159618008" calcext:value-type="float">
            <text:p>11.255115961800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950" calcext:value-type="float">
            <text:p>4950</text:p>
          </table:table-cell>
          <table:table-cell office:value-type="float" office:value="4403" calcext:value-type="float">
            <text:p>4403</text:p>
          </table:table-cell>
          <table:table-cell/>
          <table:table-cell table:formula="of:=[.D60]*[.C60]" office:value-type="float" office:value="49500" calcext:value-type="float">
            <text:p>49500</text:p>
          </table:table-cell>
          <table:table-cell table:formula="of:=[.G60]/[.B60]" office:value-type="float" office:value="838.983050847458" calcext:value-type="float">
            <text:p>838.983050847458</text:p>
          </table:table-cell>
          <table:table-cell table:formula="of:=[.E60]-[.H60]" office:value-type="float" office:value="3564.01694915254" calcext:value-type="float">
            <text:p>3564.01694915254</text:p>
          </table:table-cell>
          <table:table-cell table:formula="of:=[.G60]/[.E60]" office:value-type="float" office:value="11.2423347717465" calcext:value-type="float">
            <text:p>11.2423347717465</text:p>
          </table:table-cell>
          <table:table-cell table:number-columns-repeated="3"/>
        </table:table-row>
      </table:table>
      <table:table table:name="100_1" table:style-name="ta1">
        <table:shapes>
          <draw:frame draw:z-index="0" draw:style-name="gr1" draw:text-style-name="P1" svg:width="38.591cm" svg:height="20.384cm" svg:x="31.175cm" svg:y="17.846cm">
            <draw:object draw:notify-on-update-of-ranges="100_1.B1:100_1.B1 100_1.B2:100_1.B62 100_1.I1:100_1.I1 100_1.I2:100_1.I62 100_1.B2:100_1.B60 100_1.E1:100_1.E1 100_1.E2:100_1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.588cm" svg:height="16.815cm" svg:x="31.301cm" svg:y="0.066cm">
            <draw:object draw:notify-on-update-of-ranges="100_1.B1:100_1.B1 100_1.B2:100_1.B62 100_1.J1:100_1.J1 100_1.J2:100_1.J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ask count</text:p>
          </table:table-cell>
          <table:table-cell office:value-type="string" calcext:value-type="string">
            <text:p>single comparison time[ms]</text:p>
          </table:table-cell>
          <table:table-cell office:value-type="string" calcext:value-type="string">
            <text:p>comparisonCount</text:p>
          </table:table-cell>
          <table:table-cell office:value-type="string" calcext:value-type="string">
            <text:p>actualTime</text:p>
          </table:table-cell>
          <table:table-cell/>
          <table:table-cell office:value-type="string" calcext:value-type="string">
            <text:p>approx single task time</text:p>
          </table:table-cell>
          <table:table-cell office:value-type="string" calcext:value-type="string">
            <text:p>approx multi task time</text:p>
          </table:table-cell>
          <table:table-cell office:value-type="string" calcext:value-type="string">
            <text:p>multi task overhead</text:p>
          </table:table-cell>
          <table:table-cell office:value-type="string" calcext:value-type="string">
            <text:p>multi task improvement ratio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4957" calcext:value-type="float">
            <text:p>4957</text:p>
          </table:table-cell>
          <table:table-cell/>
          <table:table-cell table:formula="of:=[.D2]*[.C2]" office:value-type="float" office:value="4950" calcext:value-type="float">
            <text:p>4950</text:p>
          </table:table-cell>
          <table:table-cell table:formula="of:=[.G2]/[.B2]" office:value-type="float" office:value="4950" calcext:value-type="float">
            <text:p>4950</text:p>
          </table:table-cell>
          <table:table-cell table:formula="of:=[.E2]-[.H2]" office:value-type="float" office:value="7" calcext:value-type="float">
            <text:p>7</text:p>
          </table:table-cell>
          <table:table-cell table:formula="of:=[.G2]/[.E2]" office:value-type="float" office:value="0.998587855557797" calcext:value-type="float">
            <text:p>0.99858785555779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2505" calcext:value-type="float">
            <text:p>2505</text:p>
          </table:table-cell>
          <table:table-cell/>
          <table:table-cell table:formula="of:=[.D3]*[.C3]" office:value-type="float" office:value="4950" calcext:value-type="float">
            <text:p>4950</text:p>
          </table:table-cell>
          <table:table-cell table:formula="of:=[.G3]/[.B3]" office:value-type="float" office:value="2475" calcext:value-type="float">
            <text:p>2475</text:p>
          </table:table-cell>
          <table:table-cell table:formula="of:=[.E3]-[.H3]" office:value-type="float" office:value="30" calcext:value-type="float">
            <text:p>30</text:p>
          </table:table-cell>
          <table:table-cell table:formula="of:=[.G3]/[.E3]" office:value-type="float" office:value="1.97604790419162" calcext:value-type="float">
            <text:p>1.9760479041916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1704" calcext:value-type="float">
            <text:p>1704</text:p>
          </table:table-cell>
          <table:table-cell/>
          <table:table-cell table:formula="of:=[.D4]*[.C4]" office:value-type="float" office:value="4950" calcext:value-type="float">
            <text:p>4950</text:p>
          </table:table-cell>
          <table:table-cell table:formula="of:=[.G4]/[.B4]" office:value-type="float" office:value="1650" calcext:value-type="float">
            <text:p>1650</text:p>
          </table:table-cell>
          <table:table-cell table:formula="of:=[.E4]-[.H4]" office:value-type="float" office:value="54" calcext:value-type="float">
            <text:p>54</text:p>
          </table:table-cell>
          <table:table-cell table:formula="of:=[.G4]/[.E4]" office:value-type="float" office:value="2.90492957746479" calcext:value-type="float">
            <text:p>2.9049295774647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[.D5]*[.C5]" office:value-type="float" office:value="4950" calcext:value-type="float">
            <text:p>4950</text:p>
          </table:table-cell>
          <table:table-cell table:formula="of:=[.G5]/[.B5]" office:value-type="float" office:value="1237.5" calcext:value-type="float">
            <text:p>1237.5</text:p>
          </table:table-cell>
          <table:table-cell table:formula="of:=[.E5]-[.H5]" office:value-type="float" office:value="67.5" calcext:value-type="float">
            <text:p>67.5</text:p>
          </table:table-cell>
          <table:table-cell table:formula="of:=[.G5]/[.E5]" office:value-type="float" office:value="3.79310344827586" calcext:value-type="float">
            <text:p>3.7931034482758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[.D6]*[.C6]" office:value-type="float" office:value="4950" calcext:value-type="float">
            <text:p>4950</text:p>
          </table:table-cell>
          <table:table-cell table:formula="of:=[.G6]/[.B6]" office:value-type="float" office:value="990" calcext:value-type="float">
            <text:p>990</text:p>
          </table:table-cell>
          <table:table-cell table:formula="of:=[.E6]-[.H6]" office:value-type="float" office:value="15" calcext:value-type="float">
            <text:p>15</text:p>
          </table:table-cell>
          <table:table-cell table:formula="of:=[.G6]/[.E6]" office:value-type="float" office:value="4.92537313432836" calcext:value-type="float">
            <text:p>4.9253731343283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[.D7]*[.C7]" office:value-type="float" office:value="4950" calcext:value-type="float">
            <text:p>4950</text:p>
          </table:table-cell>
          <table:table-cell table:formula="of:=[.G7]/[.B7]" office:value-type="float" office:value="825" calcext:value-type="float">
            <text:p>825</text:p>
          </table:table-cell>
          <table:table-cell table:formula="of:=[.E7]-[.H7]" office:value-type="float" office:value="81" calcext:value-type="float">
            <text:p>81</text:p>
          </table:table-cell>
          <table:table-cell table:formula="of:=[.G7]/[.E7]" office:value-type="float" office:value="5.4635761589404" calcext:value-type="float">
            <text:p>5.463576158940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[.D8]*[.C8]" office:value-type="float" office:value="4950" calcext:value-type="float">
            <text:p>4950</text:p>
          </table:table-cell>
          <table:table-cell table:formula="of:=[.G8]/[.B8]" office:value-type="float" office:value="707.142857142857" calcext:value-type="float">
            <text:p>707.142857142857</text:p>
          </table:table-cell>
          <table:table-cell table:formula="of:=[.E8]-[.H8]" office:value-type="float" office:value="50.8571428571429" calcext:value-type="float">
            <text:p>50.8571428571429</text:p>
          </table:table-cell>
          <table:table-cell table:formula="of:=[.G8]/[.E8]" office:value-type="float" office:value="6.53034300791557" calcext:value-type="float">
            <text:p>6.5303430079155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D9]*[.C9]" office:value-type="float" office:value="4950" calcext:value-type="float">
            <text:p>4950</text:p>
          </table:table-cell>
          <table:table-cell table:formula="of:=[.G9]/[.B9]" office:value-type="float" office:value="618.75" calcext:value-type="float">
            <text:p>618.75</text:p>
          </table:table-cell>
          <table:table-cell table:formula="of:=[.E9]-[.H9]" office:value-type="float" office:value="90.25" calcext:value-type="float">
            <text:p>90.25</text:p>
          </table:table-cell>
          <table:table-cell table:formula="of:=[.G9]/[.E9]" office:value-type="float" office:value="6.98166431593794" calcext:value-type="float">
            <text:p>6.981664315937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D10]*[.C10]" office:value-type="float" office:value="4950" calcext:value-type="float">
            <text:p>4950</text:p>
          </table:table-cell>
          <table:table-cell table:formula="of:=[.G10]/[.B10]" office:value-type="float" office:value="550" calcext:value-type="float">
            <text:p>550</text:p>
          </table:table-cell>
          <table:table-cell table:formula="of:=[.E10]-[.H10]" office:value-type="float" office:value="61" calcext:value-type="float">
            <text:p>61</text:p>
          </table:table-cell>
          <table:table-cell table:formula="of:=[.G10]/[.E10]" office:value-type="float" office:value="8.10147299509002" calcext:value-type="float">
            <text:p>8.1014729950900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D11]*[.C11]" office:value-type="float" office:value="4950" calcext:value-type="float">
            <text:p>4950</text:p>
          </table:table-cell>
          <table:table-cell table:formula="of:=[.G11]/[.B11]" office:value-type="float" office:value="495" calcext:value-type="float">
            <text:p>495</text:p>
          </table:table-cell>
          <table:table-cell table:formula="of:=[.E11]-[.H11]" office:value-type="float" office:value="17" calcext:value-type="float">
            <text:p>17</text:p>
          </table:table-cell>
          <table:table-cell table:formula="of:=[.G11]/[.E11]" office:value-type="float" office:value="9.66796875" calcext:value-type="float">
            <text:p>9.667968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D12]*[.C12]" office:value-type="float" office:value="4950" calcext:value-type="float">
            <text:p>4950</text:p>
          </table:table-cell>
          <table:table-cell table:formula="of:=[.G12]/[.B12]" office:value-type="float" office:value="450" calcext:value-type="float">
            <text:p>450</text:p>
          </table:table-cell>
          <table:table-cell table:formula="of:=[.E12]-[.H12]" office:value-type="float" office:value="65" calcext:value-type="float">
            <text:p>65</text:p>
          </table:table-cell>
          <table:table-cell table:formula="of:=[.G12]/[.E12]" office:value-type="float" office:value="9.61165048543689" calcext:value-type="float">
            <text:p>9.611650485436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D13]*[.C13]" office:value-type="float" office:value="4950" calcext:value-type="float">
            <text:p>4950</text:p>
          </table:table-cell>
          <table:table-cell table:formula="of:=[.G13]/[.B13]" office:value-type="float" office:value="412.5" calcext:value-type="float">
            <text:p>412.5</text:p>
          </table:table-cell>
          <table:table-cell table:formula="of:=[.E13]-[.H13]" office:value-type="float" office:value="108.5" calcext:value-type="float">
            <text:p>108.5</text:p>
          </table:table-cell>
          <table:table-cell table:formula="of:=[.G13]/[.E13]" office:value-type="float" office:value="9.50095969289827" calcext:value-type="float">
            <text:p>9.5009596928982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D14]*[.C14]" office:value-type="float" office:value="4950" calcext:value-type="float">
            <text:p>4950</text:p>
          </table:table-cell>
          <table:table-cell table:formula="of:=[.G14]/[.B14]" office:value-type="float" office:value="380.769230769231" calcext:value-type="float">
            <text:p>380.769230769231</text:p>
          </table:table-cell>
          <table:table-cell table:formula="of:=[.E14]-[.H14]" office:value-type="float" office:value="38.2307692307692" calcext:value-type="float">
            <text:p>38.2307692307692</text:p>
          </table:table-cell>
          <table:table-cell table:formula="of:=[.G14]/[.E14]" office:value-type="float" office:value="11.8138424821002" calcext:value-type="float">
            <text:p>11.813842482100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D15]*[.C15]" office:value-type="float" office:value="4950" calcext:value-type="float">
            <text:p>4950</text:p>
          </table:table-cell>
          <table:table-cell table:formula="of:=[.G15]/[.B15]" office:value-type="float" office:value="353.571428571429" calcext:value-type="float">
            <text:p>353.571428571429</text:p>
          </table:table-cell>
          <table:table-cell table:formula="of:=[.E15]-[.H15]" office:value-type="float" office:value="68.4285714285714" calcext:value-type="float">
            <text:p>68.4285714285714</text:p>
          </table:table-cell>
          <table:table-cell table:formula="of:=[.G15]/[.E15]" office:value-type="float" office:value="11.7298578199052" calcext:value-type="float">
            <text:p>11.729857819905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D16]*[.C16]" office:value-type="float" office:value="4950" calcext:value-type="float">
            <text:p>4950</text:p>
          </table:table-cell>
          <table:table-cell table:formula="of:=[.G16]/[.B16]" office:value-type="float" office:value="330" calcext:value-type="float">
            <text:p>330</text:p>
          </table:table-cell>
          <table:table-cell table:formula="of:=[.E16]-[.H16]" office:value-type="float" office:value="119" calcext:value-type="float">
            <text:p>119</text:p>
          </table:table-cell>
          <table:table-cell table:formula="of:=[.G16]/[.E16]" office:value-type="float" office:value="11.0244988864143" calcext:value-type="float">
            <text:p>11.02449888641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D17]*[.C17]" office:value-type="float" office:value="4950" calcext:value-type="float">
            <text:p>4950</text:p>
          </table:table-cell>
          <table:table-cell table:formula="of:=[.G17]/[.B17]" office:value-type="float" office:value="309.375" calcext:value-type="float">
            <text:p>309.375</text:p>
          </table:table-cell>
          <table:table-cell table:formula="of:=[.E17]-[.H17]" office:value-type="float" office:value="277.625" calcext:value-type="float">
            <text:p>277.625</text:p>
          </table:table-cell>
          <table:table-cell table:formula="of:=[.G17]/[.E17]" office:value-type="float" office:value="8.43270868824532" calcext:value-type="float">
            <text:p>8.432708688245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D18]*[.C18]" office:value-type="float" office:value="4950" calcext:value-type="float">
            <text:p>4950</text:p>
          </table:table-cell>
          <table:table-cell table:formula="of:=[.G18]/[.B18]" office:value-type="float" office:value="291.176470588235" calcext:value-type="float">
            <text:p>291.176470588235</text:p>
          </table:table-cell>
          <table:table-cell table:formula="of:=[.E18]-[.H18]" office:value-type="float" office:value="336.823529411765" calcext:value-type="float">
            <text:p>336.823529411765</text:p>
          </table:table-cell>
          <table:table-cell table:formula="of:=[.G18]/[.E18]" office:value-type="float" office:value="7.88216560509554" calcext:value-type="float">
            <text:p>7.882165605095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D19]*[.C19]" office:value-type="float" office:value="4950" calcext:value-type="float">
            <text:p>4950</text:p>
          </table:table-cell>
          <table:table-cell table:formula="of:=[.G19]/[.B19]" office:value-type="float" office:value="275" calcext:value-type="float">
            <text:p>275</text:p>
          </table:table-cell>
          <table:table-cell table:formula="of:=[.E19]-[.H19]" office:value-type="float" office:value="364" calcext:value-type="float">
            <text:p>364</text:p>
          </table:table-cell>
          <table:table-cell table:formula="of:=[.G19]/[.E19]" office:value-type="float" office:value="7.74647887323944" calcext:value-type="float">
            <text:p>7.7464788732394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D20]*[.C20]" office:value-type="float" office:value="4950" calcext:value-type="float">
            <text:p>4950</text:p>
          </table:table-cell>
          <table:table-cell table:formula="of:=[.G20]/[.B20]" office:value-type="float" office:value="260.526315789474" calcext:value-type="float">
            <text:p>260.526315789474</text:p>
          </table:table-cell>
          <table:table-cell table:formula="of:=[.E20]-[.H20]" office:value-type="float" office:value="381.473684210526" calcext:value-type="float">
            <text:p>381.473684210526</text:p>
          </table:table-cell>
          <table:table-cell table:formula="of:=[.G20]/[.E20]" office:value-type="float" office:value="7.71028037383178" calcext:value-type="float">
            <text:p>7.7102803738317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D21]*[.C21]" office:value-type="float" office:value="4950" calcext:value-type="float">
            <text:p>4950</text:p>
          </table:table-cell>
          <table:table-cell table:formula="of:=[.G21]/[.B21]" office:value-type="float" office:value="247.5" calcext:value-type="float">
            <text:p>247.5</text:p>
          </table:table-cell>
          <table:table-cell table:formula="of:=[.E21]-[.H21]" office:value-type="float" office:value="394.5" calcext:value-type="float">
            <text:p>394.5</text:p>
          </table:table-cell>
          <table:table-cell table:formula="of:=[.G21]/[.E21]" office:value-type="float" office:value="7.71028037383178" calcext:value-type="float">
            <text:p>7.7102803738317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D22]*[.C22]" office:value-type="float" office:value="4950" calcext:value-type="float">
            <text:p>4950</text:p>
          </table:table-cell>
          <table:table-cell table:formula="of:=[.G22]/[.B22]" office:value-type="float" office:value="235.714285714286" calcext:value-type="float">
            <text:p>235.714285714286</text:p>
          </table:table-cell>
          <table:table-cell table:formula="of:=[.E22]-[.H22]" office:value-type="float" office:value="417.285714285714" calcext:value-type="float">
            <text:p>417.285714285714</text:p>
          </table:table-cell>
          <table:table-cell table:formula="of:=[.G22]/[.E22]" office:value-type="float" office:value="7.58039816232772" calcext:value-type="float">
            <text:p>7.5803981623277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D23]*[.C23]" office:value-type="float" office:value="4950" calcext:value-type="float">
            <text:p>4950</text:p>
          </table:table-cell>
          <table:table-cell table:formula="of:=[.G23]/[.B23]" office:value-type="float" office:value="225" calcext:value-type="float">
            <text:p>225</text:p>
          </table:table-cell>
          <table:table-cell table:formula="of:=[.E23]-[.H23]" office:value-type="float" office:value="429" calcext:value-type="float">
            <text:p>429</text:p>
          </table:table-cell>
          <table:table-cell table:formula="of:=[.G23]/[.E23]" office:value-type="float" office:value="7.56880733944954" calcext:value-type="float">
            <text:p>7.568807339449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24]*[.C24]" office:value-type="float" office:value="4950" calcext:value-type="float">
            <text:p>4950</text:p>
          </table:table-cell>
          <table:table-cell table:formula="of:=[.G24]/[.B24]" office:value-type="float" office:value="215.217391304348" calcext:value-type="float">
            <text:p>215.217391304348</text:p>
          </table:table-cell>
          <table:table-cell table:formula="of:=[.E24]-[.H24]" office:value-type="float" office:value="439.782608695652" calcext:value-type="float">
            <text:p>439.782608695652</text:p>
          </table:table-cell>
          <table:table-cell table:formula="of:=[.G24]/[.E24]" office:value-type="float" office:value="7.55725190839695" calcext:value-type="float">
            <text:p>7.557251908396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D25]*[.C25]" office:value-type="float" office:value="4950" calcext:value-type="float">
            <text:p>4950</text:p>
          </table:table-cell>
          <table:table-cell table:formula="of:=[.G25]/[.B25]" office:value-type="float" office:value="206.25" calcext:value-type="float">
            <text:p>206.25</text:p>
          </table:table-cell>
          <table:table-cell table:formula="of:=[.E25]-[.H25]" office:value-type="float" office:value="455.75" calcext:value-type="float">
            <text:p>455.75</text:p>
          </table:table-cell>
          <table:table-cell table:formula="of:=[.G25]/[.E25]" office:value-type="float" office:value="7.4773413897281" calcext:value-type="float">
            <text:p>7.477341389728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26]*[.C26]" office:value-type="float" office:value="4950" calcext:value-type="float">
            <text:p>4950</text:p>
          </table:table-cell>
          <table:table-cell table:formula="of:=[.G26]/[.B26]" office:value-type="float" office:value="198" calcext:value-type="float">
            <text:p>198</text:p>
          </table:table-cell>
          <table:table-cell table:formula="of:=[.E26]-[.H26]" office:value-type="float" office:value="302" calcext:value-type="float">
            <text:p>302</text:p>
          </table:table-cell>
          <table:table-cell table:formula="of:=[.G26]/[.E26]"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D27]*[.C27]" office:value-type="float" office:value="4950" calcext:value-type="float">
            <text:p>4950</text:p>
          </table:table-cell>
          <table:table-cell table:formula="of:=[.G27]/[.B27]" office:value-type="float" office:value="190.384615384615" calcext:value-type="float">
            <text:p>190.384615384615</text:p>
          </table:table-cell>
          <table:table-cell table:formula="of:=[.E27]-[.H27]" office:value-type="float" office:value="347.615384615385" calcext:value-type="float">
            <text:p>347.615384615385</text:p>
          </table:table-cell>
          <table:table-cell table:formula="of:=[.G27]/[.E27]" office:value-type="float" office:value="9.20074349442379" calcext:value-type="float">
            <text:p>9.2007434944237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28]*[.C28]" office:value-type="float" office:value="4950" calcext:value-type="float">
            <text:p>4950</text:p>
          </table:table-cell>
          <table:table-cell table:formula="of:=[.G28]/[.B28]" office:value-type="float" office:value="183.333333333333" calcext:value-type="float">
            <text:p>183.333333333333</text:p>
          </table:table-cell>
          <table:table-cell table:formula="of:=[.E28]-[.H28]" office:value-type="float" office:value="366.666666666667" calcext:value-type="float">
            <text:p>366.666666666667</text:p>
          </table:table-cell>
          <table:table-cell table:formula="of:=[.G28]/[.E2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D29]*[.C29]" office:value-type="float" office:value="4950" calcext:value-type="float">
            <text:p>4950</text:p>
          </table:table-cell>
          <table:table-cell table:formula="of:=[.G29]/[.B29]" office:value-type="float" office:value="176.785714285714" calcext:value-type="float">
            <text:p>176.785714285714</text:p>
          </table:table-cell>
          <table:table-cell table:formula="of:=[.E29]-[.H29]" office:value-type="float" office:value="380.214285714286" calcext:value-type="float">
            <text:p>380.214285714286</text:p>
          </table:table-cell>
          <table:table-cell table:formula="of:=[.G29]/[.E29]" office:value-type="float" office:value="8.88689407540395" calcext:value-type="float">
            <text:p>8.88689407540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D30]*[.C30]" office:value-type="float" office:value="4950" calcext:value-type="float">
            <text:p>4950</text:p>
          </table:table-cell>
          <table:table-cell table:formula="of:=[.G30]/[.B30]" office:value-type="float" office:value="170.689655172414" calcext:value-type="float">
            <text:p>170.689655172414</text:p>
          </table:table-cell>
          <table:table-cell table:formula="of:=[.E30]-[.H30]" office:value-type="float" office:value="404.310344827586" calcext:value-type="float">
            <text:p>404.310344827586</text:p>
          </table:table-cell>
          <table:table-cell table:formula="of:=[.G30]/[.E30]" office:value-type="float" office:value="8.60869565217391" calcext:value-type="float">
            <text:p>8.6086956521739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D31]*[.C31]" office:value-type="float" office:value="4950" calcext:value-type="float">
            <text:p>4950</text:p>
          </table:table-cell>
          <table:table-cell table:formula="of:=[.G31]/[.B31]" office:value-type="float" office:value="165" calcext:value-type="float">
            <text:p>165</text:p>
          </table:table-cell>
          <table:table-cell table:formula="of:=[.E31]-[.H31]" office:value-type="float" office:value="433" calcext:value-type="float">
            <text:p>433</text:p>
          </table:table-cell>
          <table:table-cell table:formula="of:=[.G31]/[.E31]" office:value-type="float" office:value="8.27759197324415" calcext:value-type="float">
            <text:p>8.277591973244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D32]*[.C32]" office:value-type="float" office:value="4950" calcext:value-type="float">
            <text:p>4950</text:p>
          </table:table-cell>
          <table:table-cell table:formula="of:=[.G32]/[.B32]" office:value-type="float" office:value="159.677419354839" calcext:value-type="float">
            <text:p>159.677419354839</text:p>
          </table:table-cell>
          <table:table-cell table:formula="of:=[.E32]-[.H32]" office:value-type="float" office:value="460.322580645161" calcext:value-type="float">
            <text:p>460.322580645161</text:p>
          </table:table-cell>
          <table:table-cell table:formula="of:=[.G32]/[.E32]" office:value-type="float" office:value="7.98387096774194" calcext:value-type="float">
            <text:p>7.983870967741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D33]*[.C33]" office:value-type="float" office:value="4950" calcext:value-type="float">
            <text:p>4950</text:p>
          </table:table-cell>
          <table:table-cell table:formula="of:=[.G33]/[.B33]" office:value-type="float" office:value="154.6875" calcext:value-type="float">
            <text:p>154.6875</text:p>
          </table:table-cell>
          <table:table-cell table:formula="of:=[.E33]-[.H33]" office:value-type="float" office:value="481.3125" calcext:value-type="float">
            <text:p>481.3125</text:p>
          </table:table-cell>
          <table:table-cell table:formula="of:=[.G33]/[.E33]" office:value-type="float" office:value="7.78301886792453" calcext:value-type="float">
            <text:p>7.7830188679245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D34]*[.C34]" office:value-type="float" office:value="4950" calcext:value-type="float">
            <text:p>4950</text:p>
          </table:table-cell>
          <table:table-cell table:formula="of:=[.G34]/[.B34]" office:value-type="float" office:value="150" calcext:value-type="float">
            <text:p>150</text:p>
          </table:table-cell>
          <table:table-cell table:formula="of:=[.E34]-[.H34]" office:value-type="float" office:value="479" calcext:value-type="float">
            <text:p>479</text:p>
          </table:table-cell>
          <table:table-cell table:formula="of:=[.G34]/[.E34]" office:value-type="float" office:value="7.86963434022258" calcext:value-type="float">
            <text:p>7.869634340222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D35]*[.C35]" office:value-type="float" office:value="4950" calcext:value-type="float">
            <text:p>4950</text:p>
          </table:table-cell>
          <table:table-cell table:formula="of:=[.G35]/[.B35]" office:value-type="float" office:value="145.588235294118" calcext:value-type="float">
            <text:p>145.588235294118</text:p>
          </table:table-cell>
          <table:table-cell table:formula="of:=[.E35]-[.H35]" office:value-type="float" office:value="495.411764705882" calcext:value-type="float">
            <text:p>495.411764705882</text:p>
          </table:table-cell>
          <table:table-cell table:formula="of:=[.G35]/[.E35]" office:value-type="float" office:value="7.72230889235569" calcext:value-type="float">
            <text:p>7.7223088923556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D36]*[.C36]" office:value-type="float" office:value="4950" calcext:value-type="float">
            <text:p>4950</text:p>
          </table:table-cell>
          <table:table-cell table:formula="of:=[.G36]/[.B36]" office:value-type="float" office:value="141.428571428571" calcext:value-type="float">
            <text:p>141.428571428571</text:p>
          </table:table-cell>
          <table:table-cell table:formula="of:=[.E36]-[.H36]" office:value-type="float" office:value="499.571428571429" calcext:value-type="float">
            <text:p>499.571428571429</text:p>
          </table:table-cell>
          <table:table-cell table:formula="of:=[.G36]/[.E36]" office:value-type="float" office:value="7.72230889235569" calcext:value-type="float">
            <text:p>7.7223088923556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D37]*[.C37]" office:value-type="float" office:value="4950" calcext:value-type="float">
            <text:p>4950</text:p>
          </table:table-cell>
          <table:table-cell table:formula="of:=[.G37]/[.B37]" office:value-type="float" office:value="137.5" calcext:value-type="float">
            <text:p>137.5</text:p>
          </table:table-cell>
          <table:table-cell table:formula="of:=[.E37]-[.H37]" office:value-type="float" office:value="511.5" calcext:value-type="float">
            <text:p>511.5</text:p>
          </table:table-cell>
          <table:table-cell table:formula="of:=[.G37]/[.E37]" office:value-type="float" office:value="7.6271186440678" calcext:value-type="float">
            <text:p>7.627118644067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[.D38]*[.C38]" office:value-type="float" office:value="4950" calcext:value-type="float">
            <text:p>4950</text:p>
          </table:table-cell>
          <table:table-cell table:formula="of:=[.G38]/[.B38]" office:value-type="float" office:value="133.783783783784" calcext:value-type="float">
            <text:p>133.783783783784</text:p>
          </table:table-cell>
          <table:table-cell table:formula="of:=[.E38]-[.H38]" office:value-type="float" office:value="513.216216216216" calcext:value-type="float">
            <text:p>513.216216216216</text:p>
          </table:table-cell>
          <table:table-cell table:formula="of:=[.G38]/[.E38]" office:value-type="float" office:value="7.65069551777434" calcext:value-type="float">
            <text:p>7.650695517774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39]*[.C39]" office:value-type="float" office:value="4950" calcext:value-type="float">
            <text:p>4950</text:p>
          </table:table-cell>
          <table:table-cell table:formula="of:=[.G39]/[.B39]" office:value-type="float" office:value="130.263157894737" calcext:value-type="float">
            <text:p>130.263157894737</text:p>
          </table:table-cell>
          <table:table-cell table:formula="of:=[.E39]-[.H39]" office:value-type="float" office:value="524.736842105263" calcext:value-type="float">
            <text:p>524.736842105263</text:p>
          </table:table-cell>
          <table:table-cell table:formula="of:=[.G39]/[.E39]" office:value-type="float" office:value="7.55725190839695" calcext:value-type="float">
            <text:p>7.557251908396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D40]*[.C40]" office:value-type="float" office:value="4950" calcext:value-type="float">
            <text:p>4950</text:p>
          </table:table-cell>
          <table:table-cell table:formula="of:=[.G40]/[.B40]" office:value-type="float" office:value="126.923076923077" calcext:value-type="float">
            <text:p>126.923076923077</text:p>
          </table:table-cell>
          <table:table-cell table:formula="of:=[.E40]-[.H40]" office:value-type="float" office:value="535.076923076923" calcext:value-type="float">
            <text:p>535.076923076923</text:p>
          </table:table-cell>
          <table:table-cell table:formula="of:=[.G40]/[.E40]" office:value-type="float" office:value="7.4773413897281" calcext:value-type="float">
            <text:p>7.477341389728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D41]*[.C41]" office:value-type="float" office:value="4950" calcext:value-type="float">
            <text:p>4950</text:p>
          </table:table-cell>
          <table:table-cell table:formula="of:=[.G41]/[.B41]" office:value-type="float" office:value="123.75" calcext:value-type="float">
            <text:p>123.75</text:p>
          </table:table-cell>
          <table:table-cell table:formula="of:=[.E41]-[.H41]" office:value-type="float" office:value="546.25" calcext:value-type="float">
            <text:p>546.25</text:p>
          </table:table-cell>
          <table:table-cell table:formula="of:=[.G41]/[.E41]" office:value-type="float" office:value="7.38805970149254" calcext:value-type="float">
            <text:p>7.388059701492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D42]*[.C42]" office:value-type="float" office:value="4950" calcext:value-type="float">
            <text:p>4950</text:p>
          </table:table-cell>
          <table:table-cell table:formula="of:=[.G42]/[.B42]" office:value-type="float" office:value="120.731707317073" calcext:value-type="float">
            <text:p>120.731707317073</text:p>
          </table:table-cell>
          <table:table-cell table:formula="of:=[.E42]-[.H42]" office:value-type="float" office:value="552.268292682927" calcext:value-type="float">
            <text:p>552.268292682927</text:p>
          </table:table-cell>
          <table:table-cell table:formula="of:=[.G42]/[.E42]" office:value-type="float" office:value="7.35512630014859" calcext:value-type="float">
            <text:p>7.3551263001485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D43]*[.C43]" office:value-type="float" office:value="4950" calcext:value-type="float">
            <text:p>4950</text:p>
          </table:table-cell>
          <table:table-cell table:formula="of:=[.G43]/[.B43]" office:value-type="float" office:value="117.857142857143" calcext:value-type="float">
            <text:p>117.857142857143</text:p>
          </table:table-cell>
          <table:table-cell table:formula="of:=[.E43]-[.H43]" office:value-type="float" office:value="560.142857142857" calcext:value-type="float">
            <text:p>560.142857142857</text:p>
          </table:table-cell>
          <table:table-cell table:formula="of:=[.G43]/[.E43]" office:value-type="float" office:value="7.30088495575221" calcext:value-type="float">
            <text:p>7.3008849557522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D44]*[.C44]" office:value-type="float" office:value="4950" calcext:value-type="float">
            <text:p>4950</text:p>
          </table:table-cell>
          <table:table-cell table:formula="of:=[.G44]/[.B44]" office:value-type="float" office:value="115.116279069767" calcext:value-type="float">
            <text:p>115.116279069767</text:p>
          </table:table-cell>
          <table:table-cell table:formula="of:=[.E44]-[.H44]" office:value-type="float" office:value="567.883720930233" calcext:value-type="float">
            <text:p>567.883720930233</text:p>
          </table:table-cell>
          <table:table-cell table:formula="of:=[.G44]/[.E44]" office:value-type="float" office:value="7.24743777452416" calcext:value-type="float">
            <text:p>7.2474377745241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D45]*[.C45]" office:value-type="float" office:value="4950" calcext:value-type="float">
            <text:p>4950</text:p>
          </table:table-cell>
          <table:table-cell table:formula="of:=[.G45]/[.B45]" office:value-type="float" office:value="112.5" calcext:value-type="float">
            <text:p>112.5</text:p>
          </table:table-cell>
          <table:table-cell table:formula="of:=[.E45]-[.H45]" office:value-type="float" office:value="576.5" calcext:value-type="float">
            <text:p>576.5</text:p>
          </table:table-cell>
          <table:table-cell table:formula="of:=[.G45]/[.E45]" office:value-type="float" office:value="7.18432510885341" calcext:value-type="float">
            <text:p>7.184325108853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D46]*[.C46]" office:value-type="float" office:value="4950" calcext:value-type="float">
            <text:p>4950</text:p>
          </table:table-cell>
          <table:table-cell table:formula="of:=[.G46]/[.B46]" office:value-type="float" office:value="110" calcext:value-type="float">
            <text:p>110</text:p>
          </table:table-cell>
          <table:table-cell table:formula="of:=[.E46]-[.H46]" office:value-type="float" office:value="568" calcext:value-type="float">
            <text:p>568</text:p>
          </table:table-cell>
          <table:table-cell table:formula="of:=[.G46]/[.E46]" office:value-type="float" office:value="7.30088495575221" calcext:value-type="float">
            <text:p>7.3008849557522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47]*[.C47]" office:value-type="float" office:value="4950" calcext:value-type="float">
            <text:p>4950</text:p>
          </table:table-cell>
          <table:table-cell table:formula="of:=[.G47]/[.B47]" office:value-type="float" office:value="107.608695652174" calcext:value-type="float">
            <text:p>107.608695652174</text:p>
          </table:table-cell>
          <table:table-cell table:formula="of:=[.E47]-[.H47]" office:value-type="float" office:value="580.391304347826" calcext:value-type="float">
            <text:p>580.391304347826</text:p>
          </table:table-cell>
          <table:table-cell table:formula="of:=[.G47]/[.E47]" office:value-type="float" office:value="7.19476744186047" calcext:value-type="float">
            <text:p>7.194767441860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D48]*[.C48]" office:value-type="float" office:value="4950" calcext:value-type="float">
            <text:p>4950</text:p>
          </table:table-cell>
          <table:table-cell table:formula="of:=[.G48]/[.B48]" office:value-type="float" office:value="105.31914893617" calcext:value-type="float">
            <text:p>105.31914893617</text:p>
          </table:table-cell>
          <table:table-cell table:formula="of:=[.E48]-[.H48]" office:value-type="float" office:value="593.68085106383" calcext:value-type="float">
            <text:p>593.68085106383</text:p>
          </table:table-cell>
          <table:table-cell table:formula="of:=[.G48]/[.E48]" office:value-type="float" office:value="7.08154506437768" calcext:value-type="float">
            <text:p>7.0815450643776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49]*[.C49]" office:value-type="float" office:value="4950" calcext:value-type="float">
            <text:p>4950</text:p>
          </table:table-cell>
          <table:table-cell table:formula="of:=[.G49]/[.B49]" office:value-type="float" office:value="103.125" calcext:value-type="float">
            <text:p>103.125</text:p>
          </table:table-cell>
          <table:table-cell table:formula="of:=[.E49]-[.H49]" office:value-type="float" office:value="606.875" calcext:value-type="float">
            <text:p>606.875</text:p>
          </table:table-cell>
          <table:table-cell table:formula="of:=[.G49]/[.E49]" office:value-type="float" office:value="6.97183098591549" calcext:value-type="float">
            <text:p>6.9718309859154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D50]*[.C50]" office:value-type="float" office:value="4950" calcext:value-type="float">
            <text:p>4950</text:p>
          </table:table-cell>
          <table:table-cell table:formula="of:=[.G50]/[.B50]" office:value-type="float" office:value="101.020408163265" calcext:value-type="float">
            <text:p>101.020408163265</text:p>
          </table:table-cell>
          <table:table-cell table:formula="of:=[.E50]-[.H50]" office:value-type="float" office:value="493.979591836735" calcext:value-type="float">
            <text:p>493.979591836735</text:p>
          </table:table-cell>
          <table:table-cell table:formula="of:=[.G50]/[.E50]" office:value-type="float" office:value="8.31932773109244" calcext:value-type="float">
            <text:p>8.3193277310924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1]*[.C51]" office:value-type="float" office:value="4950" calcext:value-type="float">
            <text:p>4950</text:p>
          </table:table-cell>
          <table:table-cell table:formula="of:=[.G51]/[.B51]" office:value-type="float" office:value="99" calcext:value-type="float">
            <text:p>99</text:p>
          </table:table-cell>
          <table:table-cell table:formula="of:=[.E51]-[.H51]" office:value-type="float" office:value="429" calcext:value-type="float">
            <text:p>429</text:p>
          </table:table-cell>
          <table:table-cell table:formula="of:=[.G51]/[.E51]" office:value-type="float" office:value="9.375" calcext:value-type="float">
            <text:p>9.3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D52]*[.C52]" office:value-type="float" office:value="4950" calcext:value-type="float">
            <text:p>4950</text:p>
          </table:table-cell>
          <table:table-cell table:formula="of:=[.G52]/[.B52]" office:value-type="float" office:value="97.0588235294118" calcext:value-type="float">
            <text:p>97.0588235294118</text:p>
          </table:table-cell>
          <table:table-cell table:formula="of:=[.E52]-[.H52]" office:value-type="float" office:value="437.941176470588" calcext:value-type="float">
            <text:p>437.941176470588</text:p>
          </table:table-cell>
          <table:table-cell table:formula="of:=[.G52]/[.E52]" office:value-type="float" office:value="9.25233644859813" calcext:value-type="float">
            <text:p>9.252336448598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3]*[.C53]" office:value-type="float" office:value="4950" calcext:value-type="float">
            <text:p>4950</text:p>
          </table:table-cell>
          <table:table-cell table:formula="of:=[.G53]/[.B53]" office:value-type="float" office:value="95.1923076923077" calcext:value-type="float">
            <text:p>95.1923076923077</text:p>
          </table:table-cell>
          <table:table-cell table:formula="of:=[.E53]-[.H53]" office:value-type="float" office:value="432.807692307692" calcext:value-type="float">
            <text:p>432.807692307692</text:p>
          </table:table-cell>
          <table:table-cell table:formula="of:=[.G53]/[.E53]" office:value-type="float" office:value="9.375" calcext:value-type="float">
            <text:p>9.37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D54]*[.C54]" office:value-type="float" office:value="4950" calcext:value-type="float">
            <text:p>4950</text:p>
          </table:table-cell>
          <table:table-cell table:formula="of:=[.G54]/[.B54]" office:value-type="float" office:value="93.3962264150943" calcext:value-type="float">
            <text:p>93.3962264150943</text:p>
          </table:table-cell>
          <table:table-cell table:formula="of:=[.E54]-[.H54]" office:value-type="float" office:value="443.603773584906" calcext:value-type="float">
            <text:p>443.603773584906</text:p>
          </table:table-cell>
          <table:table-cell table:formula="of:=[.G54]/[.E54]" office:value-type="float" office:value="9.21787709497207" calcext:value-type="float">
            <text:p>9.2178770949720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D55]*[.C55]" office:value-type="float" office:value="4950" calcext:value-type="float">
            <text:p>4950</text:p>
          </table:table-cell>
          <table:table-cell table:formula="of:=[.G55]/[.B55]" office:value-type="float" office:value="91.6666666666667" calcext:value-type="float">
            <text:p>91.6666666666667</text:p>
          </table:table-cell>
          <table:table-cell table:formula="of:=[.E55]-[.H55]" office:value-type="float" office:value="446.333333333333" calcext:value-type="float">
            <text:p>446.333333333333</text:p>
          </table:table-cell>
          <table:table-cell table:formula="of:=[.G55]/[.E55]" office:value-type="float" office:value="9.20074349442379" calcext:value-type="float">
            <text:p>9.2007434944237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D56]*[.C56]" office:value-type="float" office:value="4950" calcext:value-type="float">
            <text:p>4950</text:p>
          </table:table-cell>
          <table:table-cell table:formula="of:=[.G56]/[.B56]" office:value-type="float" office:value="90" calcext:value-type="float">
            <text:p>90</text:p>
          </table:table-cell>
          <table:table-cell table:formula="of:=[.E56]-[.H56]" office:value-type="float" office:value="457" calcext:value-type="float">
            <text:p>457</text:p>
          </table:table-cell>
          <table:table-cell table:formula="of:=[.G56]/[.E56]" office:value-type="float" office:value="9.04936014625229" calcext:value-type="float">
            <text:p>9.0493601462522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D57]*[.C57]" office:value-type="float" office:value="4950" calcext:value-type="float">
            <text:p>4950</text:p>
          </table:table-cell>
          <table:table-cell table:formula="of:=[.G57]/[.B57]" office:value-type="float" office:value="88.3928571428571" calcext:value-type="float">
            <text:p>88.3928571428571</text:p>
          </table:table-cell>
          <table:table-cell table:formula="of:=[.E57]-[.H57]" office:value-type="float" office:value="475.607142857143" calcext:value-type="float">
            <text:p>475.607142857143</text:p>
          </table:table-cell>
          <table:table-cell table:formula="of:=[.G57]/[.E57]" office:value-type="float" office:value="8.77659574468085" calcext:value-type="float">
            <text:p>8.7765957446808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58]*[.C58]" office:value-type="float" office:value="4950" calcext:value-type="float">
            <text:p>4950</text:p>
          </table:table-cell>
          <table:table-cell table:formula="of:=[.G58]/[.B58]" office:value-type="float" office:value="86.8421052631579" calcext:value-type="float">
            <text:p>86.8421052631579</text:p>
          </table:table-cell>
          <table:table-cell table:formula="of:=[.E58]-[.H58]" office:value-type="float" office:value="463.157894736842" calcext:value-type="float">
            <text:p>463.157894736842</text:p>
          </table:table-cell>
          <table:table-cell table:formula="of:=[.G58]/[.E5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D59]*[.C59]" office:value-type="float" office:value="4950" calcext:value-type="float">
            <text:p>4950</text:p>
          </table:table-cell>
          <table:table-cell table:formula="of:=[.G59]/[.B59]" office:value-type="float" office:value="85.3448275862069" calcext:value-type="float">
            <text:p>85.3448275862069</text:p>
          </table:table-cell>
          <table:table-cell table:formula="of:=[.E59]-[.H59]" office:value-type="float" office:value="471.655172413793" calcext:value-type="float">
            <text:p>471.655172413793</text:p>
          </table:table-cell>
          <table:table-cell table:formula="of:=[.G59]/[.E59]" office:value-type="float" office:value="8.88689407540395" calcext:value-type="float">
            <text:p>8.88689407540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D60]*[.C60]" office:value-type="float" office:value="4950" calcext:value-type="float">
            <text:p>4950</text:p>
          </table:table-cell>
          <table:table-cell table:formula="of:=[.G60]/[.B60]" office:value-type="float" office:value="83.8983050847458" calcext:value-type="float">
            <text:p>83.8983050847458</text:p>
          </table:table-cell>
          <table:table-cell table:formula="of:=[.E60]-[.H60]" office:value-type="float" office:value="483.101694915254" calcext:value-type="float">
            <text:p>483.101694915254</text:p>
          </table:table-cell>
          <table:table-cell table:formula="of:=[.G60]/[.E60]" office:value-type="float" office:value="8.73015873015873" calcext:value-type="float">
            <text:p>8.73015873015873</text:p>
          </table:table-cell>
          <table:table-cell table:number-columns-repeated="3"/>
        </table:table-row>
      </table:table>
      <table:table table:name="variableArray8" table:style-name="ta1">
        <table:shapes>
          <draw:frame draw:z-index="0" draw:style-name="gr1" draw:text-style-name="P1" svg:width="38.591cm" svg:height="25.137cm" svg:x="30.928cm" svg:y="23.502cm">
            <draw:object draw:notify-on-update-of-ranges="variableArray8.B1:variableArray8.B1 variableArray8.A2:variableArray8.A192 variableArray8.I1:variableArray8.I1 variableArray8.I2:variableArray8.I192 variableArray8.A2:variableArray8.A192 variableArray8.E1:variableArray8.E1 variableArray8.E2:variableArray8.E1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8.588cm" svg:height="16.815cm" svg:x="30.527cm" svg:y="4.516cm">
            <draw:object draw:notify-on-update-of-ranges="variableArray8.B1:variableArray8.B1 variableArray8.A2:variableArray8.A192 variableArray8.J1:variableArray8.J1 variableArray8.J2:variableArray8.J19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ask count</text:p>
          </table:table-cell>
          <table:table-cell office:value-type="string" calcext:value-type="string">
            <text:p>single comparison time[ms]</text:p>
          </table:table-cell>
          <table:table-cell office:value-type="string" calcext:value-type="string">
            <text:p>comparisonCount</text:p>
          </table:table-cell>
          <table:table-cell office:value-type="string" calcext:value-type="string">
            <text:p>actualTime</text:p>
          </table:table-cell>
          <table:table-cell/>
          <table:table-cell office:value-type="string" calcext:value-type="string">
            <text:p>approx single task time</text:p>
          </table:table-cell>
          <table:table-cell office:value-type="string" calcext:value-type="string">
            <text:p>approx multi task time</text:p>
          </table:table-cell>
          <table:table-cell office:value-type="string" calcext:value-type="string">
            <text:p>multi task overhead</text:p>
          </table:table-cell>
          <table:table-cell office:value-type="string" calcext:value-type="string">
            <text:p>multi task improvement rati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2]*[.C2]" office:value-type="float" office:value="45" calcext:value-type="float">
            <text:p>45</text:p>
          </table:table-cell>
          <table:table-cell table:formula="of:=[.G2]/[.B2]" office:value-type="float" office:value="5.625" calcext:value-type="float">
            <text:p>5.625</text:p>
          </table:table-cell>
          <table:table-cell table:formula="of:=[.E2]-[.H2]" office:value-type="float" office:value="4.375" calcext:value-type="float">
            <text:p>4.375</text:p>
          </table:table-cell>
          <table:table-cell table:formula="of:=[.G2]/[.E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3]*[.C3]" office:value-type="float" office:value="49" calcext:value-type="float">
            <text:p>49</text:p>
          </table:table-cell>
          <table:table-cell table:formula="of:=[.G3]/[.B3]" office:value-type="float" office:value="6.125" calcext:value-type="float">
            <text:p>6.125</text:p>
          </table:table-cell>
          <table:table-cell table:formula="of:=[.E3]-[.H3]" office:value-type="float" office:value="4.875" calcext:value-type="float">
            <text:p>4.875</text:p>
          </table:table-cell>
          <table:table-cell table:formula="of:=[.G3]/[.E3]" office:value-type="float" office:value="4.45454545454545" calcext:value-type="float">
            <text:p>4.454545454545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4]*[.C4]" office:value-type="float" office:value="66" calcext:value-type="float">
            <text:p>66</text:p>
          </table:table-cell>
          <table:table-cell table:formula="of:=[.G4]/[.B4]" office:value-type="float" office:value="8.25" calcext:value-type="float">
            <text:p>8.25</text:p>
          </table:table-cell>
          <table:table-cell table:formula="of:=[.E4]-[.H4]" office:value-type="float" office:value="3.75" calcext:value-type="float">
            <text:p>3.75</text:p>
          </table:table-cell>
          <table:table-cell table:formula="of:=[.G4]/[.E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5]*[.C5]" office:value-type="float" office:value="71" calcext:value-type="float">
            <text:p>71</text:p>
          </table:table-cell>
          <table:table-cell table:formula="of:=[.G5]/[.B5]" office:value-type="float" office:value="8.875" calcext:value-type="float">
            <text:p>8.875</text:p>
          </table:table-cell>
          <table:table-cell table:formula="of:=[.E5]-[.H5]" office:value-type="float" office:value="4.125" calcext:value-type="float">
            <text:p>4.125</text:p>
          </table:table-cell>
          <table:table-cell table:formula="of:=[.G5]/[.E5]" office:value-type="float" office:value="5.46153846153846" calcext:value-type="float">
            <text:p>5.461538461538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6]*[.C6]" office:value-type="float" office:value="91" calcext:value-type="float">
            <text:p>91</text:p>
          </table:table-cell>
          <table:table-cell table:formula="of:=[.G6]/[.B6]" office:value-type="float" office:value="11.375" calcext:value-type="float">
            <text:p>11.375</text:p>
          </table:table-cell>
          <table:table-cell table:formula="of:=[.E6]-[.H6]" office:value-type="float" office:value="2.625" calcext:value-type="float">
            <text:p>2.625</text:p>
          </table:table-cell>
          <table:table-cell table:formula="of:=[.G6]/[.E6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7]*[.C7]" office:value-type="float" office:value="97" calcext:value-type="float">
            <text:p>97</text:p>
          </table:table-cell>
          <table:table-cell table:formula="of:=[.G7]/[.B7]" office:value-type="float" office:value="12.125" calcext:value-type="float">
            <text:p>12.125</text:p>
          </table:table-cell>
          <table:table-cell table:formula="of:=[.E7]-[.H7]" office:value-type="float" office:value="2.875" calcext:value-type="float">
            <text:p>2.875</text:p>
          </table:table-cell>
          <table:table-cell table:formula="of:=[.G7]/[.E7]" office:value-type="float" office:value="6.46666666666667" calcext:value-type="float">
            <text:p>6.466666666666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8]*[.C8]" office:value-type="float" office:value="120" calcext:value-type="float">
            <text:p>120</text:p>
          </table:table-cell>
          <table:table-cell table:formula="of:=[.G8]/[.B8]" office:value-type="float" office:value="15" calcext:value-type="float">
            <text:p>15</text:p>
          </table:table-cell>
          <table:table-cell table:formula="of:=[.E8]-[.H8]" office:value-type="float" office:value="1" calcext:value-type="float">
            <text:p>1</text:p>
          </table:table-cell>
          <table:table-cell table:formula="of:=[.G8]/[.E8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9]*[.C9]" office:value-type="float" office:value="127" calcext:value-type="float">
            <text:p>127</text:p>
          </table:table-cell>
          <table:table-cell table:formula="of:=[.G9]/[.B9]" office:value-type="float" office:value="15.875" calcext:value-type="float">
            <text:p>15.875</text:p>
          </table:table-cell>
          <table:table-cell table:formula="of:=[.E9]-[.H9]" office:value-type="float" office:value="1.125" calcext:value-type="float">
            <text:p>1.125</text:p>
          </table:table-cell>
          <table:table-cell table:formula="of:=[.G9]/[.E9]" office:value-type="float" office:value="7.47058823529412" calcext:value-type="float">
            <text:p>7.470588235294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10]*[.C10]" office:value-type="float" office:value="153" calcext:value-type="float">
            <text:p>153</text:p>
          </table:table-cell>
          <table:table-cell table:formula="of:=[.G10]/[.B10]" office:value-type="float" office:value="19.125" calcext:value-type="float">
            <text:p>19.125</text:p>
          </table:table-cell>
          <table:table-cell table:formula="of:=[.E10]-[.H10]" office:value-type="float" office:value="7.875" calcext:value-type="float">
            <text:p>7.875</text:p>
          </table:table-cell>
          <table:table-cell table:formula="of:=[.G10]/[.E10]" office:value-type="float" office:value="5.66666666666667" calcext:value-type="float">
            <text:p>5.666666666666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11]*[.C11]" office:value-type="float" office:value="161" calcext:value-type="float">
            <text:p>161</text:p>
          </table:table-cell>
          <table:table-cell table:formula="of:=[.G11]/[.B11]" office:value-type="float" office:value="20.125" calcext:value-type="float">
            <text:p>20.125</text:p>
          </table:table-cell>
          <table:table-cell table:formula="of:=[.E11]-[.H11]" office:value-type="float" office:value="7.875" calcext:value-type="float">
            <text:p>7.875</text:p>
          </table:table-cell>
          <table:table-cell table:formula="of:=[.G11]/[.E11]"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12]*[.C12]" office:value-type="float" office:value="190" calcext:value-type="float">
            <text:p>190</text:p>
          </table:table-cell>
          <table:table-cell table:formula="of:=[.G12]/[.B12]" office:value-type="float" office:value="23.75" calcext:value-type="float">
            <text:p>23.75</text:p>
          </table:table-cell>
          <table:table-cell table:formula="of:=[.E12]-[.H12]" office:value-type="float" office:value="17.25" calcext:value-type="float">
            <text:p>17.25</text:p>
          </table:table-cell>
          <table:table-cell table:formula="of:=[.G12]/[.E12]" office:value-type="float" office:value="4.63414634146341" calcext:value-type="float">
            <text:p>4.634146341463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13]*[.C13]" office:value-type="float" office:value="199" calcext:value-type="float">
            <text:p>199</text:p>
          </table:table-cell>
          <table:table-cell table:formula="of:=[.G13]/[.B13]" office:value-type="float" office:value="24.875" calcext:value-type="float">
            <text:p>24.875</text:p>
          </table:table-cell>
          <table:table-cell table:formula="of:=[.E13]-[.H13]" office:value-type="float" office:value="17.125" calcext:value-type="float">
            <text:p>17.125</text:p>
          </table:table-cell>
          <table:table-cell table:formula="of:=[.G13]/[.E13]" office:value-type="float" office:value="4.73809523809524" calcext:value-type="float">
            <text:p>4.738095238095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14]*[.C14]" office:value-type="float" office:value="231" calcext:value-type="float">
            <text:p>231</text:p>
          </table:table-cell>
          <table:table-cell table:formula="of:=[.G14]/[.B14]" office:value-type="float" office:value="28.875" calcext:value-type="float">
            <text:p>28.875</text:p>
          </table:table-cell>
          <table:table-cell table:formula="of:=[.E14]-[.H14]" office:value-type="float" office:value="15.125" calcext:value-type="float">
            <text:p>15.125</text:p>
          </table:table-cell>
          <table:table-cell table:formula="of:=[.G14]/[.E14]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15]*[.C15]" office:value-type="float" office:value="241" calcext:value-type="float">
            <text:p>241</text:p>
          </table:table-cell>
          <table:table-cell table:formula="of:=[.G15]/[.B15]" office:value-type="float" office:value="30.125" calcext:value-type="float">
            <text:p>30.125</text:p>
          </table:table-cell>
          <table:table-cell table:formula="of:=[.E15]-[.H15]" office:value-type="float" office:value="15.875" calcext:value-type="float">
            <text:p>15.875</text:p>
          </table:table-cell>
          <table:table-cell table:formula="of:=[.G15]/[.E15]" office:value-type="float" office:value="5.23913043478261" calcext:value-type="float">
            <text:p>5.2391304347826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16]*[.C16]" office:value-type="float" office:value="276" calcext:value-type="float">
            <text:p>276</text:p>
          </table:table-cell>
          <table:table-cell table:formula="of:=[.G16]/[.B16]" office:value-type="float" office:value="34.5" calcext:value-type="float">
            <text:p>34.5</text:p>
          </table:table-cell>
          <table:table-cell table:formula="of:=[.E16]-[.H16]" office:value-type="float" office:value="14.5" calcext:value-type="float">
            <text:p>14.5</text:p>
          </table:table-cell>
          <table:table-cell table:formula="of:=[.G16]/[.E16]" office:value-type="float" office:value="5.63265306122449" calcext:value-type="float">
            <text:p>5.6326530612244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17]*[.C17]" office:value-type="float" office:value="287" calcext:value-type="float">
            <text:p>287</text:p>
          </table:table-cell>
          <table:table-cell table:formula="of:=[.G17]/[.B17]" office:value-type="float" office:value="35.875" calcext:value-type="float">
            <text:p>35.875</text:p>
          </table:table-cell>
          <table:table-cell table:formula="of:=[.E17]-[.H17]" office:value-type="float" office:value="15.125" calcext:value-type="float">
            <text:p>15.125</text:p>
          </table:table-cell>
          <table:table-cell table:formula="of:=[.G17]/[.E17]" office:value-type="float" office:value="5.62745098039216" calcext:value-type="float">
            <text:p>5.627450980392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D18]*[.C18]" office:value-type="float" office:value="325" calcext:value-type="float">
            <text:p>325</text:p>
          </table:table-cell>
          <table:table-cell table:formula="of:=[.G18]/[.B18]" office:value-type="float" office:value="40.625" calcext:value-type="float">
            <text:p>40.625</text:p>
          </table:table-cell>
          <table:table-cell table:formula="of:=[.E18]-[.H18]" office:value-type="float" office:value="12.375" calcext:value-type="float">
            <text:p>12.375</text:p>
          </table:table-cell>
          <table:table-cell table:formula="of:=[.G18]/[.E18]" office:value-type="float" office:value="6.13207547169811" calcext:value-type="float">
            <text:p>6.1320754716981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19]*[.C19]" office:value-type="float" office:value="337" calcext:value-type="float">
            <text:p>337</text:p>
          </table:table-cell>
          <table:table-cell table:formula="of:=[.G19]/[.B19]" office:value-type="float" office:value="42.125" calcext:value-type="float">
            <text:p>42.125</text:p>
          </table:table-cell>
          <table:table-cell table:formula="of:=[.E19]-[.H19]" office:value-type="float" office:value="12.875" calcext:value-type="float">
            <text:p>12.875</text:p>
          </table:table-cell>
          <table:table-cell table:formula="of:=[.G19]/[.E19]" office:value-type="float" office:value="6.12727272727273" calcext:value-type="float">
            <text:p>6.1272727272727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D20]*[.C20]" office:value-type="float" office:value="378" calcext:value-type="float">
            <text:p>378</text:p>
          </table:table-cell>
          <table:table-cell table:formula="of:=[.G20]/[.B20]" office:value-type="float" office:value="47.25" calcext:value-type="float">
            <text:p>47.25</text:p>
          </table:table-cell>
          <table:table-cell table:formula="of:=[.E20]-[.H20]" office:value-type="float" office:value="9.75" calcext:value-type="float">
            <text:p>9.75</text:p>
          </table:table-cell>
          <table:table-cell table:formula="of:=[.G20]/[.E20]" office:value-type="float" office:value="6.63157894736842" calcext:value-type="float">
            <text:p>6.6315789473684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21]*[.C21]" office:value-type="float" office:value="391" calcext:value-type="float">
            <text:p>391</text:p>
          </table:table-cell>
          <table:table-cell table:formula="of:=[.G21]/[.B21]" office:value-type="float" office:value="48.875" calcext:value-type="float">
            <text:p>48.875</text:p>
          </table:table-cell>
          <table:table-cell table:formula="of:=[.E21]-[.H21]" office:value-type="float" office:value="10.125" calcext:value-type="float">
            <text:p>10.125</text:p>
          </table:table-cell>
          <table:table-cell table:formula="of:=[.G21]/[.E21]" office:value-type="float" office:value="6.6271186440678" calcext:value-type="float">
            <text:p>6.627118644067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D22]*[.C22]" office:value-type="float" office:value="435" calcext:value-type="float">
            <text:p>435</text:p>
          </table:table-cell>
          <table:table-cell table:formula="of:=[.G22]/[.B22]" office:value-type="float" office:value="54.375" calcext:value-type="float">
            <text:p>54.375</text:p>
          </table:table-cell>
          <table:table-cell table:formula="of:=[.E22]-[.H22]" office:value-type="float" office:value="6.625" calcext:value-type="float">
            <text:p>6.625</text:p>
          </table:table-cell>
          <table:table-cell table:formula="of:=[.G22]/[.E22]" office:value-type="float" office:value="7.13114754098361" calcext:value-type="float">
            <text:p>7.1311475409836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23]*[.C23]" office:value-type="float" office:value="449" calcext:value-type="float">
            <text:p>449</text:p>
          </table:table-cell>
          <table:table-cell table:formula="of:=[.G23]/[.B23]" office:value-type="float" office:value="56.125" calcext:value-type="float">
            <text:p>56.125</text:p>
          </table:table-cell>
          <table:table-cell table:formula="of:=[.E23]-[.H23]" office:value-type="float" office:value="6.875" calcext:value-type="float">
            <text:p>6.875</text:p>
          </table:table-cell>
          <table:table-cell table:formula="of:=[.G23]/[.E23]" office:value-type="float" office:value="7.12698412698413" calcext:value-type="float">
            <text:p>7.126984126984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4]*[.C24]" office:value-type="float" office:value="496" calcext:value-type="float">
            <text:p>496</text:p>
          </table:table-cell>
          <table:table-cell table:formula="of:=[.G24]/[.B24]" office:value-type="float" office:value="62" calcext:value-type="float">
            <text:p>62</text:p>
          </table:table-cell>
          <table:table-cell table:formula="of:=[.E24]-[.H24]" office:value-type="float" office:value="2" calcext:value-type="float">
            <text:p>2</text:p>
          </table:table-cell>
          <table:table-cell table:formula="of:=[.G24]/[.E24]"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D25]*[.C25]" office:value-type="float" office:value="511" calcext:value-type="float">
            <text:p>511</text:p>
          </table:table-cell>
          <table:table-cell table:formula="of:=[.G25]/[.B25]" office:value-type="float" office:value="63.875" calcext:value-type="float">
            <text:p>63.875</text:p>
          </table:table-cell>
          <table:table-cell table:formula="of:=[.E25]-[.H25]" office:value-type="float" office:value="3.125" calcext:value-type="float">
            <text:p>3.125</text:p>
          </table:table-cell>
          <table:table-cell table:formula="of:=[.G25]/[.E25]" office:value-type="float" office:value="7.62686567164179" calcext:value-type="float">
            <text:p>7.6268656716417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26]*[.C26]" office:value-type="float" office:value="561" calcext:value-type="float">
            <text:p>561</text:p>
          </table:table-cell>
          <table:table-cell table:formula="of:=[.G26]/[.B26]" office:value-type="float" office:value="70.125" calcext:value-type="float">
            <text:p>70.125</text:p>
          </table:table-cell>
          <table:table-cell table:formula="of:=[.E26]-[.H26]" office:value-type="float" office:value="15.875" calcext:value-type="float">
            <text:p>15.875</text:p>
          </table:table-cell>
          <table:table-cell table:formula="of:=[.G26]/[.E26]" office:value-type="float" office:value="6.52325581395349" calcext:value-type="float">
            <text:p>6.5232558139534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27]*[.C27]" office:value-type="float" office:value="577" calcext:value-type="float">
            <text:p>577</text:p>
          </table:table-cell>
          <table:table-cell table:formula="of:=[.G27]/[.B27]" office:value-type="float" office:value="72.125" calcext:value-type="float">
            <text:p>72.125</text:p>
          </table:table-cell>
          <table:table-cell table:formula="of:=[.E27]-[.H27]" office:value-type="float" office:value="15.875" calcext:value-type="float">
            <text:p>15.875</text:p>
          </table:table-cell>
          <table:table-cell table:formula="of:=[.G27]/[.E27]" office:value-type="float" office:value="6.55681818181818" calcext:value-type="float">
            <text:p>6.5568181818181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28]*[.C28]" office:value-type="float" office:value="630" calcext:value-type="float">
            <text:p>630</text:p>
          </table:table-cell>
          <table:table-cell table:formula="of:=[.G28]/[.B28]" office:value-type="float" office:value="78.75" calcext:value-type="float">
            <text:p>78.75</text:p>
          </table:table-cell>
          <table:table-cell table:formula="of:=[.E28]-[.H28]" office:value-type="float" office:value="30.25" calcext:value-type="float">
            <text:p>30.25</text:p>
          </table:table-cell>
          <table:table-cell table:formula="of:=[.G28]/[.E28]" office:value-type="float" office:value="5.77981651376147" calcext:value-type="float">
            <text:p>5.779816513761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29]*[.C29]" office:value-type="float" office:value="647" calcext:value-type="float">
            <text:p>647</text:p>
          </table:table-cell>
          <table:table-cell table:formula="of:=[.G29]/[.B29]" office:value-type="float" office:value="80.875" calcext:value-type="float">
            <text:p>80.875</text:p>
          </table:table-cell>
          <table:table-cell table:formula="of:=[.E29]-[.H29]" office:value-type="float" office:value="31.125" calcext:value-type="float">
            <text:p>31.125</text:p>
          </table:table-cell>
          <table:table-cell table:formula="of:=[.G29]/[.E29]" office:value-type="float" office:value="5.77678571428571" calcext:value-type="float">
            <text:p>5.7767857142857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30]*[.C30]" office:value-type="float" office:value="703" calcext:value-type="float">
            <text:p>703</text:p>
          </table:table-cell>
          <table:table-cell table:formula="of:=[.G30]/[.B30]" office:value-type="float" office:value="87.875" calcext:value-type="float">
            <text:p>87.875</text:p>
          </table:table-cell>
          <table:table-cell table:formula="of:=[.E30]-[.H30]" office:value-type="float" office:value="28.125" calcext:value-type="float">
            <text:p>28.125</text:p>
          </table:table-cell>
          <table:table-cell table:formula="of:=[.G30]/[.E30]" office:value-type="float" office:value="6.06034482758621" calcext:value-type="float">
            <text:p>6.0603448275862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D31]*[.C31]" office:value-type="float" office:value="721" calcext:value-type="float">
            <text:p>721</text:p>
          </table:table-cell>
          <table:table-cell table:formula="of:=[.G31]/[.B31]" office:value-type="float" office:value="90.125" calcext:value-type="float">
            <text:p>90.125</text:p>
          </table:table-cell>
          <table:table-cell table:formula="of:=[.E31]-[.H31]" office:value-type="float" office:value="28.875" calcext:value-type="float">
            <text:p>28.875</text:p>
          </table:table-cell>
          <table:table-cell table:formula="of:=[.G31]/[.E31]" office:value-type="float" office:value="6.05882352941176" calcext:value-type="float">
            <text:p>6.058823529411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32]*[.C32]" office:value-type="float" office:value="780" calcext:value-type="float">
            <text:p>780</text:p>
          </table:table-cell>
          <table:table-cell table:formula="of:=[.G32]/[.B32]" office:value-type="float" office:value="97.5" calcext:value-type="float">
            <text:p>97.5</text:p>
          </table:table-cell>
          <table:table-cell table:formula="of:=[.E32]-[.H32]" office:value-type="float" office:value="24.5" calcext:value-type="float">
            <text:p>24.5</text:p>
          </table:table-cell>
          <table:table-cell table:formula="of:=[.G32]/[.E32]" office:value-type="float" office:value="6.39344262295082" calcext:value-type="float">
            <text:p>6.3934426229508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D33]*[.C33]" office:value-type="float" office:value="799" calcext:value-type="float">
            <text:p>799</text:p>
          </table:table-cell>
          <table:table-cell table:formula="of:=[.G33]/[.B33]" office:value-type="float" office:value="99.875" calcext:value-type="float">
            <text:p>99.875</text:p>
          </table:table-cell>
          <table:table-cell table:formula="of:=[.E33]-[.H33]" office:value-type="float" office:value="25.125" calcext:value-type="float">
            <text:p>25.125</text:p>
          </table:table-cell>
          <table:table-cell table:formula="of:=[.G33]/[.E33]" office:value-type="float" office:value="6.392" calcext:value-type="float">
            <text:p>6.39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34]*[.C34]" office:value-type="float" office:value="861" calcext:value-type="float">
            <text:p>861</text:p>
          </table:table-cell>
          <table:table-cell table:formula="of:=[.G34]/[.B34]" office:value-type="float" office:value="107.625" calcext:value-type="float">
            <text:p>107.625</text:p>
          </table:table-cell>
          <table:table-cell table:formula="of:=[.E34]-[.H34]" office:value-type="float" office:value="20.375" calcext:value-type="float">
            <text:p>20.375</text:p>
          </table:table-cell>
          <table:table-cell table:formula="of:=[.G34]/[.E34]" office:value-type="float" office:value="6.7265625" calcext:value-type="float">
            <text:p>6.726562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D35]*[.C35]" office:value-type="float" office:value="881" calcext:value-type="float">
            <text:p>881</text:p>
          </table:table-cell>
          <table:table-cell table:formula="of:=[.G35]/[.B35]" office:value-type="float" office:value="110.125" calcext:value-type="float">
            <text:p>110.125</text:p>
          </table:table-cell>
          <table:table-cell table:formula="of:=[.E35]-[.H35]" office:value-type="float" office:value="20.875" calcext:value-type="float">
            <text:p>20.875</text:p>
          </table:table-cell>
          <table:table-cell table:formula="of:=[.G35]/[.E35]" office:value-type="float" office:value="6.72519083969466" calcext:value-type="float">
            <text:p>6.7251908396946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D36]*[.C36]" office:value-type="float" office:value="946" calcext:value-type="float">
            <text:p>946</text:p>
          </table:table-cell>
          <table:table-cell table:formula="of:=[.G36]/[.B36]" office:value-type="float" office:value="118.25" calcext:value-type="float">
            <text:p>118.25</text:p>
          </table:table-cell>
          <table:table-cell table:formula="of:=[.E36]-[.H36]" office:value-type="float" office:value="14.75" calcext:value-type="float">
            <text:p>14.75</text:p>
          </table:table-cell>
          <table:table-cell table:formula="of:=[.G36]/[.E36]" office:value-type="float" office:value="7.11278195488722" calcext:value-type="float">
            <text:p>7.1127819548872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D37]*[.C37]" office:value-type="float" office:value="967" calcext:value-type="float">
            <text:p>967</text:p>
          </table:table-cell>
          <table:table-cell table:formula="of:=[.G37]/[.B37]" office:value-type="float" office:value="120.875" calcext:value-type="float">
            <text:p>120.875</text:p>
          </table:table-cell>
          <table:table-cell table:formula="of:=[.E37]-[.H37]" office:value-type="float" office:value="16.125" calcext:value-type="float">
            <text:p>16.125</text:p>
          </table:table-cell>
          <table:table-cell table:formula="of:=[.G37]/[.E37]" office:value-type="float" office:value="7.05839416058394" calcext:value-type="float">
            <text:p>7.0583941605839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38]*[.C38]" office:value-type="float" office:value="1035" calcext:value-type="float">
            <text:p>1035</text:p>
          </table:table-cell>
          <table:table-cell table:formula="of:=[.G38]/[.B38]" office:value-type="float" office:value="129.375" calcext:value-type="float">
            <text:p>129.375</text:p>
          </table:table-cell>
          <table:table-cell table:formula="of:=[.E38]-[.H38]" office:value-type="float" office:value="9.625" calcext:value-type="float">
            <text:p>9.625</text:p>
          </table:table-cell>
          <table:table-cell table:formula="of:=[.G38]/[.E38]" office:value-type="float" office:value="7.44604316546763" calcext:value-type="float">
            <text:p>7.446043165467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D39]*[.C39]" office:value-type="float" office:value="1057" calcext:value-type="float">
            <text:p>1057</text:p>
          </table:table-cell>
          <table:table-cell table:formula="of:=[.G39]/[.B39]" office:value-type="float" office:value="132.125" calcext:value-type="float">
            <text:p>132.125</text:p>
          </table:table-cell>
          <table:table-cell table:formula="of:=[.E39]-[.H39]" office:value-type="float" office:value="10.875" calcext:value-type="float">
            <text:p>10.875</text:p>
          </table:table-cell>
          <table:table-cell table:formula="of:=[.G39]/[.E39]" office:value-type="float" office:value="7.39160839160839" calcext:value-type="float">
            <text:p>7.3916083916083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40]*[.C40]" office:value-type="float" office:value="1128" calcext:value-type="float">
            <text:p>1128</text:p>
          </table:table-cell>
          <table:table-cell table:formula="of:=[.G40]/[.B40]" office:value-type="float" office:value="141" calcext:value-type="float">
            <text:p>141</text:p>
          </table:table-cell>
          <table:table-cell table:formula="of:=[.E40]-[.H40]" office:value-type="float" office:value="4" calcext:value-type="float">
            <text:p>4</text:p>
          </table:table-cell>
          <table:table-cell table:formula="of:=[.G40]/[.E40]" office:value-type="float" office:value="7.77931034482759" calcext:value-type="float">
            <text:p>7.7793103448275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D41]*[.C41]" office:value-type="float" office:value="1151" calcext:value-type="float">
            <text:p>1151</text:p>
          </table:table-cell>
          <table:table-cell table:formula="of:=[.G41]/[.B41]" office:value-type="float" office:value="143.875" calcext:value-type="float">
            <text:p>143.875</text:p>
          </table:table-cell>
          <table:table-cell table:formula="of:=[.E41]-[.H41]" office:value-type="float" office:value="5.125" calcext:value-type="float">
            <text:p>5.125</text:p>
          </table:table-cell>
          <table:table-cell table:formula="of:=[.G41]/[.E41]" office:value-type="float" office:value="7.7248322147651" calcext:value-type="float">
            <text:p>7.72483221476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D42]*[.C42]" office:value-type="float" office:value="1225" calcext:value-type="float">
            <text:p>1225</text:p>
          </table:table-cell>
          <table:table-cell table:formula="of:=[.G42]/[.B42]" office:value-type="float" office:value="153.125" calcext:value-type="float">
            <text:p>153.125</text:p>
          </table:table-cell>
          <table:table-cell table:formula="of:=[.E42]-[.H42]" office:value-type="float" office:value="24.875" calcext:value-type="float">
            <text:p>24.875</text:p>
          </table:table-cell>
          <table:table-cell table:formula="of:=[.G42]/[.E42]" office:value-type="float" office:value="6.88202247191011" calcext:value-type="float">
            <text:p>6.8820224719101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49" calcext:value-type="float">
            <text:p>1249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43]*[.C43]" office:value-type="float" office:value="1249" calcext:value-type="float">
            <text:p>1249</text:p>
          </table:table-cell>
          <table:table-cell table:formula="of:=[.G43]/[.B43]" office:value-type="float" office:value="156.125" calcext:value-type="float">
            <text:p>156.125</text:p>
          </table:table-cell>
          <table:table-cell table:formula="of:=[.E43]-[.H43]" office:value-type="float" office:value="24.875" calcext:value-type="float">
            <text:p>24.875</text:p>
          </table:table-cell>
          <table:table-cell table:formula="of:=[.G43]/[.E43]" office:value-type="float" office:value="6.90055248618785" calcext:value-type="float">
            <text:p>6.9005524861878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26" calcext:value-type="float">
            <text:p>1326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44]*[.C44]" office:value-type="float" office:value="1326" calcext:value-type="float">
            <text:p>1326</text:p>
          </table:table-cell>
          <table:table-cell table:formula="of:=[.G44]/[.B44]" office:value-type="float" office:value="165.75" calcext:value-type="float">
            <text:p>165.75</text:p>
          </table:table-cell>
          <table:table-cell table:formula="of:=[.E44]-[.H44]" office:value-type="float" office:value="45.25" calcext:value-type="float">
            <text:p>45.25</text:p>
          </table:table-cell>
          <table:table-cell table:formula="of:=[.G44]/[.E44]" office:value-type="float" office:value="6.28436018957346" calcext:value-type="float">
            <text:p>6.2843601895734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D45]*[.C45]" office:value-type="float" office:value="1351" calcext:value-type="float">
            <text:p>1351</text:p>
          </table:table-cell>
          <table:table-cell table:formula="of:=[.G45]/[.B45]" office:value-type="float" office:value="168.875" calcext:value-type="float">
            <text:p>168.875</text:p>
          </table:table-cell>
          <table:table-cell table:formula="of:=[.E45]-[.H45]" office:value-type="float" office:value="46.125" calcext:value-type="float">
            <text:p>46.125</text:p>
          </table:table-cell>
          <table:table-cell table:formula="of:=[.G45]/[.E45]" office:value-type="float" office:value="6.28372093023256" calcext:value-type="float">
            <text:p>6.2837209302325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31" calcext:value-type="float">
            <text:p>1431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D46]*[.C46]" office:value-type="float" office:value="1431" calcext:value-type="float">
            <text:p>1431</text:p>
          </table:table-cell>
          <table:table-cell table:formula="of:=[.G46]/[.B46]" office:value-type="float" office:value="178.875" calcext:value-type="float">
            <text:p>178.875</text:p>
          </table:table-cell>
          <table:table-cell table:formula="of:=[.E46]-[.H46]" office:value-type="float" office:value="40.125" calcext:value-type="float">
            <text:p>40.125</text:p>
          </table:table-cell>
          <table:table-cell table:formula="of:=[.G46]/[.E46]" office:value-type="float" office:value="6.53424657534247" calcext:value-type="float">
            <text:p>6.5342465753424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D47]*[.C47]" office:value-type="float" office:value="1457" calcext:value-type="float">
            <text:p>1457</text:p>
          </table:table-cell>
          <table:table-cell table:formula="of:=[.G47]/[.B47]" office:value-type="float" office:value="182.125" calcext:value-type="float">
            <text:p>182.125</text:p>
          </table:table-cell>
          <table:table-cell table:formula="of:=[.E47]-[.H47]" office:value-type="float" office:value="39.875" calcext:value-type="float">
            <text:p>39.875</text:p>
          </table:table-cell>
          <table:table-cell table:formula="of:=[.G47]/[.E47]" office:value-type="float" office:value="6.56306306306306" calcext:value-type="float">
            <text:p>6.5630630630630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D48]*[.C48]" office:value-type="float" office:value="1540" calcext:value-type="float">
            <text:p>1540</text:p>
          </table:table-cell>
          <table:table-cell table:formula="of:=[.G48]/[.B48]" office:value-type="float" office:value="192.5" calcext:value-type="float">
            <text:p>192.5</text:p>
          </table:table-cell>
          <table:table-cell table:formula="of:=[.E48]-[.H48]" office:value-type="float" office:value="33.5" calcext:value-type="float">
            <text:p>33.5</text:p>
          </table:table-cell>
          <table:table-cell table:formula="of:=[.G48]/[.E48]" office:value-type="float" office:value="6.8141592920354" calcext:value-type="float">
            <text:p>6.814159292035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D49]*[.C49]" office:value-type="float" office:value="1567" calcext:value-type="float">
            <text:p>1567</text:p>
          </table:table-cell>
          <table:table-cell table:formula="of:=[.G49]/[.B49]" office:value-type="float" office:value="195.875" calcext:value-type="float">
            <text:p>195.875</text:p>
          </table:table-cell>
          <table:table-cell table:formula="of:=[.E49]-[.H49]" office:value-type="float" office:value="34.125" calcext:value-type="float">
            <text:p>34.125</text:p>
          </table:table-cell>
          <table:table-cell table:formula="of:=[.G49]/[.E49]" office:value-type="float" office:value="6.81304347826087" calcext:value-type="float">
            <text:p>6.8130434782608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53" calcext:value-type="float">
            <text:p>1653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D50]*[.C50]" office:value-type="float" office:value="1653" calcext:value-type="float">
            <text:p>1653</text:p>
          </table:table-cell>
          <table:table-cell table:formula="of:=[.G50]/[.B50]" office:value-type="float" office:value="206.625" calcext:value-type="float">
            <text:p>206.625</text:p>
          </table:table-cell>
          <table:table-cell table:formula="of:=[.E50]-[.H50]" office:value-type="float" office:value="28.375" calcext:value-type="float">
            <text:p>28.375</text:p>
          </table:table-cell>
          <table:table-cell table:formula="of:=[.G50]/[.E50]" office:value-type="float" office:value="7.03404255319149" calcext:value-type="float">
            <text:p>7.0340425531914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81" calcext:value-type="float">
            <text:p>1681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D51]*[.C51]" office:value-type="float" office:value="1681" calcext:value-type="float">
            <text:p>1681</text:p>
          </table:table-cell>
          <table:table-cell table:formula="of:=[.G51]/[.B51]" office:value-type="float" office:value="210.125" calcext:value-type="float">
            <text:p>210.125</text:p>
          </table:table-cell>
          <table:table-cell table:formula="of:=[.E51]-[.H51]" office:value-type="float" office:value="28.875" calcext:value-type="float">
            <text:p>28.875</text:p>
          </table:table-cell>
          <table:table-cell table:formula="of:=[.G51]/[.E51]" office:value-type="float" office:value="7.03347280334728" calcext:value-type="float">
            <text:p>7.0334728033472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70" calcext:value-type="float">
            <text:p>177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D52]*[.C52]" office:value-type="float" office:value="1770" calcext:value-type="float">
            <text:p>1770</text:p>
          </table:table-cell>
          <table:table-cell table:formula="of:=[.G52]/[.B52]" office:value-type="float" office:value="221.25" calcext:value-type="float">
            <text:p>221.25</text:p>
          </table:table-cell>
          <table:table-cell table:formula="of:=[.E52]-[.H52]" office:value-type="float" office:value="20.75" calcext:value-type="float">
            <text:p>20.75</text:p>
          </table:table-cell>
          <table:table-cell table:formula="of:=[.G52]/[.E52]" office:value-type="float" office:value="7.31404958677686" calcext:value-type="float">
            <text:p>7.3140495867768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99" calcext:value-type="float">
            <text:p>1799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53]*[.C53]" office:value-type="float" office:value="1799" calcext:value-type="float">
            <text:p>1799</text:p>
          </table:table-cell>
          <table:table-cell table:formula="of:=[.G53]/[.B53]" office:value-type="float" office:value="224.875" calcext:value-type="float">
            <text:p>224.875</text:p>
          </table:table-cell>
          <table:table-cell table:formula="of:=[.E53]-[.H53]" office:value-type="float" office:value="22.125" calcext:value-type="float">
            <text:p>22.125</text:p>
          </table:table-cell>
          <table:table-cell table:formula="of:=[.G53]/[.E53]" office:value-type="float" office:value="7.2834008097166" calcext:value-type="float">
            <text:p>7.283400809716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54]*[.C54]" office:value-type="float" office:value="1891" calcext:value-type="float">
            <text:p>1891</text:p>
          </table:table-cell>
          <table:table-cell table:formula="of:=[.G54]/[.B54]" office:value-type="float" office:value="236.375" calcext:value-type="float">
            <text:p>236.375</text:p>
          </table:table-cell>
          <table:table-cell table:formula="of:=[.E54]-[.H54]" office:value-type="float" office:value="13.625" calcext:value-type="float">
            <text:p>13.625</text:p>
          </table:table-cell>
          <table:table-cell table:formula="of:=[.G54]/[.E54]" office:value-type="float" office:value="7.564" calcext:value-type="float">
            <text:p>7.56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21" calcext:value-type="float">
            <text:p>192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55]*[.C55]" office:value-type="float" office:value="1921" calcext:value-type="float">
            <text:p>1921</text:p>
          </table:table-cell>
          <table:table-cell table:formula="of:=[.G55]/[.B55]" office:value-type="float" office:value="240.125" calcext:value-type="float">
            <text:p>240.125</text:p>
          </table:table-cell>
          <table:table-cell table:formula="of:=[.E55]-[.H55]" office:value-type="float" office:value="14.875" calcext:value-type="float">
            <text:p>14.875</text:p>
          </table:table-cell>
          <table:table-cell table:formula="of:=[.G55]/[.E55]" office:value-type="float" office:value="7.53333333333333" calcext:value-type="float">
            <text:p>7.533333333333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D56]*[.C56]" office:value-type="float" office:value="2016" calcext:value-type="float">
            <text:p>2016</text:p>
          </table:table-cell>
          <table:table-cell table:formula="of:=[.G56]/[.B56]" office:value-type="float" office:value="252" calcext:value-type="float">
            <text:p>252</text:p>
          </table:table-cell>
          <table:table-cell table:formula="of:=[.E56]-[.H56]" office:value-type="float" office:value="8" calcext:value-type="float">
            <text:p>8</text:p>
          </table:table-cell>
          <table:table-cell table:formula="of:=[.G56]/[.E56]" office:value-type="float" office:value="7.75384615384615" calcext:value-type="float">
            <text:p>7.753846153846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D57]*[.C57]" office:value-type="float" office:value="2047" calcext:value-type="float">
            <text:p>2047</text:p>
          </table:table-cell>
          <table:table-cell table:formula="of:=[.G57]/[.B57]" office:value-type="float" office:value="255.875" calcext:value-type="float">
            <text:p>255.875</text:p>
          </table:table-cell>
          <table:table-cell table:formula="of:=[.E57]-[.H57]" office:value-type="float" office:value="7.125" calcext:value-type="float">
            <text:p>7.125</text:p>
          </table:table-cell>
          <table:table-cell table:formula="of:=[.G57]/[.E57]" office:value-type="float" office:value="7.78326996197719" calcext:value-type="float">
            <text:p>7.7832699619771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58]*[.C58]" office:value-type="float" office:value="2145" calcext:value-type="float">
            <text:p>2145</text:p>
          </table:table-cell>
          <table:table-cell table:formula="of:=[.G58]/[.B58]" office:value-type="float" office:value="268.125" calcext:value-type="float">
            <text:p>268.125</text:p>
          </table:table-cell>
          <table:table-cell table:formula="of:=[.E58]-[.H58]" office:value-type="float" office:value="34.875" calcext:value-type="float">
            <text:p>34.875</text:p>
          </table:table-cell>
          <table:table-cell table:formula="of:=[.G58]/[.E58]" office:value-type="float" office:value="7.07920792079208" calcext:value-type="float">
            <text:p>7.0792079207920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D59]*[.C59]" office:value-type="float" office:value="2177" calcext:value-type="float">
            <text:p>2177</text:p>
          </table:table-cell>
          <table:table-cell table:formula="of:=[.G59]/[.B59]" office:value-type="float" office:value="272.125" calcext:value-type="float">
            <text:p>272.125</text:p>
          </table:table-cell>
          <table:table-cell table:formula="of:=[.E59]-[.H59]" office:value-type="float" office:value="32.875" calcext:value-type="float">
            <text:p>32.875</text:p>
          </table:table-cell>
          <table:table-cell table:formula="of:=[.G59]/[.E59]" office:value-type="float" office:value="7.13770491803279" calcext:value-type="float">
            <text:p>7.1377049180327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78" calcext:value-type="float">
            <text:p>2278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60]*[.C60]" office:value-type="float" office:value="2278" calcext:value-type="float">
            <text:p>2278</text:p>
          </table:table-cell>
          <table:table-cell table:formula="of:=[.G60]/[.B60]" office:value-type="float" office:value="284.75" calcext:value-type="float">
            <text:p>284.75</text:p>
          </table:table-cell>
          <table:table-cell table:formula="of:=[.E60]-[.H60]" office:value-type="float" office:value="59.25" calcext:value-type="float">
            <text:p>59.25</text:p>
          </table:table-cell>
          <table:table-cell table:formula="of:=[.G60]/[.E60]" office:value-type="float" office:value="6.62209302325581" calcext:value-type="float">
            <text:p>6.6220930232558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D61]*[.C61]" office:value-type="float" office:value="2311" calcext:value-type="float">
            <text:p>2311</text:p>
          </table:table-cell>
          <table:table-cell table:formula="of:=[.G61]/[.B61]" office:value-type="float" office:value="288.875" calcext:value-type="float">
            <text:p>288.875</text:p>
          </table:table-cell>
          <table:table-cell table:formula="of:=[.E61]-[.H61]" office:value-type="float" office:value="60.125" calcext:value-type="float">
            <text:p>60.125</text:p>
          </table:table-cell>
          <table:table-cell table:formula="of:=[.G61]/[.E61]" office:value-type="float" office:value="6.62177650429799" calcext:value-type="float">
            <text:p>6.6217765042979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15" calcext:value-type="float">
            <text:p>241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62]*[.C62]" office:value-type="float" office:value="2415" calcext:value-type="float">
            <text:p>2415</text:p>
          </table:table-cell>
          <table:table-cell table:formula="of:=[.G62]/[.B62]" office:value-type="float" office:value="301.875" calcext:value-type="float">
            <text:p>301.875</text:p>
          </table:table-cell>
          <table:table-cell table:formula="of:=[.E62]-[.H62]" office:value-type="float" office:value="53.125" calcext:value-type="float">
            <text:p>53.125</text:p>
          </table:table-cell>
          <table:table-cell table:formula="of:=[.G62]/[.E62]" office:value-type="float" office:value="6.80281690140845" calcext:value-type="float">
            <text:p>6.8028169014084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49" calcext:value-type="float">
            <text:p>244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63]*[.C63]" office:value-type="float" office:value="2449" calcext:value-type="float">
            <text:p>2449</text:p>
          </table:table-cell>
          <table:table-cell table:formula="of:=[.G63]/[.B63]" office:value-type="float" office:value="306.125" calcext:value-type="float">
            <text:p>306.125</text:p>
          </table:table-cell>
          <table:table-cell table:formula="of:=[.E63]-[.H63]" office:value-type="float" office:value="53.875" calcext:value-type="float">
            <text:p>53.875</text:p>
          </table:table-cell>
          <table:table-cell table:formula="of:=[.G63]/[.E63]" office:value-type="float" office:value="6.80277777777778" calcext:value-type="float">
            <text:p>6.8027777777777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D64]*[.C64]" office:value-type="float" office:value="2556" calcext:value-type="float">
            <text:p>2556</text:p>
          </table:table-cell>
          <table:table-cell table:formula="of:=[.G64]/[.B64]" office:value-type="float" office:value="319.5" calcext:value-type="float">
            <text:p>319.5</text:p>
          </table:table-cell>
          <table:table-cell table:formula="of:=[.E64]-[.H64]" office:value-type="float" office:value="45.5" calcext:value-type="float">
            <text:p>45.5</text:p>
          </table:table-cell>
          <table:table-cell table:formula="of:=[.G64]/[.E64]" office:value-type="float" office:value="7.0027397260274" calcext:value-type="float">
            <text:p>7.002739726027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D65]*[.C65]" office:value-type="float" office:value="2591" calcext:value-type="float">
            <text:p>2591</text:p>
          </table:table-cell>
          <table:table-cell table:formula="of:=[.G65]/[.B65]" office:value-type="float" office:value="323.875" calcext:value-type="float">
            <text:p>323.875</text:p>
          </table:table-cell>
          <table:table-cell table:formula="of:=[.E65]-[.H65]" office:value-type="float" office:value="46.125" calcext:value-type="float">
            <text:p>46.125</text:p>
          </table:table-cell>
          <table:table-cell table:formula="of:=[.G65]/[.E65]" office:value-type="float" office:value="7.0027027027027" calcext:value-type="float">
            <text:p>7.002702702702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01" calcext:value-type="float">
            <text:p>2701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D66]*[.C66]" office:value-type="float" office:value="2701" calcext:value-type="float">
            <text:p>2701</text:p>
          </table:table-cell>
          <table:table-cell table:formula="of:=[.G66]/[.B66]" office:value-type="float" office:value="337.625" calcext:value-type="float">
            <text:p>337.625</text:p>
          </table:table-cell>
          <table:table-cell table:formula="of:=[.E66]-[.H66]" office:value-type="float" office:value="36.375" calcext:value-type="float">
            <text:p>36.375</text:p>
          </table:table-cell>
          <table:table-cell table:formula="of:=[.G66]/[.E66]" office:value-type="float" office:value="7.22192513368984" calcext:value-type="float">
            <text:p>7.2219251336898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37" calcext:value-type="float">
            <text:p>2737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D67]*[.C67]" office:value-type="float" office:value="2737" calcext:value-type="float">
            <text:p>2737</text:p>
          </table:table-cell>
          <table:table-cell table:formula="of:=[.G67]/[.B67]" office:value-type="float" office:value="342.125" calcext:value-type="float">
            <text:p>342.125</text:p>
          </table:table-cell>
          <table:table-cell table:formula="of:=[.E67]-[.H67]" office:value-type="float" office:value="37.875" calcext:value-type="float">
            <text:p>37.875</text:p>
          </table:table-cell>
          <table:table-cell table:formula="of:=[.G67]/[.E67]" office:value-type="float" office:value="7.20263157894737" calcext:value-type="float">
            <text:p>7.2026315789473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50" calcext:value-type="float">
            <text:p>2850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68]*[.C68]" office:value-type="float" office:value="2850" calcext:value-type="float">
            <text:p>2850</text:p>
          </table:table-cell>
          <table:table-cell table:formula="of:=[.G68]/[.B68]" office:value-type="float" office:value="356.25" calcext:value-type="float">
            <text:p>356.25</text:p>
          </table:table-cell>
          <table:table-cell table:formula="of:=[.E68]-[.H68]" office:value-type="float" office:value="27.75" calcext:value-type="float">
            <text:p>27.75</text:p>
          </table:table-cell>
          <table:table-cell table:formula="of:=[.G68]/[.E68]" office:value-type="float" office:value="7.421875" calcext:value-type="float">
            <text:p>7.42187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87" calcext:value-type="float">
            <text:p>2887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D69]*[.C69]" office:value-type="float" office:value="2887" calcext:value-type="float">
            <text:p>2887</text:p>
          </table:table-cell>
          <table:table-cell table:formula="of:=[.G69]/[.B69]" office:value-type="float" office:value="360.875" calcext:value-type="float">
            <text:p>360.875</text:p>
          </table:table-cell>
          <table:table-cell table:formula="of:=[.E69]-[.H69]" office:value-type="float" office:value="29.125" calcext:value-type="float">
            <text:p>29.125</text:p>
          </table:table-cell>
          <table:table-cell table:formula="of:=[.G69]/[.E69]" office:value-type="float" office:value="7.4025641025641" calcext:value-type="float">
            <text:p>7.402564102564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3" calcext:value-type="float">
            <text:p>300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D70]*[.C70]" office:value-type="float" office:value="3003" calcext:value-type="float">
            <text:p>3003</text:p>
          </table:table-cell>
          <table:table-cell table:formula="of:=[.G70]/[.B70]" office:value-type="float" office:value="375.375" calcext:value-type="float">
            <text:p>375.375</text:p>
          </table:table-cell>
          <table:table-cell table:formula="of:=[.E70]-[.H70]" office:value-type="float" office:value="18.625" calcext:value-type="float">
            <text:p>18.625</text:p>
          </table:table-cell>
          <table:table-cell table:formula="of:=[.G70]/[.E70]" office:value-type="float" office:value="7.62182741116751" calcext:value-type="float">
            <text:p>7.6218274111675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41" calcext:value-type="float">
            <text:p>304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71]*[.C71]" office:value-type="float" office:value="3041" calcext:value-type="float">
            <text:p>3041</text:p>
          </table:table-cell>
          <table:table-cell table:formula="of:=[.G71]/[.B71]" office:value-type="float" office:value="380.125" calcext:value-type="float">
            <text:p>380.125</text:p>
          </table:table-cell>
          <table:table-cell table:formula="of:=[.E71]-[.H71]" office:value-type="float" office:value="19.875" calcext:value-type="float">
            <text:p>19.875</text:p>
          </table:table-cell>
          <table:table-cell table:formula="of:=[.G71]/[.E71]" office:value-type="float" office:value="7.6025" calcext:value-type="float">
            <text:p>7.602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60" calcext:value-type="float">
            <text:p>3160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D72]*[.C72]" office:value-type="float" office:value="3160" calcext:value-type="float">
            <text:p>3160</text:p>
          </table:table-cell>
          <table:table-cell table:formula="of:=[.G72]/[.B72]" office:value-type="float" office:value="395" calcext:value-type="float">
            <text:p>395</text:p>
          </table:table-cell>
          <table:table-cell table:formula="of:=[.E72]-[.H72]" office:value-type="float" office:value="9" calcext:value-type="float">
            <text:p>9</text:p>
          </table:table-cell>
          <table:table-cell table:formula="of:=[.G72]/[.E72]" office:value-type="float" office:value="7.82178217821782" calcext:value-type="float">
            <text:p>7.8217821782178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99" calcext:value-type="float">
            <text:p>3199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D73]*[.C73]" office:value-type="float" office:value="3199" calcext:value-type="float">
            <text:p>3199</text:p>
          </table:table-cell>
          <table:table-cell table:formula="of:=[.G73]/[.B73]" office:value-type="float" office:value="399.875" calcext:value-type="float">
            <text:p>399.875</text:p>
          </table:table-cell>
          <table:table-cell table:formula="of:=[.E73]-[.H73]" office:value-type="float" office:value="10.125" calcext:value-type="float">
            <text:p>10.125</text:p>
          </table:table-cell>
          <table:table-cell table:formula="of:=[.G73]/[.E73]" office:value-type="float" office:value="7.80243902439024" calcext:value-type="float">
            <text:p>7.8024390243902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21" calcext:value-type="float">
            <text:p>3321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D74]*[.C74]" office:value-type="float" office:value="3321" calcext:value-type="float">
            <text:p>3321</text:p>
          </table:table-cell>
          <table:table-cell table:formula="of:=[.G74]/[.B74]" office:value-type="float" office:value="415.125" calcext:value-type="float">
            <text:p>415.125</text:p>
          </table:table-cell>
          <table:table-cell table:formula="of:=[.E74]-[.H74]" office:value-type="float" office:value="41.875" calcext:value-type="float">
            <text:p>41.875</text:p>
          </table:table-cell>
          <table:table-cell table:formula="of:=[.G74]/[.E74]" office:value-type="float" office:value="7.26695842450766" calcext:value-type="float">
            <text:p>7.2669584245076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61" calcext:value-type="float">
            <text:p>3361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D75]*[.C75]" office:value-type="float" office:value="3361" calcext:value-type="float">
            <text:p>3361</text:p>
          </table:table-cell>
          <table:table-cell table:formula="of:=[.G75]/[.B75]" office:value-type="float" office:value="420.125" calcext:value-type="float">
            <text:p>420.125</text:p>
          </table:table-cell>
          <table:table-cell table:formula="of:=[.E75]-[.H75]" office:value-type="float" office:value="40.875" calcext:value-type="float">
            <text:p>40.875</text:p>
          </table:table-cell>
          <table:table-cell table:formula="of:=[.G75]/[.E75]" office:value-type="float" office:value="7.29067245119306" calcext:value-type="float">
            <text:p>7.2906724511930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D76]*[.C76]" office:value-type="float" office:value="3486" calcext:value-type="float">
            <text:p>3486</text:p>
          </table:table-cell>
          <table:table-cell table:formula="of:=[.G76]/[.B76]" office:value-type="float" office:value="435.75" calcext:value-type="float">
            <text:p>435.75</text:p>
          </table:table-cell>
          <table:table-cell table:formula="of:=[.E76]-[.H76]" office:value-type="float" office:value="75.25" calcext:value-type="float">
            <text:p>75.25</text:p>
          </table:table-cell>
          <table:table-cell table:formula="of:=[.G76]/[.E76]" office:value-type="float" office:value="6.82191780821918" calcext:value-type="float">
            <text:p>6.8219178082191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27" calcext:value-type="float">
            <text:p>352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77]*[.C77]" office:value-type="float" office:value="3527" calcext:value-type="float">
            <text:p>3527</text:p>
          </table:table-cell>
          <table:table-cell table:formula="of:=[.G77]/[.B77]" office:value-type="float" office:value="440.875" calcext:value-type="float">
            <text:p>440.875</text:p>
          </table:table-cell>
          <table:table-cell table:formula="of:=[.E77]-[.H77]" office:value-type="float" office:value="77.125" calcext:value-type="float">
            <text:p>77.125</text:p>
          </table:table-cell>
          <table:table-cell table:formula="of:=[.G77]/[.E77]" office:value-type="float" office:value="6.80888030888031" calcext:value-type="float">
            <text:p>6.808880308880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55" calcext:value-type="float">
            <text:p>3655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D78]*[.C78]" office:value-type="float" office:value="3655" calcext:value-type="float">
            <text:p>3655</text:p>
          </table:table-cell>
          <table:table-cell table:formula="of:=[.G78]/[.B78]" office:value-type="float" office:value="456.875" calcext:value-type="float">
            <text:p>456.875</text:p>
          </table:table-cell>
          <table:table-cell table:formula="of:=[.E78]-[.H78]" office:value-type="float" office:value="65.125" calcext:value-type="float">
            <text:p>65.125</text:p>
          </table:table-cell>
          <table:table-cell table:formula="of:=[.G78]/[.E78]" office:value-type="float" office:value="7.00191570881226" calcext:value-type="float">
            <text:p>7.0019157088122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97" calcext:value-type="float">
            <text:p>3697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D79]*[.C79]" office:value-type="float" office:value="3697" calcext:value-type="float">
            <text:p>3697</text:p>
          </table:table-cell>
          <table:table-cell table:formula="of:=[.G79]/[.B79]" office:value-type="float" office:value="462.125" calcext:value-type="float">
            <text:p>462.125</text:p>
          </table:table-cell>
          <table:table-cell table:formula="of:=[.E79]-[.H79]" office:value-type="float" office:value="68.875" calcext:value-type="float">
            <text:p>68.875</text:p>
          </table:table-cell>
          <table:table-cell table:formula="of:=[.G79]/[.E79]" office:value-type="float" office:value="6.9623352165725" calcext:value-type="float">
            <text:p>6.962335216572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28" calcext:value-type="float">
            <text:p>3828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D80]*[.C80]" office:value-type="float" office:value="3828" calcext:value-type="float">
            <text:p>3828</text:p>
          </table:table-cell>
          <table:table-cell table:formula="of:=[.G80]/[.B80]" office:value-type="float" office:value="478.5" calcext:value-type="float">
            <text:p>478.5</text:p>
          </table:table-cell>
          <table:table-cell table:formula="of:=[.E80]-[.H80]" office:value-type="float" office:value="56.5" calcext:value-type="float">
            <text:p>56.5</text:p>
          </table:table-cell>
          <table:table-cell table:formula="of:=[.G80]/[.E80]" office:value-type="float" office:value="7.15514018691589" calcext:value-type="float">
            <text:p>7.1551401869158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71" calcext:value-type="float">
            <text:p>3871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D81]*[.C81]" office:value-type="float" office:value="3871" calcext:value-type="float">
            <text:p>3871</text:p>
          </table:table-cell>
          <table:table-cell table:formula="of:=[.G81]/[.B81]" office:value-type="float" office:value="483.875" calcext:value-type="float">
            <text:p>483.875</text:p>
          </table:table-cell>
          <table:table-cell table:formula="of:=[.E81]-[.H81]" office:value-type="float" office:value="56.125" calcext:value-type="float">
            <text:p>56.125</text:p>
          </table:table-cell>
          <table:table-cell table:formula="of:=[.G81]/[.E81]" office:value-type="float" office:value="7.16851851851852" calcext:value-type="float">
            <text:p>7.1685185185185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5" calcext:value-type="float">
            <text:p>4005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D82]*[.C82]" office:value-type="float" office:value="4005" calcext:value-type="float">
            <text:p>4005</text:p>
          </table:table-cell>
          <table:table-cell table:formula="of:=[.G82]/[.B82]" office:value-type="float" office:value="500.625" calcext:value-type="float">
            <text:p>500.625</text:p>
          </table:table-cell>
          <table:table-cell table:formula="of:=[.E82]-[.H82]" office:value-type="float" office:value="46.375" calcext:value-type="float">
            <text:p>46.375</text:p>
          </table:table-cell>
          <table:table-cell table:formula="of:=[.G82]/[.E82]" office:value-type="float" office:value="7.3217550274223" calcext:value-type="float">
            <text:p>7.321755027422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49" calcext:value-type="float">
            <text:p>4049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83]*[.C83]" office:value-type="float" office:value="4049" calcext:value-type="float">
            <text:p>4049</text:p>
          </table:table-cell>
          <table:table-cell table:formula="of:=[.G83]/[.B83]" office:value-type="float" office:value="506.125" calcext:value-type="float">
            <text:p>506.125</text:p>
          </table:table-cell>
          <table:table-cell table:formula="of:=[.E83]-[.H83]" office:value-type="float" office:value="45.875" calcext:value-type="float">
            <text:p>45.875</text:p>
          </table:table-cell>
          <table:table-cell table:formula="of:=[.G83]/[.E83]" office:value-type="float" office:value="7.33514492753623" calcext:value-type="float">
            <text:p>7.3351449275362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86" calcext:value-type="float">
            <text:p>4186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D84]*[.C84]" office:value-type="float" office:value="4186" calcext:value-type="float">
            <text:p>4186</text:p>
          </table:table-cell>
          <table:table-cell table:formula="of:=[.G84]/[.B84]" office:value-type="float" office:value="523.25" calcext:value-type="float">
            <text:p>523.25</text:p>
          </table:table-cell>
          <table:table-cell table:formula="of:=[.E84]-[.H84]" office:value-type="float" office:value="35.75" calcext:value-type="float">
            <text:p>35.75</text:p>
          </table:table-cell>
          <table:table-cell table:formula="of:=[.G84]/[.E84]" office:value-type="float" office:value="7.48837209302326" calcext:value-type="float">
            <text:p>7.4883720930232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31" calcext:value-type="float">
            <text:p>4231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D85]*[.C85]" office:value-type="float" office:value="4231" calcext:value-type="float">
            <text:p>4231</text:p>
          </table:table-cell>
          <table:table-cell table:formula="of:=[.G85]/[.B85]" office:value-type="float" office:value="528.875" calcext:value-type="float">
            <text:p>528.875</text:p>
          </table:table-cell>
          <table:table-cell table:formula="of:=[.E85]-[.H85]" office:value-type="float" office:value="35.125" calcext:value-type="float">
            <text:p>35.125</text:p>
          </table:table-cell>
          <table:table-cell table:formula="of:=[.G85]/[.E85]" office:value-type="float" office:value="7.50177304964539" calcext:value-type="float">
            <text:p>7.5017730496453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71" calcext:value-type="float">
            <text:p>4371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D86]*[.C86]" office:value-type="float" office:value="4371" calcext:value-type="float">
            <text:p>4371</text:p>
          </table:table-cell>
          <table:table-cell table:formula="of:=[.G86]/[.B86]" office:value-type="float" office:value="546.375" calcext:value-type="float">
            <text:p>546.375</text:p>
          </table:table-cell>
          <table:table-cell table:formula="of:=[.E86]-[.H86]" office:value-type="float" office:value="23.625" calcext:value-type="float">
            <text:p>23.625</text:p>
          </table:table-cell>
          <table:table-cell table:formula="of:=[.G86]/[.E86]" office:value-type="float" office:value="7.66842105263158" calcext:value-type="float">
            <text:p>7.6684210526315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17" calcext:value-type="float">
            <text:p>4417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D87]*[.C87]" office:value-type="float" office:value="4417" calcext:value-type="float">
            <text:p>4417</text:p>
          </table:table-cell>
          <table:table-cell table:formula="of:=[.G87]/[.B87]" office:value-type="float" office:value="552.125" calcext:value-type="float">
            <text:p>552.125</text:p>
          </table:table-cell>
          <table:table-cell table:formula="of:=[.E87]-[.H87]" office:value-type="float" office:value="24.875" calcext:value-type="float">
            <text:p>24.875</text:p>
          </table:table-cell>
          <table:table-cell table:formula="of:=[.G87]/[.E87]" office:value-type="float" office:value="7.65511265164645" calcext:value-type="float">
            <text:p>7.655112651646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60" calcext:value-type="float">
            <text:p>456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D88]*[.C88]" office:value-type="float" office:value="4560" calcext:value-type="float">
            <text:p>4560</text:p>
          </table:table-cell>
          <table:table-cell table:formula="of:=[.G88]/[.B88]" office:value-type="float" office:value="570" calcext:value-type="float">
            <text:p>570</text:p>
          </table:table-cell>
          <table:table-cell table:formula="of:=[.E88]-[.H88]" office:value-type="float" office:value="12" calcext:value-type="float">
            <text:p>12</text:p>
          </table:table-cell>
          <table:table-cell table:formula="of:=[.G88]/[.E88]" office:value-type="float" office:value="7.83505154639175" calcext:value-type="float">
            <text:p>7.8350515463917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07" calcext:value-type="float">
            <text:p>4607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D89]*[.C89]" office:value-type="float" office:value="4607" calcext:value-type="float">
            <text:p>4607</text:p>
          </table:table-cell>
          <table:table-cell table:formula="of:=[.G89]/[.B89]" office:value-type="float" office:value="575.875" calcext:value-type="float">
            <text:p>575.875</text:p>
          </table:table-cell>
          <table:table-cell table:formula="of:=[.E89]-[.H89]" office:value-type="float" office:value="14.125" calcext:value-type="float">
            <text:p>14.125</text:p>
          </table:table-cell>
          <table:table-cell table:formula="of:=[.G89]/[.E89]" office:value-type="float" office:value="7.80847457627119" calcext:value-type="float">
            <text:p>7.8084745762711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53" calcext:value-type="float">
            <text:p>4753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D90]*[.C90]" office:value-type="float" office:value="4753" calcext:value-type="float">
            <text:p>4753</text:p>
          </table:table-cell>
          <table:table-cell table:formula="of:=[.G90]/[.B90]" office:value-type="float" office:value="594.125" calcext:value-type="float">
            <text:p>594.125</text:p>
          </table:table-cell>
          <table:table-cell table:formula="of:=[.E90]-[.H90]" office:value-type="float" office:value="51.875" calcext:value-type="float">
            <text:p>51.875</text:p>
          </table:table-cell>
          <table:table-cell table:formula="of:=[.G90]/[.E90]" office:value-type="float" office:value="7.35758513931889" calcext:value-type="float">
            <text:p>7.3575851393188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01" calcext:value-type="float">
            <text:p>4801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D91]*[.C91]" office:value-type="float" office:value="4801" calcext:value-type="float">
            <text:p>4801</text:p>
          </table:table-cell>
          <table:table-cell table:formula="of:=[.G91]/[.B91]" office:value-type="float" office:value="600.125" calcext:value-type="float">
            <text:p>600.125</text:p>
          </table:table-cell>
          <table:table-cell table:formula="of:=[.E91]-[.H91]" office:value-type="float" office:value="50.875" calcext:value-type="float">
            <text:p>50.875</text:p>
          </table:table-cell>
          <table:table-cell table:formula="of:=[.G91]/[.E91]" office:value-type="float" office:value="7.37480798771121" calcext:value-type="float">
            <text:p>7.3748079877112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D92]*[.C92]" office:value-type="float" office:value="4950" calcext:value-type="float">
            <text:p>4950</text:p>
          </table:table-cell>
          <table:table-cell table:formula="of:=[.G92]/[.B92]" office:value-type="float" office:value="618.75" calcext:value-type="float">
            <text:p>618.75</text:p>
          </table:table-cell>
          <table:table-cell table:formula="of:=[.E92]-[.H92]" office:value-type="float" office:value="89.25" calcext:value-type="float">
            <text:p>89.25</text:p>
          </table:table-cell>
          <table:table-cell table:formula="of:=[.G92]/[.E92]" office:value-type="float" office:value="6.99152542372881" calcext:value-type="float">
            <text:p>6.9915254237288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D93]*[.C93]" office:value-type="float" office:value="4999" calcext:value-type="float">
            <text:p>4999</text:p>
          </table:table-cell>
          <table:table-cell table:formula="of:=[.G93]/[.B93]" office:value-type="float" office:value="624.875" calcext:value-type="float">
            <text:p>624.875</text:p>
          </table:table-cell>
          <table:table-cell table:formula="of:=[.E93]-[.H93]" office:value-type="float" office:value="91.125" calcext:value-type="float">
            <text:p>91.125</text:p>
          </table:table-cell>
          <table:table-cell table:formula="of:=[.G93]/[.E93]" office:value-type="float" office:value="6.981843575419" calcext:value-type="float">
            <text:p>6.98184357541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51" calcext:value-type="float">
            <text:p>5151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D94]*[.C94]" office:value-type="float" office:value="5151" calcext:value-type="float">
            <text:p>5151</text:p>
          </table:table-cell>
          <table:table-cell table:formula="of:=[.G94]/[.B94]" office:value-type="float" office:value="643.875" calcext:value-type="float">
            <text:p>643.875</text:p>
          </table:table-cell>
          <table:table-cell table:formula="of:=[.E94]-[.H94]" office:value-type="float" office:value="79.125" calcext:value-type="float">
            <text:p>79.125</text:p>
          </table:table-cell>
          <table:table-cell table:formula="of:=[.G94]/[.E94]" office:value-type="float" office:value="7.12448132780083" calcext:value-type="float">
            <text:p>7.1244813278008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01" calcext:value-type="float">
            <text:p>520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D95]*[.C95]" office:value-type="float" office:value="5201" calcext:value-type="float">
            <text:p>5201</text:p>
          </table:table-cell>
          <table:table-cell table:formula="of:=[.G95]/[.B95]" office:value-type="float" office:value="650.125" calcext:value-type="float">
            <text:p>650.125</text:p>
          </table:table-cell>
          <table:table-cell table:formula="of:=[.E95]-[.H95]" office:value-type="float" office:value="80.875" calcext:value-type="float">
            <text:p>80.875</text:p>
          </table:table-cell>
          <table:table-cell table:formula="of:=[.G95]/[.E95]" office:value-type="float" office:value="7.11491108071135" calcext:value-type="float">
            <text:p>7.1149110807113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56" calcext:value-type="float">
            <text:p>5356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D96]*[.C96]" office:value-type="float" office:value="5356" calcext:value-type="float">
            <text:p>5356</text:p>
          </table:table-cell>
          <table:table-cell table:formula="of:=[.G96]/[.B96]" office:value-type="float" office:value="669.5" calcext:value-type="float">
            <text:p>669.5</text:p>
          </table:table-cell>
          <table:table-cell table:formula="of:=[.E96]-[.H96]" office:value-type="float" office:value="67.5" calcext:value-type="float">
            <text:p>67.5</text:p>
          </table:table-cell>
          <table:table-cell table:formula="of:=[.G96]/[.E96]" office:value-type="float" office:value="7.26729986431479" calcext:value-type="float">
            <text:p>7.2672998643147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07" calcext:value-type="float">
            <text:p>5407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D97]*[.C97]" office:value-type="float" office:value="5407" calcext:value-type="float">
            <text:p>5407</text:p>
          </table:table-cell>
          <table:table-cell table:formula="of:=[.G97]/[.B97]" office:value-type="float" office:value="675.875" calcext:value-type="float">
            <text:p>675.875</text:p>
          </table:table-cell>
          <table:table-cell table:formula="of:=[.E97]-[.H97]" office:value-type="float" office:value="70.125" calcext:value-type="float">
            <text:p>70.125</text:p>
          </table:table-cell>
          <table:table-cell table:formula="of:=[.G97]/[.E97]" office:value-type="float" office:value="7.24798927613941" calcext:value-type="float">
            <text:p>7.2479892761394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65" calcext:value-type="float">
            <text:p>5565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98]*[.C98]" office:value-type="float" office:value="5565" calcext:value-type="float">
            <text:p>5565</text:p>
          </table:table-cell>
          <table:table-cell table:formula="of:=[.G98]/[.B98]" office:value-type="float" office:value="695.625" calcext:value-type="float">
            <text:p>695.625</text:p>
          </table:table-cell>
          <table:table-cell table:formula="of:=[.E98]-[.H98]" office:value-type="float" office:value="54.375" calcext:value-type="float">
            <text:p>54.375</text:p>
          </table:table-cell>
          <table:table-cell table:formula="of:=[.G98]/[.E98]" office:value-type="float" office:value="7.42" calcext:value-type="float">
            <text:p>7.4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[.D99]*[.C99]" office:value-type="float" office:value="5617" calcext:value-type="float">
            <text:p>5617</text:p>
          </table:table-cell>
          <table:table-cell table:formula="of:=[.G99]/[.B99]" office:value-type="float" office:value="702.125" calcext:value-type="float">
            <text:p>702.125</text:p>
          </table:table-cell>
          <table:table-cell table:formula="of:=[.E99]-[.H99]" office:value-type="float" office:value="54.875" calcext:value-type="float">
            <text:p>54.875</text:p>
          </table:table-cell>
          <table:table-cell table:formula="of:=[.G99]/[.E99]" office:value-type="float" office:value="7.42007926023778" calcext:value-type="float">
            <text:p>7.4200792602377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78" calcext:value-type="float">
            <text:p>5778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D100]*[.C100]" office:value-type="float" office:value="5778" calcext:value-type="float">
            <text:p>5778</text:p>
          </table:table-cell>
          <table:table-cell table:formula="of:=[.G100]/[.B100]" office:value-type="float" office:value="722.25" calcext:value-type="float">
            <text:p>722.25</text:p>
          </table:table-cell>
          <table:table-cell table:formula="of:=[.E100]-[.H100]" office:value-type="float" office:value="41.75" calcext:value-type="float">
            <text:p>41.75</text:p>
          </table:table-cell>
          <table:table-cell table:formula="of:=[.G100]/[.E100]" office:value-type="float" office:value="7.56282722513089" calcext:value-type="float">
            <text:p>7.5628272251308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31" calcext:value-type="float">
            <text:p>5831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D101]*[.C101]" office:value-type="float" office:value="5831" calcext:value-type="float">
            <text:p>5831</text:p>
          </table:table-cell>
          <table:table-cell table:formula="of:=[.G101]/[.B101]" office:value-type="float" office:value="728.875" calcext:value-type="float">
            <text:p>728.875</text:p>
          </table:table-cell>
          <table:table-cell table:formula="of:=[.E101]-[.H101]" office:value-type="float" office:value="43.125" calcext:value-type="float">
            <text:p>43.125</text:p>
          </table:table-cell>
          <table:table-cell table:formula="of:=[.G101]/[.E101]" office:value-type="float" office:value="7.55310880829016" calcext:value-type="float">
            <text:p>7.5531088082901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995" calcext:value-type="float">
            <text:p>5995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D102]*[.C102]" office:value-type="float" office:value="5995" calcext:value-type="float">
            <text:p>5995</text:p>
          </table:table-cell>
          <table:table-cell table:formula="of:=[.G102]/[.B102]" office:value-type="float" office:value="749.375" calcext:value-type="float">
            <text:p>749.375</text:p>
          </table:table-cell>
          <table:table-cell table:formula="of:=[.E102]-[.H102]" office:value-type="float" office:value="30.625" calcext:value-type="float">
            <text:p>30.625</text:p>
          </table:table-cell>
          <table:table-cell table:formula="of:=[.G102]/[.E102]" office:value-type="float" office:value="7.68589743589744" calcext:value-type="float">
            <text:p>7.6858974358974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49" calcext:value-type="float">
            <text:p>6049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D103]*[.C103]" office:value-type="float" office:value="6049" calcext:value-type="float">
            <text:p>6049</text:p>
          </table:table-cell>
          <table:table-cell table:formula="of:=[.G103]/[.B103]" office:value-type="float" office:value="756.125" calcext:value-type="float">
            <text:p>756.125</text:p>
          </table:table-cell>
          <table:table-cell table:formula="of:=[.E103]-[.H103]" office:value-type="float" office:value="29.875" calcext:value-type="float">
            <text:p>29.875</text:p>
          </table:table-cell>
          <table:table-cell table:formula="of:=[.G103]/[.E103]" office:value-type="float" office:value="7.69592875318066" calcext:value-type="float">
            <text:p>7.6959287531806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16" calcext:value-type="float">
            <text:p>6216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D104]*[.C104]" office:value-type="float" office:value="6216" calcext:value-type="float">
            <text:p>6216</text:p>
          </table:table-cell>
          <table:table-cell table:formula="of:=[.G104]/[.B104]" office:value-type="float" office:value="777" calcext:value-type="float">
            <text:p>777</text:p>
          </table:table-cell>
          <table:table-cell table:formula="of:=[.E104]-[.H104]" office:value-type="float" office:value="16" calcext:value-type="float">
            <text:p>16</text:p>
          </table:table-cell>
          <table:table-cell table:formula="of:=[.G104]/[.E104]" office:value-type="float" office:value="7.83858764186633" calcext:value-type="float">
            <text:p>7.8385876418663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71" calcext:value-type="float">
            <text:p>627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105]*[.C105]" office:value-type="float" office:value="6271" calcext:value-type="float">
            <text:p>6271</text:p>
          </table:table-cell>
          <table:table-cell table:formula="of:=[.G105]/[.B105]" office:value-type="float" office:value="783.875" calcext:value-type="float">
            <text:p>783.875</text:p>
          </table:table-cell>
          <table:table-cell table:formula="of:=[.E105]-[.H105]" office:value-type="float" office:value="16.125" calcext:value-type="float">
            <text:p>16.125</text:p>
          </table:table-cell>
          <table:table-cell table:formula="of:=[.G105]/[.E105]" office:value-type="float" office:value="7.83875" calcext:value-type="float">
            <text:p>7.8387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41" calcext:value-type="float">
            <text:p>6441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D106]*[.C106]" office:value-type="float" office:value="6441" calcext:value-type="float">
            <text:p>6441</text:p>
          </table:table-cell>
          <table:table-cell table:formula="of:=[.G106]/[.B106]" office:value-type="float" office:value="805.125" calcext:value-type="float">
            <text:p>805.125</text:p>
          </table:table-cell>
          <table:table-cell table:formula="of:=[.E106]-[.H106]" office:value-type="float" office:value="62.875" calcext:value-type="float">
            <text:p>62.875</text:p>
          </table:table-cell>
          <table:table-cell table:formula="of:=[.G106]/[.E106]" office:value-type="float" office:value="7.4205069124424" calcext:value-type="float">
            <text:p>7.420506912442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97" calcext:value-type="float">
            <text:p>6497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[.D107]*[.C107]" office:value-type="float" office:value="6497" calcext:value-type="float">
            <text:p>6497</text:p>
          </table:table-cell>
          <table:table-cell table:formula="of:=[.G107]/[.B107]" office:value-type="float" office:value="812.125" calcext:value-type="float">
            <text:p>812.125</text:p>
          </table:table-cell>
          <table:table-cell table:formula="of:=[.E107]-[.H107]" office:value-type="float" office:value="60.875" calcext:value-type="float">
            <text:p>60.875</text:p>
          </table:table-cell>
          <table:table-cell table:formula="of:=[.G107]/[.E107]" office:value-type="float" office:value="7.44215349369989" calcext:value-type="float">
            <text:p>7.4421534936998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70" calcext:value-type="float">
            <text:p>6670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D108]*[.C108]" office:value-type="float" office:value="6670" calcext:value-type="float">
            <text:p>6670</text:p>
          </table:table-cell>
          <table:table-cell table:formula="of:=[.G108]/[.B108]" office:value-type="float" office:value="833.75" calcext:value-type="float">
            <text:p>833.75</text:p>
          </table:table-cell>
          <table:table-cell table:formula="of:=[.E108]-[.H108]" office:value-type="float" office:value="107.25" calcext:value-type="float">
            <text:p>107.25</text:p>
          </table:table-cell>
          <table:table-cell table:formula="of:=[.G108]/[.E108]" office:value-type="float" office:value="7.08820403825717" calcext:value-type="float">
            <text:p>7.0882040382571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27" calcext:value-type="float">
            <text:p>6727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[.D109]*[.C109]" office:value-type="float" office:value="6727" calcext:value-type="float">
            <text:p>6727</text:p>
          </table:table-cell>
          <table:table-cell table:formula="of:=[.G109]/[.B109]" office:value-type="float" office:value="840.875" calcext:value-type="float">
            <text:p>840.875</text:p>
          </table:table-cell>
          <table:table-cell table:formula="of:=[.E109]-[.H109]" office:value-type="float" office:value="106.125" calcext:value-type="float">
            <text:p>106.125</text:p>
          </table:table-cell>
          <table:table-cell table:formula="of:=[.G109]/[.E109]" office:value-type="float" office:value="7.10348468848997" calcext:value-type="float">
            <text:p>7.1034846884899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903" calcext:value-type="float">
            <text:p>6903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D110]*[.C110]" office:value-type="float" office:value="6903" calcext:value-type="float">
            <text:p>6903</text:p>
          </table:table-cell>
          <table:table-cell table:formula="of:=[.G110]/[.B110]" office:value-type="float" office:value="862.875" calcext:value-type="float">
            <text:p>862.875</text:p>
          </table:table-cell>
          <table:table-cell table:formula="of:=[.E110]-[.H110]" office:value-type="float" office:value="94.125" calcext:value-type="float">
            <text:p>94.125</text:p>
          </table:table-cell>
          <table:table-cell table:formula="of:=[.G110]/[.E110]" office:value-type="float" office:value="7.21316614420063" calcext:value-type="float">
            <text:p>7.2131661442006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961" calcext:value-type="float">
            <text:p>6961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[.D111]*[.C111]" office:value-type="float" office:value="6961" calcext:value-type="float">
            <text:p>6961</text:p>
          </table:table-cell>
          <table:table-cell table:formula="of:=[.G111]/[.B111]" office:value-type="float" office:value="870.125" calcext:value-type="float">
            <text:p>870.125</text:p>
          </table:table-cell>
          <table:table-cell table:formula="of:=[.E111]-[.H111]" office:value-type="float" office:value="92.875" calcext:value-type="float">
            <text:p>92.875</text:p>
          </table:table-cell>
          <table:table-cell table:formula="of:=[.G111]/[.E111]" office:value-type="float" office:value="7.22845275181724" calcext:value-type="float">
            <text:p>7.2284527518172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40" calcext:value-type="float">
            <text:p>7140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[.D112]*[.C112]" office:value-type="float" office:value="7140" calcext:value-type="float">
            <text:p>7140</text:p>
          </table:table-cell>
          <table:table-cell table:formula="of:=[.G112]/[.B112]" office:value-type="float" office:value="892.5" calcext:value-type="float">
            <text:p>892.5</text:p>
          </table:table-cell>
          <table:table-cell table:formula="of:=[.E112]-[.H112]" office:value-type="float" office:value="79.5" calcext:value-type="float">
            <text:p>79.5</text:p>
          </table:table-cell>
          <table:table-cell table:formula="of:=[.G112]/[.E112]" office:value-type="float" office:value="7.34567901234568" calcext:value-type="float">
            <text:p>7.3456790123456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99" calcext:value-type="float">
            <text:p>7199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[.D113]*[.C113]" office:value-type="float" office:value="7199" calcext:value-type="float">
            <text:p>7199</text:p>
          </table:table-cell>
          <table:table-cell table:formula="of:=[.G113]/[.B113]" office:value-type="float" office:value="899.875" calcext:value-type="float">
            <text:p>899.875</text:p>
          </table:table-cell>
          <table:table-cell table:formula="of:=[.E113]-[.H113]" office:value-type="float" office:value="78.125" calcext:value-type="float">
            <text:p>78.125</text:p>
          </table:table-cell>
          <table:table-cell table:formula="of:=[.G113]/[.E113]" office:value-type="float" office:value="7.36094069529652" calcext:value-type="float">
            <text:p>7.3609406952965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381" calcext:value-type="float">
            <text:p>7381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114]*[.C114]" office:value-type="float" office:value="7381" calcext:value-type="float">
            <text:p>7381</text:p>
          </table:table-cell>
          <table:table-cell table:formula="of:=[.G114]/[.B114]" office:value-type="float" office:value="922.625" calcext:value-type="float">
            <text:p>922.625</text:p>
          </table:table-cell>
          <table:table-cell table:formula="of:=[.E114]-[.H114]" office:value-type="float" office:value="64.375" calcext:value-type="float">
            <text:p>64.375</text:p>
          </table:table-cell>
          <table:table-cell table:formula="of:=[.G114]/[.E114]" office:value-type="float" office:value="7.47821681864235" calcext:value-type="float">
            <text:p>7.4782168186423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41" calcext:value-type="float">
            <text:p>7441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D115]*[.C115]" office:value-type="float" office:value="7441" calcext:value-type="float">
            <text:p>7441</text:p>
          </table:table-cell>
          <table:table-cell table:formula="of:=[.G115]/[.B115]" office:value-type="float" office:value="930.125" calcext:value-type="float">
            <text:p>930.125</text:p>
          </table:table-cell>
          <table:table-cell table:formula="of:=[.E115]-[.H115]" office:value-type="float" office:value="63.875" calcext:value-type="float">
            <text:p>63.875</text:p>
          </table:table-cell>
          <table:table-cell table:formula="of:=[.G115]/[.E115]" office:value-type="float" office:value="7.48591549295775" calcext:value-type="float">
            <text:p>7.4859154929577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626" calcext:value-type="float">
            <text:p>7626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D116]*[.C116]" office:value-type="float" office:value="7626" calcext:value-type="float">
            <text:p>7626</text:p>
          </table:table-cell>
          <table:table-cell table:formula="of:=[.G116]/[.B116]" office:value-type="float" office:value="953.25" calcext:value-type="float">
            <text:p>953.25</text:p>
          </table:table-cell>
          <table:table-cell table:formula="of:=[.E116]-[.H116]" office:value-type="float" office:value="49.75" calcext:value-type="float">
            <text:p>49.75</text:p>
          </table:table-cell>
          <table:table-cell table:formula="of:=[.G116]/[.E116]" office:value-type="float" office:value="7.60319042871386" calcext:value-type="float">
            <text:p>7.6031904287138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687" calcext:value-type="float">
            <text:p>7687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[.D117]*[.C117]" office:value-type="float" office:value="7687" calcext:value-type="float">
            <text:p>7687</text:p>
          </table:table-cell>
          <table:table-cell table:formula="of:=[.G117]/[.B117]" office:value-type="float" office:value="960.875" calcext:value-type="float">
            <text:p>960.875</text:p>
          </table:table-cell>
          <table:table-cell table:formula="of:=[.E117]-[.H117]" office:value-type="float" office:value="52.125" calcext:value-type="float">
            <text:p>52.125</text:p>
          </table:table-cell>
          <table:table-cell table:formula="of:=[.G117]/[.E117]" office:value-type="float" office:value="7.58835143139191" calcext:value-type="float">
            <text:p>7.5883514313919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75" calcext:value-type="float">
            <text:p>7875</text:p>
          </table:table-cell>
          <table:table-cell office:value-type="float" office:value="1019" calcext:value-type="float">
            <text:p>1019</text:p>
          </table:table-cell>
          <table:table-cell/>
          <table:table-cell table:formula="of:=[.D118]*[.C118]" office:value-type="float" office:value="7875" calcext:value-type="float">
            <text:p>7875</text:p>
          </table:table-cell>
          <table:table-cell table:formula="of:=[.G118]/[.B118]" office:value-type="float" office:value="984.375" calcext:value-type="float">
            <text:p>984.375</text:p>
          </table:table-cell>
          <table:table-cell table:formula="of:=[.E118]-[.H118]" office:value-type="float" office:value="34.625" calcext:value-type="float">
            <text:p>34.625</text:p>
          </table:table-cell>
          <table:table-cell table:formula="of:=[.G118]/[.E118]" office:value-type="float" office:value="7.72816486751717" calcext:value-type="float">
            <text:p>7.7281648675171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37" calcext:value-type="float">
            <text:p>7937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D119]*[.C119]" office:value-type="float" office:value="7937" calcext:value-type="float">
            <text:p>7937</text:p>
          </table:table-cell>
          <table:table-cell table:formula="of:=[.G119]/[.B119]" office:value-type="float" office:value="992.125" calcext:value-type="float">
            <text:p>992.125</text:p>
          </table:table-cell>
          <table:table-cell table:formula="of:=[.E119]-[.H119]" office:value-type="float" office:value="34.875" calcext:value-type="float">
            <text:p>34.875</text:p>
          </table:table-cell>
          <table:table-cell table:formula="of:=[.G119]/[.E119]" office:value-type="float" office:value="7.72833495618306" calcext:value-type="float">
            <text:p>7.7283349561830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28" calcext:value-type="float">
            <text:p>8128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[.D120]*[.C120]" office:value-type="float" office:value="8128" calcext:value-type="float">
            <text:p>8128</text:p>
          </table:table-cell>
          <table:table-cell table:formula="of:=[.G120]/[.B120]" office:value-type="float" office:value="1016" calcext:value-type="float">
            <text:p>1016</text:p>
          </table:table-cell>
          <table:table-cell table:formula="of:=[.E120]-[.H120]" office:value-type="float" office:value="18" calcext:value-type="float">
            <text:p>18</text:p>
          </table:table-cell>
          <table:table-cell table:formula="of:=[.G120]/[.E120]" office:value-type="float" office:value="7.86073500967118" calcext:value-type="float">
            <text:p>7.8607350096711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91" calcext:value-type="float">
            <text:p>8191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D121]*[.C121]" office:value-type="float" office:value="8191" calcext:value-type="float">
            <text:p>8191</text:p>
          </table:table-cell>
          <table:table-cell table:formula="of:=[.G121]/[.B121]" office:value-type="float" office:value="1023.875" calcext:value-type="float">
            <text:p>1023.875</text:p>
          </table:table-cell>
          <table:table-cell table:formula="of:=[.E121]-[.H121]" office:value-type="float" office:value="19.125" calcext:value-type="float">
            <text:p>19.125</text:p>
          </table:table-cell>
          <table:table-cell table:formula="of:=[.G121]/[.E121]" office:value-type="float" office:value="7.85330776605944" calcext:value-type="float">
            <text:p>7.8533077660594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385" calcext:value-type="float">
            <text:p>8385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[.D122]*[.C122]" office:value-type="float" office:value="8385" calcext:value-type="float">
            <text:p>8385</text:p>
          </table:table-cell>
          <table:table-cell table:formula="of:=[.G122]/[.B122]" office:value-type="float" office:value="1048.125" calcext:value-type="float">
            <text:p>1048.125</text:p>
          </table:table-cell>
          <table:table-cell table:formula="of:=[.E122]-[.H122]" office:value-type="float" office:value="70.875" calcext:value-type="float">
            <text:p>70.875</text:p>
          </table:table-cell>
          <table:table-cell table:formula="of:=[.G122]/[.E122]" office:value-type="float" office:value="7.49329758713137" calcext:value-type="float">
            <text:p>7.4932975871313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49" calcext:value-type="float">
            <text:p>844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D123]*[.C123]" office:value-type="float" office:value="8449" calcext:value-type="float">
            <text:p>8449</text:p>
          </table:table-cell>
          <table:table-cell table:formula="of:=[.G123]/[.B123]" office:value-type="float" office:value="1056.125" calcext:value-type="float">
            <text:p>1056.125</text:p>
          </table:table-cell>
          <table:table-cell table:formula="of:=[.E123]-[.H123]" office:value-type="float" office:value="70.875" calcext:value-type="float">
            <text:p>70.875</text:p>
          </table:table-cell>
          <table:table-cell table:formula="of:=[.G123]/[.E123]" office:value-type="float" office:value="7.49689440993789" calcext:value-type="float">
            <text:p>7.4968944099378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46" calcext:value-type="float">
            <text:p>8646</text:p>
          </table:table-cell>
          <table:table-cell office:value-type="float" office:value="1206" calcext:value-type="float">
            <text:p>1206</text:p>
          </table:table-cell>
          <table:table-cell/>
          <table:table-cell table:formula="of:=[.D124]*[.C124]" office:value-type="float" office:value="8646" calcext:value-type="float">
            <text:p>8646</text:p>
          </table:table-cell>
          <table:table-cell table:formula="of:=[.G124]/[.B124]" office:value-type="float" office:value="1080.75" calcext:value-type="float">
            <text:p>1080.75</text:p>
          </table:table-cell>
          <table:table-cell table:formula="of:=[.E124]-[.H124]" office:value-type="float" office:value="125.25" calcext:value-type="float">
            <text:p>125.25</text:p>
          </table:table-cell>
          <table:table-cell table:formula="of:=[.G124]/[.E124]" office:value-type="float" office:value="7.16915422885572" calcext:value-type="float">
            <text:p>7.1691542288557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711" calcext:value-type="float">
            <text:p>8711</text:p>
          </table:table-cell>
          <table:table-cell office:value-type="float" office:value="1213" calcext:value-type="float">
            <text:p>1213</text:p>
          </table:table-cell>
          <table:table-cell/>
          <table:table-cell table:formula="of:=[.D125]*[.C125]" office:value-type="float" office:value="8711" calcext:value-type="float">
            <text:p>8711</text:p>
          </table:table-cell>
          <table:table-cell table:formula="of:=[.G125]/[.B125]" office:value-type="float" office:value="1088.875" calcext:value-type="float">
            <text:p>1088.875</text:p>
          </table:table-cell>
          <table:table-cell table:formula="of:=[.E125]-[.H125]" office:value-type="float" office:value="124.125" calcext:value-type="float">
            <text:p>124.125</text:p>
          </table:table-cell>
          <table:table-cell table:formula="of:=[.G125]/[.E125]" office:value-type="float" office:value="7.18136850783182" calcext:value-type="float">
            <text:p>7.1813685078318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11" calcext:value-type="float">
            <text:p>8911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[.D126]*[.C126]" office:value-type="float" office:value="8911" calcext:value-type="float">
            <text:p>8911</text:p>
          </table:table-cell>
          <table:table-cell table:formula="of:=[.G126]/[.B126]" office:value-type="float" office:value="1113.875" calcext:value-type="float">
            <text:p>1113.875</text:p>
          </table:table-cell>
          <table:table-cell table:formula="of:=[.E126]-[.H126]" office:value-type="float" office:value="105.125" calcext:value-type="float">
            <text:p>105.125</text:p>
          </table:table-cell>
          <table:table-cell table:formula="of:=[.G126]/[.E126]" office:value-type="float" office:value="7.31009023789992" calcext:value-type="float">
            <text:p>7.3100902378999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77" calcext:value-type="float">
            <text:p>8977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[.D127]*[.C127]" office:value-type="float" office:value="8977" calcext:value-type="float">
            <text:p>8977</text:p>
          </table:table-cell>
          <table:table-cell table:formula="of:=[.G127]/[.B127]" office:value-type="float" office:value="1122.125" calcext:value-type="float">
            <text:p>1122.125</text:p>
          </table:table-cell>
          <table:table-cell table:formula="of:=[.E127]-[.H127]" office:value-type="float" office:value="107.875" calcext:value-type="float">
            <text:p>107.875</text:p>
          </table:table-cell>
          <table:table-cell table:formula="of:=[.G127]/[.E127]" office:value-type="float" office:value="7.29837398373984" calcext:value-type="float">
            <text:p>7.2983739837398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80" calcext:value-type="float">
            <text:p>9180</text:p>
          </table:table-cell>
          <table:table-cell office:value-type="float" office:value="1237" calcext:value-type="float">
            <text:p>1237</text:p>
          </table:table-cell>
          <table:table-cell/>
          <table:table-cell table:formula="of:=[.D128]*[.C128]" office:value-type="float" office:value="9180" calcext:value-type="float">
            <text:p>9180</text:p>
          </table:table-cell>
          <table:table-cell table:formula="of:=[.G128]/[.B128]" office:value-type="float" office:value="1147.5" calcext:value-type="float">
            <text:p>1147.5</text:p>
          </table:table-cell>
          <table:table-cell table:formula="of:=[.E128]-[.H128]" office:value-type="float" office:value="89.5" calcext:value-type="float">
            <text:p>89.5</text:p>
          </table:table-cell>
          <table:table-cell table:formula="of:=[.G128]/[.E128]" office:value-type="float" office:value="7.42118027485853" calcext:value-type="float">
            <text:p>7.4211802748585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47" calcext:value-type="float">
            <text:p>9247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[.D129]*[.C129]" office:value-type="float" office:value="9247" calcext:value-type="float">
            <text:p>9247</text:p>
          </table:table-cell>
          <table:table-cell table:formula="of:=[.G129]/[.B129]" office:value-type="float" office:value="1155.875" calcext:value-type="float">
            <text:p>1155.875</text:p>
          </table:table-cell>
          <table:table-cell table:formula="of:=[.E129]-[.H129]" office:value-type="float" office:value="90.125" calcext:value-type="float">
            <text:p>90.125</text:p>
          </table:table-cell>
          <table:table-cell table:formula="of:=[.G129]/[.E129]" office:value-type="float" office:value="7.42134831460674" calcext:value-type="float">
            <text:p>7.4213483146067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53" calcext:value-type="float">
            <text:p>9453</text:p>
          </table:table-cell>
          <table:table-cell office:value-type="float" office:value="1255" calcext:value-type="float">
            <text:p>1255</text:p>
          </table:table-cell>
          <table:table-cell/>
          <table:table-cell table:formula="of:=[.D130]*[.C130]" office:value-type="float" office:value="9453" calcext:value-type="float">
            <text:p>9453</text:p>
          </table:table-cell>
          <table:table-cell table:formula="of:=[.G130]/[.B130]" office:value-type="float" office:value="1181.625" calcext:value-type="float">
            <text:p>1181.625</text:p>
          </table:table-cell>
          <table:table-cell table:formula="of:=[.E130]-[.H130]" office:value-type="float" office:value="73.375" calcext:value-type="float">
            <text:p>73.375</text:p>
          </table:table-cell>
          <table:table-cell table:formula="of:=[.G130]/[.E130]" office:value-type="float" office:value="7.53227091633466" calcext:value-type="float">
            <text:p>7.5322709163346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21" calcext:value-type="float">
            <text:p>9521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D131]*[.C131]" office:value-type="float" office:value="9521" calcext:value-type="float">
            <text:p>9521</text:p>
          </table:table-cell>
          <table:table-cell table:formula="of:=[.G131]/[.B131]" office:value-type="float" office:value="1190.125" calcext:value-type="float">
            <text:p>1190.125</text:p>
          </table:table-cell>
          <table:table-cell table:formula="of:=[.E131]-[.H131]" office:value-type="float" office:value="74.875" calcext:value-type="float">
            <text:p>74.875</text:p>
          </table:table-cell>
          <table:table-cell table:formula="of:=[.G131]/[.E131]" office:value-type="float" office:value="7.52648221343874" calcext:value-type="float">
            <text:p>7.5264822134387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730" calcext:value-type="float">
            <text:p>9730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[.D132]*[.C132]" office:value-type="float" office:value="9730" calcext:value-type="float">
            <text:p>9730</text:p>
          </table:table-cell>
          <table:table-cell table:formula="of:=[.G132]/[.B132]" office:value-type="float" office:value="1216.25" calcext:value-type="float">
            <text:p>1216.25</text:p>
          </table:table-cell>
          <table:table-cell table:formula="of:=[.E132]-[.H132]" office:value-type="float" office:value="56.75" calcext:value-type="float">
            <text:p>56.75</text:p>
          </table:table-cell>
          <table:table-cell table:formula="of:=[.G132]/[.E132]" office:value-type="float" office:value="7.643362136685" calcext:value-type="float">
            <text:p>7.64336213668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799" calcext:value-type="float">
            <text:p>9799</text:p>
          </table:table-cell>
          <table:table-cell office:value-type="float" office:value="1283" calcext:value-type="float">
            <text:p>1283</text:p>
          </table:table-cell>
          <table:table-cell/>
          <table:table-cell table:formula="of:=[.D133]*[.C133]" office:value-type="float" office:value="9799" calcext:value-type="float">
            <text:p>9799</text:p>
          </table:table-cell>
          <table:table-cell table:formula="of:=[.G133]/[.B133]" office:value-type="float" office:value="1224.875" calcext:value-type="float">
            <text:p>1224.875</text:p>
          </table:table-cell>
          <table:table-cell table:formula="of:=[.E133]-[.H133]" office:value-type="float" office:value="58.125" calcext:value-type="float">
            <text:p>58.125</text:p>
          </table:table-cell>
          <table:table-cell table:formula="of:=[.G133]/[.E133]" office:value-type="float" office:value="7.63756819953235" calcext:value-type="float">
            <text:p>7.6375681995323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11" calcext:value-type="float">
            <text:p>10011</text:p>
          </table:table-cell>
          <table:table-cell office:value-type="float" office:value="1291" calcext:value-type="float">
            <text:p>1291</text:p>
          </table:table-cell>
          <table:table-cell/>
          <table:table-cell table:formula="of:=[.D134]*[.C134]" office:value-type="float" office:value="10011" calcext:value-type="float">
            <text:p>10011</text:p>
          </table:table-cell>
          <table:table-cell table:formula="of:=[.G134]/[.B134]" office:value-type="float" office:value="1251.375" calcext:value-type="float">
            <text:p>1251.375</text:p>
          </table:table-cell>
          <table:table-cell table:formula="of:=[.E134]-[.H134]" office:value-type="float" office:value="39.625" calcext:value-type="float">
            <text:p>39.625</text:p>
          </table:table-cell>
          <table:table-cell table:formula="of:=[.G134]/[.E134]" office:value-type="float" office:value="7.75445391169636" calcext:value-type="float">
            <text:p>7.7544539116963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1" calcext:value-type="float">
            <text:p>10081</text:p>
          </table:table-cell>
          <table:table-cell office:value-type="float" office:value="1298" calcext:value-type="float">
            <text:p>1298</text:p>
          </table:table-cell>
          <table:table-cell/>
          <table:table-cell table:formula="of:=[.D135]*[.C135]" office:value-type="float" office:value="10081" calcext:value-type="float">
            <text:p>10081</text:p>
          </table:table-cell>
          <table:table-cell table:formula="of:=[.G135]/[.B135]" office:value-type="float" office:value="1260.125" calcext:value-type="float">
            <text:p>1260.125</text:p>
          </table:table-cell>
          <table:table-cell table:formula="of:=[.E135]-[.H135]" office:value-type="float" office:value="37.875" calcext:value-type="float">
            <text:p>37.875</text:p>
          </table:table-cell>
          <table:table-cell table:formula="of:=[.G135]/[.E135]" office:value-type="float" office:value="7.76656394453005" calcext:value-type="float">
            <text:p>7.7665639445300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96" calcext:value-type="float">
            <text:p>10296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D136]*[.C136]" office:value-type="float" office:value="10296" calcext:value-type="float">
            <text:p>10296</text:p>
          </table:table-cell>
          <table:table-cell table:formula="of:=[.G136]/[.B136]" office:value-type="float" office:value="1287" calcext:value-type="float">
            <text:p>1287</text:p>
          </table:table-cell>
          <table:table-cell table:formula="of:=[.E136]-[.H136]" office:value-type="float" office:value="23" calcext:value-type="float">
            <text:p>23</text:p>
          </table:table-cell>
          <table:table-cell table:formula="of:=[.G136]/[.E136]" office:value-type="float" office:value="7.85954198473282" calcext:value-type="float">
            <text:p>7.85954198473282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367" calcext:value-type="float">
            <text:p>10367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D137]*[.C137]" office:value-type="float" office:value="10367" calcext:value-type="float">
            <text:p>10367</text:p>
          </table:table-cell>
          <table:table-cell table:formula="of:=[.G137]/[.B137]" office:value-type="float" office:value="1295.875" calcext:value-type="float">
            <text:p>1295.875</text:p>
          </table:table-cell>
          <table:table-cell table:formula="of:=[.E137]-[.H137]" office:value-type="float" office:value="22.125" calcext:value-type="float">
            <text:p>22.125</text:p>
          </table:table-cell>
          <table:table-cell table:formula="of:=[.G137]/[.E137]" office:value-type="float" office:value="7.86570561456753" calcext:value-type="float">
            <text:p>7.8657056145675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585" calcext:value-type="float">
            <text:p>10585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[.D138]*[.C138]" office:value-type="float" office:value="10585" calcext:value-type="float">
            <text:p>10585</text:p>
          </table:table-cell>
          <table:table-cell table:formula="of:=[.G138]/[.B138]" office:value-type="float" office:value="1323.125" calcext:value-type="float">
            <text:p>1323.125</text:p>
          </table:table-cell>
          <table:table-cell table:formula="of:=[.E138]-[.H138]" office:value-type="float" office:value="80.875" calcext:value-type="float">
            <text:p>80.875</text:p>
          </table:table-cell>
          <table:table-cell table:formula="of:=[.G138]/[.E138]" office:value-type="float" office:value="7.53917378917379" calcext:value-type="float">
            <text:p>7.5391737891737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657" calcext:value-type="float">
            <text:p>10657</text:p>
          </table:table-cell>
          <table:table-cell office:value-type="float" office:value="1414" calcext:value-type="float">
            <text:p>1414</text:p>
          </table:table-cell>
          <table:table-cell/>
          <table:table-cell table:formula="of:=[.D139]*[.C139]" office:value-type="float" office:value="10657" calcext:value-type="float">
            <text:p>10657</text:p>
          </table:table-cell>
          <table:table-cell table:formula="of:=[.G139]/[.B139]" office:value-type="float" office:value="1332.125" calcext:value-type="float">
            <text:p>1332.125</text:p>
          </table:table-cell>
          <table:table-cell table:formula="of:=[.E139]-[.H139]" office:value-type="float" office:value="81.875" calcext:value-type="float">
            <text:p>81.875</text:p>
          </table:table-cell>
          <table:table-cell table:formula="of:=[.G139]/[.E139]" office:value-type="float" office:value="7.53677510608204" calcext:value-type="float">
            <text:p>7.5367751060820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878" calcext:value-type="float">
            <text:p>10878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D140]*[.C140]" office:value-type="float" office:value="10878" calcext:value-type="float">
            <text:p>10878</text:p>
          </table:table-cell>
          <table:table-cell table:formula="of:=[.G140]/[.B140]" office:value-type="float" office:value="1359.75" calcext:value-type="float">
            <text:p>1359.75</text:p>
          </table:table-cell>
          <table:table-cell table:formula="of:=[.E140]-[.H140]" office:value-type="float" office:value="136.25" calcext:value-type="float">
            <text:p>136.25</text:p>
          </table:table-cell>
          <table:table-cell table:formula="of:=[.G140]/[.E140]" office:value-type="float" office:value="7.27139037433155" calcext:value-type="float">
            <text:p>7.2713903743315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951" calcext:value-type="float">
            <text:p>10951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D141]*[.C141]" office:value-type="float" office:value="10951" calcext:value-type="float">
            <text:p>10951</text:p>
          </table:table-cell>
          <table:table-cell table:formula="of:=[.G141]/[.B141]" office:value-type="float" office:value="1368.875" calcext:value-type="float">
            <text:p>1368.875</text:p>
          </table:table-cell>
          <table:table-cell table:formula="of:=[.E141]-[.H141]" office:value-type="float" office:value="139.125" calcext:value-type="float">
            <text:p>139.125</text:p>
          </table:table-cell>
          <table:table-cell table:formula="of:=[.G141]/[.E141]" office:value-type="float" office:value="7.26193633952255" calcext:value-type="float">
            <text:p>7.2619363395225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175" calcext:value-type="float">
            <text:p>11175</text:p>
          </table:table-cell>
          <table:table-cell office:value-type="float" office:value="1517" calcext:value-type="float">
            <text:p>1517</text:p>
          </table:table-cell>
          <table:table-cell/>
          <table:table-cell table:formula="of:=[.D142]*[.C142]" office:value-type="float" office:value="11175" calcext:value-type="float">
            <text:p>11175</text:p>
          </table:table-cell>
          <table:table-cell table:formula="of:=[.G142]/[.B142]" office:value-type="float" office:value="1396.875" calcext:value-type="float">
            <text:p>1396.875</text:p>
          </table:table-cell>
          <table:table-cell table:formula="of:=[.E142]-[.H142]" office:value-type="float" office:value="120.125" calcext:value-type="float">
            <text:p>120.125</text:p>
          </table:table-cell>
          <table:table-cell table:formula="of:=[.G142]/[.E142]" office:value-type="float" office:value="7.36651285431773" calcext:value-type="float">
            <text:p>7.3665128543177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49" calcext:value-type="float">
            <text:p>11249</text:p>
          </table:table-cell>
          <table:table-cell office:value-type="float" office:value="1527" calcext:value-type="float">
            <text:p>1527</text:p>
          </table:table-cell>
          <table:table-cell/>
          <table:table-cell table:formula="of:=[.D143]*[.C143]" office:value-type="float" office:value="11249" calcext:value-type="float">
            <text:p>11249</text:p>
          </table:table-cell>
          <table:table-cell table:formula="of:=[.G143]/[.B143]" office:value-type="float" office:value="1406.125" calcext:value-type="float">
            <text:p>1406.125</text:p>
          </table:table-cell>
          <table:table-cell table:formula="of:=[.E143]-[.H143]" office:value-type="float" office:value="120.875" calcext:value-type="float">
            <text:p>120.875</text:p>
          </table:table-cell>
          <table:table-cell table:formula="of:=[.G143]/[.E143]" office:value-type="float" office:value="7.36673215455141" calcext:value-type="float">
            <text:p>7.3667321545514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76" calcext:value-type="float">
            <text:p>11476</text:p>
          </table:table-cell>
          <table:table-cell office:value-type="float" office:value="1535" calcext:value-type="float">
            <text:p>1535</text:p>
          </table:table-cell>
          <table:table-cell/>
          <table:table-cell table:formula="of:=[.D144]*[.C144]" office:value-type="float" office:value="11476" calcext:value-type="float">
            <text:p>11476</text:p>
          </table:table-cell>
          <table:table-cell table:formula="of:=[.G144]/[.B144]" office:value-type="float" office:value="1434.5" calcext:value-type="float">
            <text:p>1434.5</text:p>
          </table:table-cell>
          <table:table-cell table:formula="of:=[.E144]-[.H144]" office:value-type="float" office:value="100.5" calcext:value-type="float">
            <text:p>100.5</text:p>
          </table:table-cell>
          <table:table-cell table:formula="of:=[.G144]/[.E144]" office:value-type="float" office:value="7.47622149837134" calcext:value-type="float">
            <text:p>7.4762214983713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551" calcext:value-type="float">
            <text:p>11551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D145]*[.C145]" office:value-type="float" office:value="11551" calcext:value-type="float">
            <text:p>11551</text:p>
          </table:table-cell>
          <table:table-cell table:formula="of:=[.G145]/[.B145]" office:value-type="float" office:value="1443.875" calcext:value-type="float">
            <text:p>1443.875</text:p>
          </table:table-cell>
          <table:table-cell table:formula="of:=[.E145]-[.H145]" office:value-type="float" office:value="101.125" calcext:value-type="float">
            <text:p>101.125</text:p>
          </table:table-cell>
          <table:table-cell table:formula="of:=[.G145]/[.E145]" office:value-type="float" office:value="7.47637540453074" calcext:value-type="float">
            <text:p>7.476375404530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781" calcext:value-type="float">
            <text:p>11781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D146]*[.C146]" office:value-type="float" office:value="11781" calcext:value-type="float">
            <text:p>11781</text:p>
          </table:table-cell>
          <table:table-cell table:formula="of:=[.G146]/[.B146]" office:value-type="float" office:value="1472.625" calcext:value-type="float">
            <text:p>1472.625</text:p>
          </table:table-cell>
          <table:table-cell table:formula="of:=[.E146]-[.H146]" office:value-type="float" office:value="81.375" calcext:value-type="float">
            <text:p>81.375</text:p>
          </table:table-cell>
          <table:table-cell table:formula="of:=[.G146]/[.E146]" office:value-type="float" office:value="7.58108108108108" calcext:value-type="float">
            <text:p>7.5810810810810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857" calcext:value-type="float">
            <text:p>11857</text:p>
          </table:table-cell>
          <table:table-cell office:value-type="float" office:value="1565" calcext:value-type="float">
            <text:p>1565</text:p>
          </table:table-cell>
          <table:table-cell/>
          <table:table-cell table:formula="of:=[.D147]*[.C147]" office:value-type="float" office:value="11857" calcext:value-type="float">
            <text:p>11857</text:p>
          </table:table-cell>
          <table:table-cell table:formula="of:=[.G147]/[.B147]" office:value-type="float" office:value="1482.125" calcext:value-type="float">
            <text:p>1482.125</text:p>
          </table:table-cell>
          <table:table-cell table:formula="of:=[.E147]-[.H147]" office:value-type="float" office:value="82.875" calcext:value-type="float">
            <text:p>82.875</text:p>
          </table:table-cell>
          <table:table-cell table:formula="of:=[.G147]/[.E147]" office:value-type="float" office:value="7.57635782747604" calcext:value-type="float">
            <text:p>7.5763578274760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90" calcext:value-type="float">
            <text:p>12090</text:p>
          </table:table-cell>
          <table:table-cell office:value-type="float" office:value="1573" calcext:value-type="float">
            <text:p>1573</text:p>
          </table:table-cell>
          <table:table-cell/>
          <table:table-cell table:formula="of:=[.D148]*[.C148]" office:value-type="float" office:value="12090" calcext:value-type="float">
            <text:p>12090</text:p>
          </table:table-cell>
          <table:table-cell table:formula="of:=[.G148]/[.B148]" office:value-type="float" office:value="1511.25" calcext:value-type="float">
            <text:p>1511.25</text:p>
          </table:table-cell>
          <table:table-cell table:formula="of:=[.E148]-[.H148]" office:value-type="float" office:value="61.75" calcext:value-type="float">
            <text:p>61.75</text:p>
          </table:table-cell>
          <table:table-cell table:formula="of:=[.G148]/[.E148]" office:value-type="float" office:value="7.68595041322314" calcext:value-type="float">
            <text:p>7.6859504132231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167" calcext:value-type="float">
            <text:p>12167</text:p>
          </table:table-cell>
          <table:table-cell office:value-type="float" office:value="1586" calcext:value-type="float">
            <text:p>1586</text:p>
          </table:table-cell>
          <table:table-cell/>
          <table:table-cell table:formula="of:=[.D149]*[.C149]" office:value-type="float" office:value="12167" calcext:value-type="float">
            <text:p>12167</text:p>
          </table:table-cell>
          <table:table-cell table:formula="of:=[.G149]/[.B149]" office:value-type="float" office:value="1520.875" calcext:value-type="float">
            <text:p>1520.875</text:p>
          </table:table-cell>
          <table:table-cell table:formula="of:=[.E149]-[.H149]" office:value-type="float" office:value="65.125" calcext:value-type="float">
            <text:p>65.125</text:p>
          </table:table-cell>
          <table:table-cell table:formula="of:=[.G149]/[.E149]" office:value-type="float" office:value="7.67150063051702" calcext:value-type="float">
            <text:p>7.6715006305170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403" calcext:value-type="float">
            <text:p>12403</text:p>
          </table:table-cell>
          <table:table-cell office:value-type="float" office:value="1596" calcext:value-type="float">
            <text:p>1596</text:p>
          </table:table-cell>
          <table:table-cell/>
          <table:table-cell table:formula="of:=[.D150]*[.C150]" office:value-type="float" office:value="12403" calcext:value-type="float">
            <text:p>12403</text:p>
          </table:table-cell>
          <table:table-cell table:formula="of:=[.G150]/[.B150]" office:value-type="float" office:value="1550.375" calcext:value-type="float">
            <text:p>1550.375</text:p>
          </table:table-cell>
          <table:table-cell table:formula="of:=[.E150]-[.H150]" office:value-type="float" office:value="45.625" calcext:value-type="float">
            <text:p>45.625</text:p>
          </table:table-cell>
          <table:table-cell table:formula="of:=[.G150]/[.E150]" office:value-type="float" office:value="7.77130325814536" calcext:value-type="float">
            <text:p>7.7713032581453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481" calcext:value-type="float">
            <text:p>12481</text:p>
          </table:table-cell>
          <table:table-cell office:value-type="float" office:value="1606" calcext:value-type="float">
            <text:p>1606</text:p>
          </table:table-cell>
          <table:table-cell/>
          <table:table-cell table:formula="of:=[.D151]*[.C151]" office:value-type="float" office:value="12481" calcext:value-type="float">
            <text:p>12481</text:p>
          </table:table-cell>
          <table:table-cell table:formula="of:=[.G151]/[.B151]" office:value-type="float" office:value="1560.125" calcext:value-type="float">
            <text:p>1560.125</text:p>
          </table:table-cell>
          <table:table-cell table:formula="of:=[.E151]-[.H151]" office:value-type="float" office:value="45.875" calcext:value-type="float">
            <text:p>45.875</text:p>
          </table:table-cell>
          <table:table-cell table:formula="of:=[.G151]/[.E151]" office:value-type="float" office:value="7.77148194271482" calcext:value-type="float">
            <text:p>7.7714819427148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20" calcext:value-type="float">
            <text:p>12720</text:p>
          </table:table-cell>
          <table:table-cell office:value-type="float" office:value="1616" calcext:value-type="float">
            <text:p>1616</text:p>
          </table:table-cell>
          <table:table-cell/>
          <table:table-cell table:formula="of:=[.D152]*[.C152]" office:value-type="float" office:value="12720" calcext:value-type="float">
            <text:p>12720</text:p>
          </table:table-cell>
          <table:table-cell table:formula="of:=[.G152]/[.B152]" office:value-type="float" office:value="1590" calcext:value-type="float">
            <text:p>1590</text:p>
          </table:table-cell>
          <table:table-cell table:formula="of:=[.E152]-[.H152]" office:value-type="float" office:value="26" calcext:value-type="float">
            <text:p>26</text:p>
          </table:table-cell>
          <table:table-cell table:formula="of:=[.G152]/[.E152]" office:value-type="float" office:value="7.87128712871287" calcext:value-type="float">
            <text:p>7.8712871287128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99" calcext:value-type="float">
            <text:p>12799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153]*[.C153]" office:value-type="float" office:value="12799" calcext:value-type="float">
            <text:p>12799</text:p>
          </table:table-cell>
          <table:table-cell table:formula="of:=[.G153]/[.B153]" office:value-type="float" office:value="1599.875" calcext:value-type="float">
            <text:p>1599.875</text:p>
          </table:table-cell>
          <table:table-cell table:formula="of:=[.E153]-[.H153]" office:value-type="float" office:value="25.125" calcext:value-type="float">
            <text:p>25.125</text:p>
          </table:table-cell>
          <table:table-cell table:formula="of:=[.G153]/[.E153]" office:value-type="float" office:value="7.87630769230769" calcext:value-type="float">
            <text:p>7.8763076923076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041" calcext:value-type="float">
            <text:p>13041</text:p>
          </table:table-cell>
          <table:table-cell office:value-type="float" office:value="1721" calcext:value-type="float">
            <text:p>1721</text:p>
          </table:table-cell>
          <table:table-cell/>
          <table:table-cell table:formula="of:=[.D154]*[.C154]" office:value-type="float" office:value="13041" calcext:value-type="float">
            <text:p>13041</text:p>
          </table:table-cell>
          <table:table-cell table:formula="of:=[.G154]/[.B154]" office:value-type="float" office:value="1630.125" calcext:value-type="float">
            <text:p>1630.125</text:p>
          </table:table-cell>
          <table:table-cell table:formula="of:=[.E154]-[.H154]" office:value-type="float" office:value="90.875" calcext:value-type="float">
            <text:p>90.875</text:p>
          </table:table-cell>
          <table:table-cell table:formula="of:=[.G154]/[.E154]" office:value-type="float" office:value="7.57757117954678" calcext:value-type="float">
            <text:p>7.5775711795467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21" calcext:value-type="float">
            <text:p>131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D155]*[.C155]" office:value-type="float" office:value="13121" calcext:value-type="float">
            <text:p>13121</text:p>
          </table:table-cell>
          <table:table-cell table:formula="of:=[.G155]/[.B155]" office:value-type="float" office:value="1640.125" calcext:value-type="float">
            <text:p>1640.125</text:p>
          </table:table-cell>
          <table:table-cell table:formula="of:=[.E155]-[.H155]" office:value-type="float" office:value="88.875" calcext:value-type="float">
            <text:p>88.875</text:p>
          </table:table-cell>
          <table:table-cell table:formula="of:=[.G155]/[.E155]" office:value-type="float" office:value="7.58877964141122" calcext:value-type="float">
            <text:p>7.5887796414112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366" calcext:value-type="float">
            <text:p>13366</text:p>
          </table:table-cell>
          <table:table-cell office:value-type="float" office:value="1823" calcext:value-type="float">
            <text:p>1823</text:p>
          </table:table-cell>
          <table:table-cell/>
          <table:table-cell table:formula="of:=[.D156]*[.C156]" office:value-type="float" office:value="13366" calcext:value-type="float">
            <text:p>13366</text:p>
          </table:table-cell>
          <table:table-cell table:formula="of:=[.G156]/[.B156]" office:value-type="float" office:value="1670.75" calcext:value-type="float">
            <text:p>1670.75</text:p>
          </table:table-cell>
          <table:table-cell table:formula="of:=[.E156]-[.H156]" office:value-type="float" office:value="152.25" calcext:value-type="float">
            <text:p>152.25</text:p>
          </table:table-cell>
          <table:table-cell table:formula="of:=[.G156]/[.E156]" office:value-type="float" office:value="7.33187054306089" calcext:value-type="float">
            <text:p>7.3318705430608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447" calcext:value-type="float">
            <text:p>13447</text:p>
          </table:table-cell>
          <table:table-cell office:value-type="float" office:value="1834" calcext:value-type="float">
            <text:p>1834</text:p>
          </table:table-cell>
          <table:table-cell/>
          <table:table-cell table:formula="of:=[.D157]*[.C157]" office:value-type="float" office:value="13447" calcext:value-type="float">
            <text:p>13447</text:p>
          </table:table-cell>
          <table:table-cell table:formula="of:=[.G157]/[.B157]" office:value-type="float" office:value="1680.875" calcext:value-type="float">
            <text:p>1680.875</text:p>
          </table:table-cell>
          <table:table-cell table:formula="of:=[.E157]-[.H157]" office:value-type="float" office:value="153.125" calcext:value-type="float">
            <text:p>153.125</text:p>
          </table:table-cell>
          <table:table-cell table:formula="of:=[.G157]/[.E157]" office:value-type="float" office:value="7.33206106870229" calcext:value-type="float">
            <text:p>7.3320610687022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695" calcext:value-type="float">
            <text:p>13695</text:p>
          </table:table-cell>
          <table:table-cell office:value-type="float" office:value="1845" calcext:value-type="float">
            <text:p>1845</text:p>
          </table:table-cell>
          <table:table-cell/>
          <table:table-cell table:formula="of:=[.D158]*[.C158]" office:value-type="float" office:value="13695" calcext:value-type="float">
            <text:p>13695</text:p>
          </table:table-cell>
          <table:table-cell table:formula="of:=[.G158]/[.B158]" office:value-type="float" office:value="1711.875" calcext:value-type="float">
            <text:p>1711.875</text:p>
          </table:table-cell>
          <table:table-cell table:formula="of:=[.E158]-[.H158]" office:value-type="float" office:value="133.125" calcext:value-type="float">
            <text:p>133.125</text:p>
          </table:table-cell>
          <table:table-cell table:formula="of:=[.G158]/[.E158]" office:value-type="float" office:value="7.42276422764228" calcext:value-type="float">
            <text:p>7.4227642276422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777" calcext:value-type="float">
            <text:p>13777</text:p>
          </table:table-cell>
          <table:table-cell office:value-type="float" office:value="1860" calcext:value-type="float">
            <text:p>1860</text:p>
          </table:table-cell>
          <table:table-cell/>
          <table:table-cell table:formula="of:=[.D159]*[.C159]" office:value-type="float" office:value="13777" calcext:value-type="float">
            <text:p>13777</text:p>
          </table:table-cell>
          <table:table-cell table:formula="of:=[.G159]/[.B159]" office:value-type="float" office:value="1722.125" calcext:value-type="float">
            <text:p>1722.125</text:p>
          </table:table-cell>
          <table:table-cell table:formula="of:=[.E159]-[.H159]" office:value-type="float" office:value="137.875" calcext:value-type="float">
            <text:p>137.875</text:p>
          </table:table-cell>
          <table:table-cell table:formula="of:=[.G159]/[.E159]" office:value-type="float" office:value="7.40698924731183" calcext:value-type="float">
            <text:p>7.4069892473118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28" calcext:value-type="float">
            <text:p>14028</text:p>
          </table:table-cell>
          <table:table-cell office:value-type="float" office:value="1866" calcext:value-type="float">
            <text:p>1866</text:p>
          </table:table-cell>
          <table:table-cell/>
          <table:table-cell table:formula="of:=[.D160]*[.C160]" office:value-type="float" office:value="14028" calcext:value-type="float">
            <text:p>14028</text:p>
          </table:table-cell>
          <table:table-cell table:formula="of:=[.G160]/[.B160]" office:value-type="float" office:value="1753.5" calcext:value-type="float">
            <text:p>1753.5</text:p>
          </table:table-cell>
          <table:table-cell table:formula="of:=[.E160]-[.H160]" office:value-type="float" office:value="112.5" calcext:value-type="float">
            <text:p>112.5</text:p>
          </table:table-cell>
          <table:table-cell table:formula="of:=[.G160]/[.E160]" office:value-type="float" office:value="7.51768488745981" calcext:value-type="float">
            <text:p>7.5176848874598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111" calcext:value-type="float">
            <text:p>14111</text:p>
          </table:table-cell>
          <table:table-cell office:value-type="float" office:value="1878" calcext:value-type="float">
            <text:p>1878</text:p>
          </table:table-cell>
          <table:table-cell/>
          <table:table-cell table:formula="of:=[.D161]*[.C161]" office:value-type="float" office:value="14111" calcext:value-type="float">
            <text:p>14111</text:p>
          </table:table-cell>
          <table:table-cell table:formula="of:=[.G161]/[.B161]" office:value-type="float" office:value="1763.875" calcext:value-type="float">
            <text:p>1763.875</text:p>
          </table:table-cell>
          <table:table-cell table:formula="of:=[.E161]-[.H161]" office:value-type="float" office:value="114.125" calcext:value-type="float">
            <text:p>114.125</text:p>
          </table:table-cell>
          <table:table-cell table:formula="of:=[.G161]/[.E161]" office:value-type="float" office:value="7.51384451544196" calcext:value-type="float">
            <text:p>7.5138445154419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365" calcext:value-type="float">
            <text:p>14365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[.D162]*[.C162]" office:value-type="float" office:value="14365" calcext:value-type="float">
            <text:p>14365</text:p>
          </table:table-cell>
          <table:table-cell table:formula="of:=[.G162]/[.B162]" office:value-type="float" office:value="1795.625" calcext:value-type="float">
            <text:p>1795.625</text:p>
          </table:table-cell>
          <table:table-cell table:formula="of:=[.E162]-[.H162]" office:value-type="float" office:value="94.375" calcext:value-type="float">
            <text:p>94.375</text:p>
          </table:table-cell>
          <table:table-cell table:formula="of:=[.G162]/[.E162]" office:value-type="float" office:value="7.6005291005291" calcext:value-type="float">
            <text:p>7.600529100529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449" calcext:value-type="float">
            <text:p>14449</text:p>
          </table:table-cell>
          <table:table-cell office:value-type="float" office:value="1899" calcext:value-type="float">
            <text:p>1899</text:p>
          </table:table-cell>
          <table:table-cell/>
          <table:table-cell table:formula="of:=[.D163]*[.C163]" office:value-type="float" office:value="14449" calcext:value-type="float">
            <text:p>14449</text:p>
          </table:table-cell>
          <table:table-cell table:formula="of:=[.G163]/[.B163]" office:value-type="float" office:value="1806.125" calcext:value-type="float">
            <text:p>1806.125</text:p>
          </table:table-cell>
          <table:table-cell table:formula="of:=[.E163]-[.H163]" office:value-type="float" office:value="92.875" calcext:value-type="float">
            <text:p>92.875</text:p>
          </table:table-cell>
          <table:table-cell table:formula="of:=[.G163]/[.E163]" office:value-type="float" office:value="7.60874144286467" calcext:value-type="float">
            <text:p>7.6087414428646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706" calcext:value-type="float">
            <text:p>14706</text:p>
          </table:table-cell>
          <table:table-cell office:value-type="float" office:value="1911" calcext:value-type="float">
            <text:p>1911</text:p>
          </table:table-cell>
          <table:table-cell/>
          <table:table-cell table:formula="of:=[.D164]*[.C164]" office:value-type="float" office:value="14706" calcext:value-type="float">
            <text:p>14706</text:p>
          </table:table-cell>
          <table:table-cell table:formula="of:=[.G164]/[.B164]" office:value-type="float" office:value="1838.25" calcext:value-type="float">
            <text:p>1838.25</text:p>
          </table:table-cell>
          <table:table-cell table:formula="of:=[.E164]-[.H164]" office:value-type="float" office:value="72.75" calcext:value-type="float">
            <text:p>72.75</text:p>
          </table:table-cell>
          <table:table-cell table:formula="of:=[.G164]/[.E164]" office:value-type="float" office:value="7.69544740973312" calcext:value-type="float">
            <text:p>7.6954474097331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791" calcext:value-type="float">
            <text:p>14791</text:p>
          </table:table-cell>
          <table:table-cell office:value-type="float" office:value="1922" calcext:value-type="float">
            <text:p>1922</text:p>
          </table:table-cell>
          <table:table-cell/>
          <table:table-cell table:formula="of:=[.D165]*[.C165]" office:value-type="float" office:value="14791" calcext:value-type="float">
            <text:p>14791</text:p>
          </table:table-cell>
          <table:table-cell table:formula="of:=[.G165]/[.B165]" office:value-type="float" office:value="1848.875" calcext:value-type="float">
            <text:p>1848.875</text:p>
          </table:table-cell>
          <table:table-cell table:formula="of:=[.E165]-[.H165]" office:value-type="float" office:value="73.125" calcext:value-type="float">
            <text:p>73.125</text:p>
          </table:table-cell>
          <table:table-cell table:formula="of:=[.G165]/[.E165]" office:value-type="float" office:value="7.69562955254943" calcext:value-type="float">
            <text:p>7.6956295525494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051" calcext:value-type="float">
            <text:p>15051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D166]*[.C166]" office:value-type="float" office:value="15051" calcext:value-type="float">
            <text:p>15051</text:p>
          </table:table-cell>
          <table:table-cell table:formula="of:=[.G166]/[.B166]" office:value-type="float" office:value="1881.375" calcext:value-type="float">
            <text:p>1881.375</text:p>
          </table:table-cell>
          <table:table-cell table:formula="of:=[.E166]-[.H166]" office:value-type="float" office:value="49.625" calcext:value-type="float">
            <text:p>49.625</text:p>
          </table:table-cell>
          <table:table-cell table:formula="of:=[.G166]/[.E166]" office:value-type="float" office:value="7.79440704298291" calcext:value-type="float">
            <text:p>7.7944070429829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137" calcext:value-type="float">
            <text:p>15137</text:p>
          </table:table-cell>
          <table:table-cell office:value-type="float" office:value="1943" calcext:value-type="float">
            <text:p>1943</text:p>
          </table:table-cell>
          <table:table-cell/>
          <table:table-cell table:formula="of:=[.D167]*[.C167]" office:value-type="float" office:value="15137" calcext:value-type="float">
            <text:p>15137</text:p>
          </table:table-cell>
          <table:table-cell table:formula="of:=[.G167]/[.B167]" office:value-type="float" office:value="1892.125" calcext:value-type="float">
            <text:p>1892.125</text:p>
          </table:table-cell>
          <table:table-cell table:formula="of:=[.E167]-[.H167]" office:value-type="float" office:value="50.875" calcext:value-type="float">
            <text:p>50.875</text:p>
          </table:table-cell>
          <table:table-cell table:formula="of:=[.G167]/[.E167]" office:value-type="float" office:value="7.79053010808029" calcext:value-type="float">
            <text:p>7.7905301080802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400" calcext:value-type="float">
            <text:p>15400</text:p>
          </table:table-cell>
          <table:table-cell office:value-type="float" office:value="1955" calcext:value-type="float">
            <text:p>1955</text:p>
          </table:table-cell>
          <table:table-cell/>
          <table:table-cell table:formula="of:=[.D168]*[.C168]" office:value-type="float" office:value="15400" calcext:value-type="float">
            <text:p>15400</text:p>
          </table:table-cell>
          <table:table-cell table:formula="of:=[.G168]/[.B168]" office:value-type="float" office:value="1925" calcext:value-type="float">
            <text:p>1925</text:p>
          </table:table-cell>
          <table:table-cell table:formula="of:=[.E168]-[.H168]" office:value-type="float" office:value="30" calcext:value-type="float">
            <text:p>30</text:p>
          </table:table-cell>
          <table:table-cell table:formula="of:=[.G168]/[.E168]" office:value-type="float" office:value="7.8772378516624" calcext:value-type="float">
            <text:p>7.877237851662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487" calcext:value-type="float">
            <text:p>15487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[.D169]*[.C169]" office:value-type="float" office:value="15487" calcext:value-type="float">
            <text:p>15487</text:p>
          </table:table-cell>
          <table:table-cell table:formula="of:=[.G169]/[.B169]" office:value-type="float" office:value="1935.875" calcext:value-type="float">
            <text:p>1935.875</text:p>
          </table:table-cell>
          <table:table-cell table:formula="of:=[.E169]-[.H169]" office:value-type="float" office:value="31.125" calcext:value-type="float">
            <text:p>31.125</text:p>
          </table:table-cell>
          <table:table-cell table:formula="of:=[.G169]/[.E169]" office:value-type="float" office:value="7.87341128622267" calcext:value-type="float">
            <text:p>7.8734112862226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753" calcext:value-type="float">
            <text:p>15753</text:p>
          </table:table-cell>
          <table:table-cell office:value-type="float" office:value="2069" calcext:value-type="float">
            <text:p>2069</text:p>
          </table:table-cell>
          <table:table-cell/>
          <table:table-cell table:formula="of:=[.D170]*[.C170]" office:value-type="float" office:value="15753" calcext:value-type="float">
            <text:p>15753</text:p>
          </table:table-cell>
          <table:table-cell table:formula="of:=[.G170]/[.B170]" office:value-type="float" office:value="1969.125" calcext:value-type="float">
            <text:p>1969.125</text:p>
          </table:table-cell>
          <table:table-cell table:formula="of:=[.E170]-[.H170]" office:value-type="float" office:value="99.875" calcext:value-type="float">
            <text:p>99.875</text:p>
          </table:table-cell>
          <table:table-cell table:formula="of:=[.G170]/[.E170]" office:value-type="float" office:value="7.61382310294828" calcext:value-type="float">
            <text:p>7.6138231029482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841" calcext:value-type="float">
            <text:p>15841</text:p>
          </table:table-cell>
          <table:table-cell office:value-type="float" office:value="2080" calcext:value-type="float">
            <text:p>2080</text:p>
          </table:table-cell>
          <table:table-cell/>
          <table:table-cell table:formula="of:=[.D171]*[.C171]" office:value-type="float" office:value="15841" calcext:value-type="float">
            <text:p>15841</text:p>
          </table:table-cell>
          <table:table-cell table:formula="of:=[.G171]/[.B171]" office:value-type="float" office:value="1980.125" calcext:value-type="float">
            <text:p>1980.125</text:p>
          </table:table-cell>
          <table:table-cell table:formula="of:=[.E171]-[.H171]" office:value-type="float" office:value="99.875" calcext:value-type="float">
            <text:p>99.875</text:p>
          </table:table-cell>
          <table:table-cell table:formula="of:=[.G171]/[.E171]" office:value-type="float" office:value="7.61586538461538" calcext:value-type="float">
            <text:p>7.6158653846153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110" calcext:value-type="float">
            <text:p>16110</text:p>
          </table:table-cell>
          <table:table-cell office:value-type="float" office:value="2184" calcext:value-type="float">
            <text:p>2184</text:p>
          </table:table-cell>
          <table:table-cell/>
          <table:table-cell table:formula="of:=[.D172]*[.C172]" office:value-type="float" office:value="16110" calcext:value-type="float">
            <text:p>16110</text:p>
          </table:table-cell>
          <table:table-cell table:formula="of:=[.G172]/[.B172]" office:value-type="float" office:value="2013.75" calcext:value-type="float">
            <text:p>2013.75</text:p>
          </table:table-cell>
          <table:table-cell table:formula="of:=[.E172]-[.H172]" office:value-type="float" office:value="170.25" calcext:value-type="float">
            <text:p>170.25</text:p>
          </table:table-cell>
          <table:table-cell table:formula="of:=[.G172]/[.E172]" office:value-type="float" office:value="7.37637362637363" calcext:value-type="float">
            <text:p>7.3763736263736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199" calcext:value-type="float">
            <text:p>16199</text:p>
          </table:table-cell>
          <table:table-cell office:value-type="float" office:value="2198" calcext:value-type="float">
            <text:p>2198</text:p>
          </table:table-cell>
          <table:table-cell/>
          <table:table-cell table:formula="of:=[.D173]*[.C173]" office:value-type="float" office:value="16199" calcext:value-type="float">
            <text:p>16199</text:p>
          </table:table-cell>
          <table:table-cell table:formula="of:=[.G173]/[.B173]" office:value-type="float" office:value="2024.875" calcext:value-type="float">
            <text:p>2024.875</text:p>
          </table:table-cell>
          <table:table-cell table:formula="of:=[.E173]-[.H173]" office:value-type="float" office:value="173.125" calcext:value-type="float">
            <text:p>173.125</text:p>
          </table:table-cell>
          <table:table-cell table:formula="of:=[.G173]/[.E173]" office:value-type="float" office:value="7.36988171064604" calcext:value-type="float">
            <text:p>7.3698817106460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471" calcext:value-type="float">
            <text:p>16471</text:p>
          </table:table-cell>
          <table:table-cell office:value-type="float" office:value="2209" calcext:value-type="float">
            <text:p>2209</text:p>
          </table:table-cell>
          <table:table-cell/>
          <table:table-cell table:formula="of:=[.D174]*[.C174]" office:value-type="float" office:value="16471" calcext:value-type="float">
            <text:p>16471</text:p>
          </table:table-cell>
          <table:table-cell table:formula="of:=[.G174]/[.B174]" office:value-type="float" office:value="2058.875" calcext:value-type="float">
            <text:p>2058.875</text:p>
          </table:table-cell>
          <table:table-cell table:formula="of:=[.E174]-[.H174]" office:value-type="float" office:value="150.125" calcext:value-type="float">
            <text:p>150.125</text:p>
          </table:table-cell>
          <table:table-cell table:formula="of:=[.G174]/[.E174]" office:value-type="float" office:value="7.45631507469443" calcext:value-type="float">
            <text:p>7.4563150746944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561" calcext:value-type="float">
            <text:p>16561</text:p>
          </table:table-cell>
          <table:table-cell office:value-type="float" office:value="2218" calcext:value-type="float">
            <text:p>2218</text:p>
          </table:table-cell>
          <table:table-cell/>
          <table:table-cell table:formula="of:=[.D175]*[.C175]" office:value-type="float" office:value="16561" calcext:value-type="float">
            <text:p>16561</text:p>
          </table:table-cell>
          <table:table-cell table:formula="of:=[.G175]/[.B175]" office:value-type="float" office:value="2070.125" calcext:value-type="float">
            <text:p>2070.125</text:p>
          </table:table-cell>
          <table:table-cell table:formula="of:=[.E175]-[.H175]" office:value-type="float" office:value="147.875" calcext:value-type="float">
            <text:p>147.875</text:p>
          </table:table-cell>
          <table:table-cell table:formula="of:=[.G175]/[.E175]" office:value-type="float" office:value="7.46663660955816" calcext:value-type="float">
            <text:p>7.4666366095581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836" calcext:value-type="float">
            <text:p>16836</text:p>
          </table:table-cell>
          <table:table-cell office:value-type="float" office:value="2229" calcext:value-type="float">
            <text:p>2229</text:p>
          </table:table-cell>
          <table:table-cell/>
          <table:table-cell table:formula="of:=[.D176]*[.C176]" office:value-type="float" office:value="16836" calcext:value-type="float">
            <text:p>16836</text:p>
          </table:table-cell>
          <table:table-cell table:formula="of:=[.G176]/[.B176]" office:value-type="float" office:value="2104.5" calcext:value-type="float">
            <text:p>2104.5</text:p>
          </table:table-cell>
          <table:table-cell table:formula="of:=[.E176]-[.H176]" office:value-type="float" office:value="124.5" calcext:value-type="float">
            <text:p>124.5</text:p>
          </table:table-cell>
          <table:table-cell table:formula="of:=[.G176]/[.E176]" office:value-type="float" office:value="7.55316285329744" calcext:value-type="float">
            <text:p>7.5531628532974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927" calcext:value-type="float">
            <text:p>16927</text:p>
          </table:table-cell>
          <table:table-cell office:value-type="float" office:value="2242" calcext:value-type="float">
            <text:p>2242</text:p>
          </table:table-cell>
          <table:table-cell/>
          <table:table-cell table:formula="of:=[.D177]*[.C177]" office:value-type="float" office:value="16927" calcext:value-type="float">
            <text:p>16927</text:p>
          </table:table-cell>
          <table:table-cell table:formula="of:=[.G177]/[.B177]" office:value-type="float" office:value="2115.875" calcext:value-type="float">
            <text:p>2115.875</text:p>
          </table:table-cell>
          <table:table-cell table:formula="of:=[.E177]-[.H177]" office:value-type="float" office:value="126.125" calcext:value-type="float">
            <text:p>126.125</text:p>
          </table:table-cell>
          <table:table-cell table:formula="of:=[.G177]/[.E177]" office:value-type="float" office:value="7.54995539696699" calcext:value-type="float">
            <text:p>7.5499553969669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205" calcext:value-type="float">
            <text:p>17205</text:p>
          </table:table-cell>
          <table:table-cell office:value-type="float" office:value="2250" calcext:value-type="float">
            <text:p>2250</text:p>
          </table:table-cell>
          <table:table-cell/>
          <table:table-cell table:formula="of:=[.D178]*[.C178]" office:value-type="float" office:value="17205" calcext:value-type="float">
            <text:p>17205</text:p>
          </table:table-cell>
          <table:table-cell table:formula="of:=[.G178]/[.B178]" office:value-type="float" office:value="2150.625" calcext:value-type="float">
            <text:p>2150.625</text:p>
          </table:table-cell>
          <table:table-cell table:formula="of:=[.E178]-[.H178]" office:value-type="float" office:value="99.375" calcext:value-type="float">
            <text:p>99.375</text:p>
          </table:table-cell>
          <table:table-cell table:formula="of:=[.G178]/[.E178]" office:value-type="float" office:value="7.64666666666667" calcext:value-type="float">
            <text:p>7.64666666666667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297" calcext:value-type="float">
            <text:p>17297</text:p>
          </table:table-cell>
          <table:table-cell office:value-type="float" office:value="2265" calcext:value-type="float">
            <text:p>2265</text:p>
          </table:table-cell>
          <table:table-cell/>
          <table:table-cell table:formula="of:=[.D179]*[.C179]" office:value-type="float" office:value="17297" calcext:value-type="float">
            <text:p>17297</text:p>
          </table:table-cell>
          <table:table-cell table:formula="of:=[.G179]/[.B179]" office:value-type="float" office:value="2162.125" calcext:value-type="float">
            <text:p>2162.125</text:p>
          </table:table-cell>
          <table:table-cell table:formula="of:=[.E179]-[.H179]" office:value-type="float" office:value="102.875" calcext:value-type="float">
            <text:p>102.875</text:p>
          </table:table-cell>
          <table:table-cell table:formula="of:=[.G179]/[.E179]" office:value-type="float" office:value="7.63664459161148" calcext:value-type="float">
            <text:p>7.6366445916114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578" calcext:value-type="float">
            <text:p>17578</text:p>
          </table:table-cell>
          <table:table-cell office:value-type="float" office:value="2278" calcext:value-type="float">
            <text:p>2278</text:p>
          </table:table-cell>
          <table:table-cell/>
          <table:table-cell table:formula="of:=[.D180]*[.C180]" office:value-type="float" office:value="17578" calcext:value-type="float">
            <text:p>17578</text:p>
          </table:table-cell>
          <table:table-cell table:formula="of:=[.G180]/[.B180]" office:value-type="float" office:value="2197.25" calcext:value-type="float">
            <text:p>2197.25</text:p>
          </table:table-cell>
          <table:table-cell table:formula="of:=[.E180]-[.H180]" office:value-type="float" office:value="80.75" calcext:value-type="float">
            <text:p>80.75</text:p>
          </table:table-cell>
          <table:table-cell table:formula="of:=[.G180]/[.E180]" office:value-type="float" office:value="7.71641791044776" calcext:value-type="float">
            <text:p>7.7164179104477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671" calcext:value-type="float">
            <text:p>17671</text:p>
          </table:table-cell>
          <table:table-cell office:value-type="float" office:value="2289" calcext:value-type="float">
            <text:p>2289</text:p>
          </table:table-cell>
          <table:table-cell/>
          <table:table-cell table:formula="of:=[.D181]*[.C181]" office:value-type="float" office:value="17671" calcext:value-type="float">
            <text:p>17671</text:p>
          </table:table-cell>
          <table:table-cell table:formula="of:=[.G181]/[.B181]" office:value-type="float" office:value="2208.875" calcext:value-type="float">
            <text:p>2208.875</text:p>
          </table:table-cell>
          <table:table-cell table:formula="of:=[.E181]-[.H181]" office:value-type="float" office:value="80.125" calcext:value-type="float">
            <text:p>80.125</text:p>
          </table:table-cell>
          <table:table-cell table:formula="of:=[.G181]/[.E181]" office:value-type="float" office:value="7.71996505024028" calcext:value-type="float">
            <text:p>7.7199650502402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955" calcext:value-type="float">
            <text:p>17955</text:p>
          </table:table-cell>
          <table:table-cell office:value-type="float" office:value="2302" calcext:value-type="float">
            <text:p>2302</text:p>
          </table:table-cell>
          <table:table-cell/>
          <table:table-cell table:formula="of:=[.D182]*[.C182]" office:value-type="float" office:value="17955" calcext:value-type="float">
            <text:p>17955</text:p>
          </table:table-cell>
          <table:table-cell table:formula="of:=[.G182]/[.B182]" office:value-type="float" office:value="2244.375" calcext:value-type="float">
            <text:p>2244.375</text:p>
          </table:table-cell>
          <table:table-cell table:formula="of:=[.E182]-[.H182]" office:value-type="float" office:value="57.625" calcext:value-type="float">
            <text:p>57.625</text:p>
          </table:table-cell>
          <table:table-cell table:formula="of:=[.G182]/[.E182]" office:value-type="float" office:value="7.7997393570808" calcext:value-type="float">
            <text:p>7.7997393570808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049" calcext:value-type="float">
            <text:p>18049</text:p>
          </table:table-cell>
          <table:table-cell office:value-type="float" office:value="2314" calcext:value-type="float">
            <text:p>2314</text:p>
          </table:table-cell>
          <table:table-cell/>
          <table:table-cell table:formula="of:=[.D183]*[.C183]" office:value-type="float" office:value="18049" calcext:value-type="float">
            <text:p>18049</text:p>
          </table:table-cell>
          <table:table-cell table:formula="of:=[.G183]/[.B183]" office:value-type="float" office:value="2256.125" calcext:value-type="float">
            <text:p>2256.125</text:p>
          </table:table-cell>
          <table:table-cell table:formula="of:=[.E183]-[.H183]" office:value-type="float" office:value="57.875" calcext:value-type="float">
            <text:p>57.875</text:p>
          </table:table-cell>
          <table:table-cell table:formula="of:=[.G183]/[.E183]" office:value-type="float" office:value="7.79991356957649" calcext:value-type="float">
            <text:p>7.799913569576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336" calcext:value-type="float">
            <text:p>18336</text:p>
          </table:table-cell>
          <table:table-cell office:value-type="float" office:value="2326" calcext:value-type="float">
            <text:p>2326</text:p>
          </table:table-cell>
          <table:table-cell/>
          <table:table-cell table:formula="of:=[.D184]*[.C184]" office:value-type="float" office:value="18336" calcext:value-type="float">
            <text:p>18336</text:p>
          </table:table-cell>
          <table:table-cell table:formula="of:=[.G184]/[.B184]" office:value-type="float" office:value="2292" calcext:value-type="float">
            <text:p>2292</text:p>
          </table:table-cell>
          <table:table-cell table:formula="of:=[.E184]-[.H184]" office:value-type="float" office:value="34" calcext:value-type="float">
            <text:p>34</text:p>
          </table:table-cell>
          <table:table-cell table:formula="of:=[.G184]/[.E184]" office:value-type="float" office:value="7.88306104901118" calcext:value-type="float">
            <text:p>7.88306104901118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431" calcext:value-type="float">
            <text:p>18431</text:p>
          </table:table-cell>
          <table:table-cell office:value-type="float" office:value="2339" calcext:value-type="float">
            <text:p>2339</text:p>
          </table:table-cell>
          <table:table-cell/>
          <table:table-cell table:formula="of:=[.D185]*[.C185]" office:value-type="float" office:value="18431" calcext:value-type="float">
            <text:p>18431</text:p>
          </table:table-cell>
          <table:table-cell table:formula="of:=[.G185]/[.B185]" office:value-type="float" office:value="2303.875" calcext:value-type="float">
            <text:p>2303.875</text:p>
          </table:table-cell>
          <table:table-cell table:formula="of:=[.E185]-[.H185]" office:value-type="float" office:value="35.125" calcext:value-type="float">
            <text:p>35.125</text:p>
          </table:table-cell>
          <table:table-cell table:formula="of:=[.G185]/[.E185]" office:value-type="float" office:value="7.87986318939718" calcext:value-type="float">
            <text:p>7.8798631893971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721" calcext:value-type="float">
            <text:p>18721</text:p>
          </table:table-cell>
          <table:table-cell office:value-type="float" office:value="2452" calcext:value-type="float">
            <text:p>2452</text:p>
          </table:table-cell>
          <table:table-cell/>
          <table:table-cell table:formula="of:=[.D186]*[.C186]" office:value-type="float" office:value="18721" calcext:value-type="float">
            <text:p>18721</text:p>
          </table:table-cell>
          <table:table-cell table:formula="of:=[.G186]/[.B186]" office:value-type="float" office:value="2340.125" calcext:value-type="float">
            <text:p>2340.125</text:p>
          </table:table-cell>
          <table:table-cell table:formula="of:=[.E186]-[.H186]" office:value-type="float" office:value="111.875" calcext:value-type="float">
            <text:p>111.875</text:p>
          </table:table-cell>
          <table:table-cell table:formula="of:=[.G186]/[.E186]" office:value-type="float" office:value="7.63499184339315" calcext:value-type="float">
            <text:p>7.6349918433931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17" calcext:value-type="float">
            <text:p>18817</text:p>
          </table:table-cell>
          <table:table-cell office:value-type="float" office:value="2462" calcext:value-type="float">
            <text:p>2462</text:p>
          </table:table-cell>
          <table:table-cell/>
          <table:table-cell table:formula="of:=[.D187]*[.C187]" office:value-type="float" office:value="18817" calcext:value-type="float">
            <text:p>18817</text:p>
          </table:table-cell>
          <table:table-cell table:formula="of:=[.G187]/[.B187]" office:value-type="float" office:value="2352.125" calcext:value-type="float">
            <text:p>2352.125</text:p>
          </table:table-cell>
          <table:table-cell table:formula="of:=[.E187]-[.H187]" office:value-type="float" office:value="109.875" calcext:value-type="float">
            <text:p>109.875</text:p>
          </table:table-cell>
          <table:table-cell table:formula="of:=[.G187]/[.E187]" office:value-type="float" office:value="7.6429731925264" calcext:value-type="float">
            <text:p>7.642973192526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110" calcext:value-type="float">
            <text:p>19110</text:p>
          </table:table-cell>
          <table:table-cell office:value-type="float" office:value="2578" calcext:value-type="float">
            <text:p>2578</text:p>
          </table:table-cell>
          <table:table-cell/>
          <table:table-cell table:formula="of:=[.D188]*[.C188]" office:value-type="float" office:value="19110" calcext:value-type="float">
            <text:p>19110</text:p>
          </table:table-cell>
          <table:table-cell table:formula="of:=[.G188]/[.B188]" office:value-type="float" office:value="2388.75" calcext:value-type="float">
            <text:p>2388.75</text:p>
          </table:table-cell>
          <table:table-cell table:formula="of:=[.E188]-[.H188]" office:value-type="float" office:value="189.25" calcext:value-type="float">
            <text:p>189.25</text:p>
          </table:table-cell>
          <table:table-cell table:formula="of:=[.G188]/[.E188]" office:value-type="float" office:value="7.41272304111715" calcext:value-type="float">
            <text:p>7.4127230411171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207" calcext:value-type="float">
            <text:p>19207</text:p>
          </table:table-cell>
          <table:table-cell office:value-type="float" office:value="2590" calcext:value-type="float">
            <text:p>2590</text:p>
          </table:table-cell>
          <table:table-cell/>
          <table:table-cell table:formula="of:=[.D189]*[.C189]" office:value-type="float" office:value="19207" calcext:value-type="float">
            <text:p>19207</text:p>
          </table:table-cell>
          <table:table-cell table:formula="of:=[.G189]/[.B189]" office:value-type="float" office:value="2400.875" calcext:value-type="float">
            <text:p>2400.875</text:p>
          </table:table-cell>
          <table:table-cell table:formula="of:=[.E189]-[.H189]" office:value-type="float" office:value="189.125" calcext:value-type="float">
            <text:p>189.125</text:p>
          </table:table-cell>
          <table:table-cell table:formula="of:=[.G189]/[.E189]" office:value-type="float" office:value="7.41583011583012" calcext:value-type="float">
            <text:p>7.4158301158301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503" calcext:value-type="float">
            <text:p>19503</text:p>
          </table:table-cell>
          <table:table-cell office:value-type="float" office:value="2599" calcext:value-type="float">
            <text:p>2599</text:p>
          </table:table-cell>
          <table:table-cell/>
          <table:table-cell table:formula="of:=[.D190]*[.C190]" office:value-type="float" office:value="19503" calcext:value-type="float">
            <text:p>19503</text:p>
          </table:table-cell>
          <table:table-cell table:formula="of:=[.G190]/[.B190]" office:value-type="float" office:value="2437.875" calcext:value-type="float">
            <text:p>2437.875</text:p>
          </table:table-cell>
          <table:table-cell table:formula="of:=[.E190]-[.H190]" office:value-type="float" office:value="161.125" calcext:value-type="float">
            <text:p>161.125</text:p>
          </table:table-cell>
          <table:table-cell table:formula="of:=[.G190]/[.E190]" office:value-type="float" office:value="7.50404001539054" calcext:value-type="float">
            <text:p>7.5040400153905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601" calcext:value-type="float">
            <text:p>19601</text:p>
          </table:table-cell>
          <table:table-cell office:value-type="float" office:value="2613" calcext:value-type="float">
            <text:p>2613</text:p>
          </table:table-cell>
          <table:table-cell/>
          <table:table-cell table:formula="of:=[.D191]*[.C191]" office:value-type="float" office:value="19601" calcext:value-type="float">
            <text:p>19601</text:p>
          </table:table-cell>
          <table:table-cell table:formula="of:=[.G191]/[.B191]" office:value-type="float" office:value="2450.125" calcext:value-type="float">
            <text:p>2450.125</text:p>
          </table:table-cell>
          <table:table-cell table:formula="of:=[.E191]-[.H191]" office:value-type="float" office:value="162.875" calcext:value-type="float">
            <text:p>162.875</text:p>
          </table:table-cell>
          <table:table-cell table:formula="of:=[.G191]/[.E191]" office:value-type="float" office:value="7.50133945656334" calcext:value-type="float">
            <text:p>7.5013394565633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900" calcext:value-type="float">
            <text:p>19900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[.D192]*[.C192]" office:value-type="float" office:value="19900" calcext:value-type="float">
            <text:p>19900</text:p>
          </table:table-cell>
          <table:table-cell table:formula="of:=[.G192]/[.B192]" office:value-type="float" office:value="2487.5" calcext:value-type="float">
            <text:p>2487.5</text:p>
          </table:table-cell>
          <table:table-cell table:formula="of:=[.E192]-[.H192]" office:value-type="float" office:value="136.5" calcext:value-type="float">
            <text:p>136.5</text:p>
          </table:table-cell>
          <table:table-cell table:formula="of:=[.G192]/[.E192]" office:value-type="float" office:value="7.58384146341463" calcext:value-type="float">
            <text:p>7.583841463414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1:10:53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9:41:44.116000000</meta:creation-date>
    <dc:date>2021-06-26T11:39:02.091000000</dc:date>
    <meta:editing-duration>PT41M21S</meta:editing-duration>
    <meta:editing-cycles>12</meta:editing-cycles>
    <meta:generator>LibreOffice/7.1.0.3$Windows_X86_64 LibreOffice_project/f6099ecf3d29644b5008cc8f48f42f4a40986e4c</meta:generator>
    <meta:document-statistic meta:table-count="3" meta:cell-count="2808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592cm" svg:height="20.385cm" xlink:href=".." xlink:type="simple" chart:class="chart:scatter" chart:style-name="ch1">
        <chart:legend chart:legend-position="end" svg:x="34.136cm" svg:y="9.638cm" style:legend-expansion="high" chart:style-name="ch2"/>
        <chart:plot-area chart:style-name="ch3" table:cell-range-address="100_1.B1:100_1.B62 100_1.I1:100_1.I62 100_1.E1:100_1.E60" chart:data-source-has-labels="both" svg:x="3.249cm" svg:y="0.897cm" svg:width="29.601cm" svg:height="18.141cm">
          <chart:coordinate-region svg:x="4.262cm" svg:y="1.099cm" svg:width="28.396cm" svg:height="17.286cm"/>
          <chart:axis chart:dimension="x" chart:name="primary-x" chart:style-name="ch4" chartooo:axis-type="auto">
            <chart:title svg:x="17.272cm" svg:y="19.445cm" chart:style-name="ch5">
              <text:p>task count</text:p>
            </chart:title>
            <chart:categories table:cell-range-address="100_1.B1:100_1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100_1.I2:100_1.I62" chart:label-cell-address="100_1.I1:100_1.I1" chart:class="chart:scatter">
            <chart:domain table:cell-range-address="100_1.B2:100_1.B62"/>
            <chart:data-point chart:repeated="61"/>
          </chart:series>
          <chart:series chart:style-name="ch8" chart:values-cell-range-address="100_1.E2:100_1.E60" chart:label-cell-address="100_1.E1:100_1.E1" chart:class="chart:scatter">
            <chart:domain table:cell-range-address="100_1.B2:100_1.B60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ulti task overhead</text:p>
                <draw:g>
                  <svg:desc>100_1.I1:100_1.I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ctualTime</text:p>
                <draw:g>
                  <svg:desc>100_1.E1:100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100_1.B1:100_1.B1</svg:desc>
                </draw:g>
              </table:table-cell>
              <table:table-cell office:value-type="float" office:value="1">
                <text:p>1</text:p>
                <draw:g>
                  <svg:desc>100_1.B2:100_1.B62</svg:desc>
                </draw:g>
              </table:table-cell>
              <table:table-cell office:value-type="float" office:value="7">
                <text:p>7</text:p>
                <draw:g>
                  <svg:desc>100_1.I2:100_1.I62</svg:desc>
                </draw:g>
              </table:table-cell>
              <table:table-cell office:value-type="float" office:value="1">
                <text:p>1</text:p>
                <draw:g>
                  <svg:desc>100_1.B2:100_1.B60</svg:desc>
                </draw:g>
              </table:table-cell>
              <table:table-cell office:value-type="float" office:value="4957">
                <text:p>4957</text:p>
                <draw:g>
                  <svg:desc>100_1.E2:100_1.E6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7.5">
                <text:p>67.5</text:p>
              </table:table-cell>
              <table:table-cell office:value-type="float" office:value="4">
                <text:p>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0.8571428571429">
                <text:p>50.8571428571429</text:p>
              </table:table-cell>
              <table:table-cell office:value-type="float" office:value="7">
                <text:p>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90.25">
                <text:p>90.25</text:p>
              </table:table-cell>
              <table:table-cell office:value-type="float" office:value="8">
                <text:p>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08.5">
                <text:p>108.5</text:p>
              </table:table-cell>
              <table:table-cell office:value-type="float" office:value="12">
                <text:p>1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8.2307692307692">
                <text:p>38.2307692307692</text:p>
              </table:table-cell>
              <table:table-cell office:value-type="float" office:value="13">
                <text:p>1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68.4285714285714">
                <text:p>68.4285714285714</text:p>
              </table:table-cell>
              <table:table-cell office:value-type="float" office:value="14">
                <text:p>1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77.625">
                <text:p>277.625</text:p>
              </table:table-cell>
              <table:table-cell office:value-type="float" office:value="16">
                <text:p>1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36.823529411765">
                <text:p>336.823529411765</text:p>
              </table:table-cell>
              <table:table-cell office:value-type="float" office:value="17">
                <text:p>1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64">
                <text:p>364</text:p>
              </table:table-cell>
              <table:table-cell office:value-type="float" office:value="18">
                <text:p>1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81.473684210526">
                <text:p>381.473684210526</text:p>
              </table:table-cell>
              <table:table-cell office:value-type="float" office:value="19">
                <text:p>1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94.5">
                <text:p>394.5</text:p>
              </table:table-cell>
              <table:table-cell office:value-type="float" office:value="20">
                <text:p>2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17.285714285714">
                <text:p>417.285714285714</text:p>
              </table:table-cell>
              <table:table-cell office:value-type="float" office:value="21">
                <text:p>2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429">
                <text:p>429</text:p>
              </table:table-cell>
              <table:table-cell office:value-type="float" office:value="22">
                <text:p>2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439.782608695652">
                <text:p>439.782608695652</text:p>
              </table:table-cell>
              <table:table-cell office:value-type="float" office:value="23">
                <text:p>2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455.75">
                <text:p>455.75</text:p>
              </table:table-cell>
              <table:table-cell office:value-type="float" office:value="24">
                <text:p>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25">
                <text:p>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347.615384615385">
                <text:p>347.615384615385</text:p>
              </table:table-cell>
              <table:table-cell office:value-type="float" office:value="26">
                <text:p>2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380.214285714286">
                <text:p>380.214285714286</text:p>
              </table:table-cell>
              <table:table-cell office:value-type="float" office:value="28">
                <text:p>2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404.310344827586">
                <text:p>404.310344827586</text:p>
              </table:table-cell>
              <table:table-cell office:value-type="float" office:value="29">
                <text:p>2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433">
                <text:p>433</text:p>
              </table:table-cell>
              <table:table-cell office:value-type="float" office:value="30">
                <text:p>3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60.322580645161">
                <text:p>460.322580645161</text:p>
              </table:table-cell>
              <table:table-cell office:value-type="float" office:value="31">
                <text:p>3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481.3125">
                <text:p>481.3125</text:p>
              </table:table-cell>
              <table:table-cell office:value-type="float" office:value="32">
                <text:p>3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479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495.411764705882">
                <text:p>495.411764705882</text:p>
              </table:table-cell>
              <table:table-cell office:value-type="float" office:value="34">
                <text:p>3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499.571428571429">
                <text:p>499.571428571429</text:p>
              </table:table-cell>
              <table:table-cell office:value-type="float" office:value="35">
                <text:p>3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511.5">
                <text:p>511.5</text:p>
              </table:table-cell>
              <table:table-cell office:value-type="float" office:value="36">
                <text:p>3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513.216216216216">
                <text:p>513.216216216216</text:p>
              </table:table-cell>
              <table:table-cell office:value-type="float" office:value="37">
                <text:p>3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524.736842105263">
                <text:p>524.736842105263</text:p>
              </table:table-cell>
              <table:table-cell office:value-type="float" office:value="38">
                <text:p>3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535.076923076923">
                <text:p>535.076923076923</text:p>
              </table:table-cell>
              <table:table-cell office:value-type="float" office:value="39">
                <text:p>3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546.25">
                <text:p>546.25</text:p>
              </table:table-cell>
              <table:table-cell office:value-type="float" office:value="40">
                <text:p>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552.268292682927">
                <text:p>552.268292682927</text:p>
              </table:table-cell>
              <table:table-cell office:value-type="float" office:value="41">
                <text:p>4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560.142857142857">
                <text:p>560.142857142857</text:p>
              </table:table-cell>
              <table:table-cell office:value-type="float" office:value="42">
                <text:p>4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567.883720930233">
                <text:p>567.883720930233</text:p>
              </table:table-cell>
              <table:table-cell office:value-type="float" office:value="43">
                <text:p>4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576.5">
                <text:p>576.5</text:p>
              </table:table-cell>
              <table:table-cell office:value-type="float" office:value="44">
                <text:p>4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568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580.391304347826">
                <text:p>580.391304347826</text:p>
              </table:table-cell>
              <table:table-cell office:value-type="float" office:value="46">
                <text:p>4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593.68085106383">
                <text:p>593.68085106383</text:p>
              </table:table-cell>
              <table:table-cell office:value-type="float" office:value="47">
                <text:p>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606.875">
                <text:p>606.875</text:p>
              </table:table-cell>
              <table:table-cell office:value-type="float" office:value="48">
                <text:p>4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493.979591836735">
                <text:p>493.979591836735</text:p>
              </table:table-cell>
              <table:table-cell office:value-type="float" office:value="49">
                <text:p>4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429">
                <text:p>429</text:p>
              </table:table-cell>
              <table:table-cell office:value-type="float" office:value="50">
                <text:p>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437.941176470588">
                <text:p>437.941176470588</text:p>
              </table:table-cell>
              <table:table-cell office:value-type="float" office:value="51">
                <text:p>5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432.807692307692">
                <text:p>432.807692307692</text:p>
              </table:table-cell>
              <table:table-cell office:value-type="float" office:value="52">
                <text:p>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443.603773584906">
                <text:p>443.603773584906</text:p>
              </table:table-cell>
              <table:table-cell office:value-type="float" office:value="53">
                <text:p>5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54">
                <text:p>5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457">
                <text:p>457</text:p>
              </table:table-cell>
              <table:table-cell office:value-type="float" office:value="55">
                <text:p>5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475.607142857143">
                <text:p>475.607142857143</text:p>
              </table:table-cell>
              <table:table-cell office:value-type="float" office:value="56">
                <text:p>5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463.157894736842">
                <text:p>463.157894736842</text:p>
              </table:table-cell>
              <table:table-cell office:value-type="float" office:value="57">
                <text:p>5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471.655172413793">
                <text:p>471.655172413793</text:p>
              </table:table-cell>
              <table:table-cell office:value-type="float" office:value="58">
                <text:p>5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483.101694915254">
                <text:p>483.101694915254</text:p>
              </table:table-cell>
              <table:table-cell office:value-type="float" office:value="59">
                <text:p>5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89cm" svg:height="16.816cm" xlink:href=".." xlink:type="simple" chart:class="chart:scatter" chart:style-name="ch1">
        <chart:legend chart:legend-position="end" svg:x="32.736cm" svg:y="8.106cm" style:legend-expansion="high" chart:style-name="ch2"/>
        <chart:plot-area chart:style-name="ch3" table:cell-range-address="100_1.B1:100_1.B62 100_1.J1:100_1.J60" chart:data-source-has-labels="both" svg:x="3.63cm" svg:y="0.705cm" svg:width="29.219cm" svg:height="15.115cm">
          <chart:coordinate-region svg:x="4.262cm" svg:y="0.907cm" svg:width="28.395cm" svg:height="14.26cm"/>
          <chart:axis chart:dimension="x" chart:name="primary-x" chart:style-name="ch4" chartooo:axis-type="auto">
            <chart:title svg:x="17.462cm" svg:y="16.156cm" chart:style-name="ch5">
              <text:p>task count</text:p>
            </chart:title>
            <chart:categories table:cell-range-address="100_1.B1:100_1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100_1.J2:100_1.J60" chart:label-cell-address="100_1.J1:100_1.J1" chart:class="chart:scatter">
            <chart:domain table:cell-range-address="100_1.B2:100_1.B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ulti task improvement ratio</text:p>
                <draw:g>
                  <svg:desc>100_1.J1:100_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100_1.B1:100_1.B1</svg:desc>
                </draw:g>
              </table:table-cell>
              <table:table-cell office:value-type="float" office:value="1">
                <text:p>1</text:p>
                <draw:g>
                  <svg:desc>100_1.B2:100_1.B62</svg:desc>
                </draw:g>
              </table:table-cell>
              <table:table-cell office:value-type="float" office:value="0.998587855557797">
                <text:p>0.998587855557797</text:p>
                <draw:g>
                  <svg:desc>100_1.J2:100_1.J6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7604790419162">
                <text:p>1.9760479041916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90492957746479">
                <text:p>2.9049295774647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79310344827586">
                <text:p>3.7931034482758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92537313432836">
                <text:p>4.9253731343283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4635761589404">
                <text:p>5.463576158940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53034300791557">
                <text:p>6.5303430079155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98166431593794">
                <text:p>6.9816643159379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.10147299509002">
                <text:p>8.101472995090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.66796875">
                <text:p>9.6679687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.61165048543689">
                <text:p>9.6116504854368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50095969289827">
                <text:p>9.500959692898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1.8138424821002">
                <text:p>11.813842482100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1.7298578199052">
                <text:p>11.729857819905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1.0244988864143">
                <text:p>11.024498886414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8.43270868824532">
                <text:p>8.4327086882453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7.88216560509554">
                <text:p>7.8821656050955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7.71028037383178">
                <text:p>7.7102803738317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7.71028037383178">
                <text:p>7.7102803738317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7.58039816232772">
                <text:p>7.5803981623277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7.56880733944954">
                <text:p>7.56880733944954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7.55725190839695">
                <text:p>7.5572519083969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7.4773413897281">
                <text:p>7.4773413897281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9.20074349442379">
                <text:p>9.2007434944237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8.88689407540395">
                <text:p>8.8868940754039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8.60869565217391">
                <text:p>8.6086956521739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8.27759197324415">
                <text:p>8.27759197324415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7.98387096774194">
                <text:p>7.9838709677419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7.78301886792453">
                <text:p>7.7830188679245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7.86963434022258">
                <text:p>7.86963434022258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7.72230889235569">
                <text:p>7.7223088923556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7.72230889235569">
                <text:p>7.72230889235569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7.6271186440678">
                <text:p>7.6271186440678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7.65069551777434">
                <text:p>7.65069551777434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7.55725190839695">
                <text:p>7.55725190839695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7.4773413897281">
                <text:p>7.477341389728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7.38805970149254">
                <text:p>7.38805970149254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7.35512630014859">
                <text:p>7.3551263001485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7.30088495575221">
                <text:p>7.3008849557522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7.24743777452416">
                <text:p>7.2474377745241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7.18432510885341">
                <text:p>7.1843251088534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7.30088495575221">
                <text:p>7.3008849557522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7.19476744186047">
                <text:p>7.19476744186047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7.08154506437768">
                <text:p>7.0815450643776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6.97183098591549">
                <text:p>6.97183098591549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8.31932773109244">
                <text:p>8.3193277310924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9.25233644859813">
                <text:p>9.25233644859813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9.21787709497207">
                <text:p>9.21787709497207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9.20074349442379">
                <text:p>9.20074349442379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9.04936014625229">
                <text:p>9.04936014625229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8.77659574468085">
                <text:p>8.77659574468085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8.88689407540395">
                <text:p>8.88689407540395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589cm" svg:height="16.816cm" xlink:href=".." xlink:type="simple" chart:class="chart:scatter" chart:style-name="ch1">
        <chart:legend chart:legend-position="end" svg:x="34.133cm" svg:y="7.854cm" style:legend-expansion="high" chart:style-name="ch2"/>
        <chart:plot-area chart:style-name="ch3" table:cell-range-address="100_10.B1:100_10.B62 100_10.I1:100_10.I62 100_10.E1:100_10.E60" chart:data-source-has-labels="both" svg:x="3.058cm" svg:y="0.705cm" svg:width="29.791cm" svg:height="15.115cm">
          <chart:coordinate-region svg:x="4.262cm" svg:y="0.907cm" svg:width="28.395cm" svg:height="14.26cm"/>
          <chart:axis chart:dimension="x" chart:name="primary-x" chart:style-name="ch4" chartooo:axis-type="auto">
            <chart:title svg:x="17.176cm" svg:y="16.156cm" chart:style-name="ch5">
              <text:p>task count</text:p>
            </chart:title>
            <chart:categories table:cell-range-address="100_10.B1:100_10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100_10.I2:100_10.I62" chart:label-cell-address="100_10.I1:100_10.I1" chart:class="chart:scatter">
            <chart:domain table:cell-range-address="100_10.B2:100_10.B62"/>
            <chart:data-point chart:repeated="61"/>
          </chart:series>
          <chart:series chart:style-name="ch8" chart:values-cell-range-address="100_10.E2:100_10.E60" chart:label-cell-address="100_10.E1:100_10.E1" chart:class="chart:scatter">
            <chart:domain table:cell-range-address="100_10.B2:100_10.B60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ulti task overhead</text:p>
                <draw:g>
                  <svg:desc>100_10.I1:100_10.I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ctualTime</text:p>
                <draw:g>
                  <svg:desc>100_10.E1:100_1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100_10.B1:100_10.B1</svg:desc>
                </draw:g>
              </table:table-cell>
              <table:table-cell office:value-type="float" office:value="1">
                <text:p>1</text:p>
                <draw:g>
                  <svg:desc>100_10.B2:100_10.B62</svg:desc>
                </draw:g>
              </table:table-cell>
              <table:table-cell office:value-type="float" office:value="10">
                <text:p>10</text:p>
                <draw:g>
                  <svg:desc>100_10.I2:100_10.I62</svg:desc>
                </draw:g>
              </table:table-cell>
              <table:table-cell office:value-type="float" office:value="1">
                <text:p>1</text:p>
                <draw:g>
                  <svg:desc>100_10.B2:100_10.B60</svg:desc>
                </draw:g>
              </table:table-cell>
              <table:table-cell office:value-type="float" office:value="49510">
                <text:p>49510</text:p>
                <draw:g>
                  <svg:desc>100_10.E2:100_10.E6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05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17005">
                <text:p>1700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4">
                <text:p>4</text:p>
              </table:table-cell>
              <table:table-cell office:value-type="float" office:value="13006">
                <text:p>1300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758">
                <text:p>758</text:p>
              </table:table-cell>
              <table:table-cell office:value-type="float" office:value="6">
                <text:p>6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37.571428571428">
                <text:p>437.571428571428</text:p>
              </table:table-cell>
              <table:table-cell office:value-type="float" office:value="7">
                <text:p>7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23.5">
                <text:p>823.5</text:p>
              </table:table-cell>
              <table:table-cell office:value-type="float" office:value="8">
                <text:p>8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13">
                <text:p>513</text:p>
              </table:table-cell>
              <table:table-cell office:value-type="float" office:value="9">
                <text:p>9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11">
                <text:p>11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12">
                <text:p>1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13.307692307692">
                <text:p>213.307692307692</text:p>
              </table:table-cell>
              <table:table-cell office:value-type="float" office:value="13">
                <text:p>13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91.285714285714">
                <text:p>491.285714285714</text:p>
              </table:table-cell>
              <table:table-cell office:value-type="float" office:value="14">
                <text:p>1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774">
                <text:p>774</text:p>
              </table:table-cell>
              <table:table-cell office:value-type="float" office:value="15">
                <text:p>1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525.25">
                <text:p>1525.25</text:p>
              </table:table-cell>
              <table:table-cell office:value-type="float" office:value="16">
                <text:p>1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321.23529411765">
                <text:p>2321.23529411765</text:p>
              </table:table-cell>
              <table:table-cell office:value-type="float" office:value="17">
                <text:p>17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2929">
                <text:p>2929</text:p>
              </table:table-cell>
              <table:table-cell office:value-type="float" office:value="18">
                <text:p>18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150.73684210526">
                <text:p>3150.73684210526</text:p>
              </table:table-cell>
              <table:table-cell office:value-type="float" office:value="19">
                <text:p>19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441">
                <text:p>3441</text:p>
              </table:table-cell>
              <table:table-cell office:value-type="float" office:value="20">
                <text:p>2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577.85714285714">
                <text:p>3577.85714285714</text:p>
              </table:table-cell>
              <table:table-cell office:value-type="float" office:value="21">
                <text:p>2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711">
                <text:p>3711</text:p>
              </table:table-cell>
              <table:table-cell office:value-type="float" office:value="22">
                <text:p>2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3856.82608695652">
                <text:p>3856.82608695652</text:p>
              </table:table-cell>
              <table:table-cell office:value-type="float" office:value="23">
                <text:p>23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916.5">
                <text:p>3916.5</text:p>
              </table:table-cell>
              <table:table-cell office:value-type="float" office:value="24">
                <text:p>24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141">
                <text:p>2141</text:p>
              </table:table-cell>
              <table:table-cell office:value-type="float" office:value="25">
                <text:p>25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2305.15384615385">
                <text:p>2305.15384615385</text:p>
              </table:table-cell>
              <table:table-cell office:value-type="float" office:value="26">
                <text:p>26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2451.66666666667">
                <text:p>2451.66666666667</text:p>
              </table:table-cell>
              <table:table-cell office:value-type="float" office:value="27">
                <text:p>27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2584.14285714286">
                <text:p>2584.14285714286</text:p>
              </table:table-cell>
              <table:table-cell office:value-type="float" office:value="28">
                <text:p>28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2813.10344827586">
                <text:p>2813.10344827586</text:p>
              </table:table-cell>
              <table:table-cell office:value-type="float" office:value="29">
                <text:p>29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2850">
                <text:p>2850</text:p>
              </table:table-cell>
              <table:table-cell office:value-type="float" office:value="30">
                <text:p>3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2923.22580645161">
                <text:p>2923.22580645161</text:p>
              </table:table-cell>
              <table:table-cell office:value-type="float" office:value="31">
                <text:p>31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3276.125">
                <text:p>3276.125</text:p>
              </table:table-cell>
              <table:table-cell office:value-type="float" office:value="32">
                <text:p>32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3204">
                <text:p>3204</text:p>
              </table:table-cell>
              <table:table-cell office:value-type="float" office:value="33">
                <text:p>33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3409.11764705882">
                <text:p>3409.11764705882</text:p>
              </table:table-cell>
              <table:table-cell office:value-type="float" office:value="34">
                <text:p>34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3961.71428571429">
                <text:p>3961.71428571429</text:p>
              </table:table-cell>
              <table:table-cell office:value-type="float" office:value="35">
                <text:p>3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3653">
                <text:p>3653</text:p>
              </table:table-cell>
              <table:table-cell office:value-type="float" office:value="36">
                <text:p>36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3540.16216216216">
                <text:p>3540.16216216216</text:p>
              </table:table-cell>
              <table:table-cell office:value-type="float" office:value="37">
                <text:p>37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3776.36842105263">
                <text:p>3776.36842105263</text:p>
              </table:table-cell>
              <table:table-cell office:value-type="float" office:value="38">
                <text:p>3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3785.76923076923">
                <text:p>3785.76923076923</text:p>
              </table:table-cell>
              <table:table-cell office:value-type="float" office:value="39">
                <text:p>39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3940.5">
                <text:p>3940.5</text:p>
              </table:table-cell>
              <table:table-cell office:value-type="float" office:value="40">
                <text:p>40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4040.68292682927">
                <text:p>4040.68292682927</text:p>
              </table:table-cell>
              <table:table-cell office:value-type="float" office:value="41">
                <text:p>41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4221.42857142857">
                <text:p>4221.42857142857</text:p>
              </table:table-cell>
              <table:table-cell office:value-type="float" office:value="42">
                <text:p>42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4128.83720930233">
                <text:p>4128.83720930233</text:p>
              </table:table-cell>
              <table:table-cell office:value-type="float" office:value="43">
                <text:p>43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4232">
                <text:p>4232</text:p>
              </table:table-cell>
              <table:table-cell office:value-type="float" office:value="44">
                <text:p>44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234">
                <text:p>4234</text:p>
              </table:table-cell>
              <table:table-cell office:value-type="float" office:value="45">
                <text:p>45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4368.91304347826">
                <text:p>4368.91304347826</text:p>
              </table:table-cell>
              <table:table-cell office:value-type="float" office:value="46">
                <text:p>46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4457.8085106383">
                <text:p>4457.8085106383</text:p>
              </table:table-cell>
              <table:table-cell office:value-type="float" office:value="47">
                <text:p>47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4585.75">
                <text:p>4585.75</text:p>
              </table:table-cell>
              <table:table-cell office:value-type="float" office:value="48">
                <text:p>48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3889.79591836735">
                <text:p>3889.79591836735</text:p>
              </table:table-cell>
              <table:table-cell office:value-type="float" office:value="49">
                <text:p>49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170">
                <text:p>3170</text:p>
              </table:table-cell>
              <table:table-cell office:value-type="float" office:value="50">
                <text:p>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3237.41176470588">
                <text:p>3237.41176470588</text:p>
              </table:table-cell>
              <table:table-cell office:value-type="float" office:value="51">
                <text:p>5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3273.07692307692">
                <text:p>3273.07692307692</text:p>
              </table:table-cell>
              <table:table-cell office:value-type="float" office:value="52">
                <text:p>52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3319.03773584906">
                <text:p>3319.03773584906</text:p>
              </table:table-cell>
              <table:table-cell office:value-type="float" office:value="53">
                <text:p>53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3417.33333333333">
                <text:p>3417.33333333333</text:p>
              </table:table-cell>
              <table:table-cell office:value-type="float" office:value="54">
                <text:p>5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3433">
                <text:p>3433</text:p>
              </table:table-cell>
              <table:table-cell office:value-type="float" office:value="55">
                <text:p>55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3516.07142857143">
                <text:p>3516.07142857143</text:p>
              </table:table-cell>
              <table:table-cell office:value-type="float" office:value="56">
                <text:p>5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3507.57894736842">
                <text:p>3507.57894736842</text:p>
              </table:table-cell>
              <table:table-cell office:value-type="float" office:value="57">
                <text:p>57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3544.55172413793">
                <text:p>3544.55172413793</text:p>
              </table:table-cell>
              <table:table-cell office:value-type="float" office:value="58">
                <text:p>58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3564.01694915254">
                <text:p>3564.01694915254</text:p>
              </table:table-cell>
              <table:table-cell office:value-type="float" office:value="59">
                <text:p>59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89cm" svg:height="16.816cm" xlink:href=".." xlink:type="simple" chart:class="chart:scatter" chart:style-name="ch1">
        <chart:legend chart:legend-position="end" svg:x="32.736cm" svg:y="8.106cm" style:legend-expansion="high" chart:style-name="ch2"/>
        <chart:plot-area chart:style-name="ch3" table:cell-range-address="100_10.B1:100_10.B62 100_10.J1:100_10.J60" chart:data-source-has-labels="both" svg:x="3.63cm" svg:y="0.705cm" svg:width="29.219cm" svg:height="15.115cm">
          <chart:coordinate-region svg:x="4.262cm" svg:y="0.907cm" svg:width="28.395cm" svg:height="14.26cm"/>
          <chart:axis chart:dimension="x" chart:name="primary-x" chart:style-name="ch4" chartooo:axis-type="auto">
            <chart:title svg:x="17.462cm" svg:y="16.156cm" chart:style-name="ch5">
              <text:p>task count</text:p>
            </chart:title>
            <chart:categories table:cell-range-address="100_10.B1:100_10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100_10.J2:100_10.J60" chart:label-cell-address="100_10.J1:100_10.J1" chart:class="chart:scatter">
            <chart:domain table:cell-range-address="100_10.B2:100_10.B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ulti task improvement ratio</text:p>
                <draw:g>
                  <svg:desc>100_10.J1:100_10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100_10.B1:100_10.B1</svg:desc>
                </draw:g>
              </table:table-cell>
              <table:table-cell office:value-type="float" office:value="1">
                <text:p>1</text:p>
                <draw:g>
                  <svg:desc>100_10.B2:100_10.B62</svg:desc>
                </draw:g>
              </table:table-cell>
              <table:table-cell office:value-type="float" office:value="0.999798020601899">
                <text:p>0.999798020601899</text:p>
                <draw:g>
                  <svg:desc>100_10.J2:100_10.J6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7952491402064">
                <text:p>1.9795249140206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91090855630697">
                <text:p>2.9109085563069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80593572197447">
                <text:p>3.8059357219744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94703178093144">
                <text:p>4.9470317809314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49511545293073">
                <text:p>5.4951154529307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59208949260887">
                <text:p>6.5920894926088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06033376123235">
                <text:p>7.0603337612323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.23216364543489">
                <text:p>8.2321636454348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.87235739928201">
                <text:p>9.8723573992820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.8605577689243">
                <text:p>9.860557768924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84486873508353">
                <text:p>9.8448687350835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2.3103705545884">
                <text:p>12.310370554588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2.2920288055625">
                <text:p>12.292028805562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2.1502209131075">
                <text:p>12.150220913107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0.7166053258281">
                <text:p>10.7166053258281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9.45920122300783">
                <text:p>9.4592012230078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8.71632329635499">
                <text:p>8.7163232963549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8.59972202918694">
                <text:p>8.5997220291869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8.36713995943205">
                <text:p>8.36713995943205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8.34035383319292">
                <text:p>8.3403538331929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8.30397584297937">
                <text:p>8.30397584297937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8.23764353469795">
                <text:p>8.2376435346979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8.27897641746112">
                <text:p>8.27897641746112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2.0116476583354">
                <text:p>12.0116476583354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1.7605131860299">
                <text:p>11.760513186029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1.5519253208868">
                <text:p>11.5519253208868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11.3740808823529">
                <text:p>11.3740808823529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0.9513274336283">
                <text:p>10.951327433628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10.9513274336283">
                <text:p>10.951327433628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0.2633215840763">
                <text:p>10.263321584076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0.5229591836735">
                <text:p>10.5229591836735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10.174717368962">
                <text:p>10.17471736896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9.20758928571429">
                <text:p>9.20758928571429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9.84486873508353">
                <text:p>9.84486873508353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0.1476014760148">
                <text:p>10.1476014760148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9.74601299468399">
                <text:p>9.74601299468399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9.79228486646884">
                <text:p>9.7922848664688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9.55967555040556">
                <text:p>9.55967555040556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9.43216463414634">
                <text:p>9.43216463414634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9.24024640657084">
                <text:p>9.2402464065708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9.28008998875141">
                <text:p>9.2800899887514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8.98203592814371">
                <text:p>8.98203592814371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8.81253338080826">
                <text:p>8.81253338080826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0.1020408163265">
                <text:p>10.102040816326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1.8990384615385">
                <text:p>11.899038461538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1.7633079847909">
                <text:p>11.7633079847909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1.7159763313609">
                <text:p>11.7159763313609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11.6388431695274">
                <text:p>11.6388431695274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1.4213197969543">
                <text:p>11.421319796954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1.4239556888991">
                <text:p>11.4239556888991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1.3117001828154">
                <text:p>11.3117001828154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11.2551159618008">
                <text:p>11.2551159618008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11.2423347717465">
                <text:p>11.2423347717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592cm" svg:height="25.138cm" xlink:href=".." xlink:type="simple" chart:class="chart:scatter" chart:style-name="ch1">
        <chart:legend chart:legend-position="end" svg:x="34.136cm" svg:y="12.015cm" style:legend-expansion="high" chart:style-name="ch2"/>
        <chart:plot-area chart:style-name="ch3" table:cell-range-address="variableArray8.B1:variableArray8.B1 variableArray8.A2:variableArray8.A192 variableArray8.I1:variableArray8.I192 variableArray8.E1:variableArray8.E192" chart:data-source-has-labels="both" svg:x="3.249cm" svg:y="1.152cm" svg:width="29.697cm" svg:height="22.172cm">
          <chart:coordinate-region svg:x="4.262cm" svg:y="1.355cm" svg:width="28.396cm" svg:height="21.316cm"/>
          <chart:axis chart:dimension="x" chart:name="primary-x" chart:style-name="ch4" chartooo:axis-type="auto">
            <chart:title svg:x="17.352cm" svg:y="23.826cm" chart:style-name="ch5">
              <text:p>array size</text:p>
            </chart:title>
            <chart:categories table:cell-range-address="variableArray8.B1:variableArray8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variableArray8.I2:variableArray8.I192" chart:label-cell-address="variableArray8.I1:variableArray8.I1" chart:class="chart:scatter">
            <chart:domain table:cell-range-address="variableArray8.A2:variableArray8.A192"/>
            <chart:data-point chart:repeated="191"/>
          </chart:series>
          <chart:series chart:style-name="ch8" chart:values-cell-range-address="variableArray8.E2:variableArray8.E192" chart:label-cell-address="variableArray8.E1:variableArray8.E1" chart:class="chart:scatter">
            <chart:data-point chart:repeated="1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 task overhead</text:p>
                <draw:g>
                  <svg:desc>variableArray8.I1:variableArray8.I1</svg:desc>
                </draw:g>
              </table:table-cell>
              <table:table-cell office:value-type="string">
                <text:p>actualTime</text:p>
                <draw:g>
                  <svg:desc>variableArray8.E1:variableArray8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variableArray8.B1:variableArray8.B1</svg:desc>
                </draw:g>
              </table:table-cell>
              <table:table-cell office:value-type="float" office:value="10">
                <text:p>10</text:p>
                <draw:g>
                  <svg:desc>variableArray8.A2:variableArray8.A192</svg:desc>
                </draw:g>
              </table:table-cell>
              <table:table-cell office:value-type="float" office:value="4.375">
                <text:p>4.375</text:p>
                <draw:g>
                  <svg:desc>variableArray8.I2:variableArray8.I192</svg:desc>
                </draw:g>
              </table:table-cell>
              <table:table-cell office:value-type="float" office:value="10">
                <text:p>10</text:p>
                <draw:g>
                  <svg:desc>variableArray8.E2:variableArray8.E192</svg:desc>
                </draw:g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.75">
                <text:p>3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.125">
                <text:p>4.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2.625">
                <text:p>2.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.125">
                <text:p>1.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7.875">
                <text:p>7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7.875">
                <text:p>7.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7.125">
                <text:p>17.1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5.125">
                <text:p>15.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5.875">
                <text:p>15.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5.125">
                <text:p>15.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12.375">
                <text:p>12.3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12.875">
                <text:p>12.8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9.75">
                <text:p>9.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0.125">
                <text:p>10.1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6.625">
                <text:p>6.6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6.875">
                <text:p>6.8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3.125">
                <text:p>3.1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15.875">
                <text:p>15.8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5.875">
                <text:p>15.8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30.25">
                <text:p>30.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31.125">
                <text:p>31.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28.125">
                <text:p>28.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28.875">
                <text:p>28.8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25.125">
                <text:p>25.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20.375">
                <text:p>20.3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20.875">
                <text:p>20.87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4.75">
                <text:p>14.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16.125">
                <text:p>16.1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9.625">
                <text:p>9.6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0.875">
                <text:p>10.8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5.125">
                <text:p>5.1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24.875">
                <text:p>24.87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24.875">
                <text:p>24.8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45.25">
                <text:p>45.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46.125">
                <text:p>46.1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40.125">
                <text:p>40.1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39.875">
                <text:p>39.8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33.5">
                <text:p>3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34.125">
                <text:p>34.1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28.375">
                <text:p>28.3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28.875">
                <text:p>28.8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0.75">
                <text:p>20.7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22.125">
                <text:p>22.1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13.625">
                <text:p>13.6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4.875">
                <text:p>14.8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7.125">
                <text:p>7.1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34.875">
                <text:p>34.87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32.875">
                <text:p>32.8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59.25">
                <text:p>59.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60.125">
                <text:p>60.1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53.125">
                <text:p>53.12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53.875">
                <text:p>53.87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45.5">
                <text:p>45.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46.125">
                <text:p>46.1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36.375">
                <text:p>36.37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37.875">
                <text:p>37.87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27.75">
                <text:p>27.7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29.125">
                <text:p>29.12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8.625">
                <text:p>18.6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9.875">
                <text:p>19.8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10.125">
                <text:p>10.1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41.875">
                <text:p>41.87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40.875">
                <text:p>40.8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75.25">
                <text:p>75.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77.125">
                <text:p>77.12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65.125">
                <text:p>65.12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68.875">
                <text:p>68.87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56.5">
                <text:p>56.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56.125">
                <text:p>56.1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46.375">
                <text:p>46.37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45.875">
                <text:p>45.87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35.75">
                <text:p>35.7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35.125">
                <text:p>35.12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3.625">
                <text:p>23.62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4.875">
                <text:p>24.8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14.125">
                <text:p>14.1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51.875">
                <text:p>51.8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50.875">
                <text:p>50.87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89.25">
                <text:p>89.2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91.125">
                <text:p>91.12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79.125">
                <text:p>79.1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80.875">
                <text:p>80.87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67.5">
                <text:p>67.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70.125">
                <text:p>70.12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54.375">
                <text:p>54.37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54.875">
                <text:p>54.87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41.75">
                <text:p>41.7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43.125">
                <text:p>43.12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30.625">
                <text:p>30.62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9.875">
                <text:p>29.87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16.125">
                <text:p>16.1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62.875">
                <text:p>62.87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60.875">
                <text:p>60.87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107.25">
                <text:p>107.2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106.125">
                <text:p>106.12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94.125">
                <text:p>94.12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92.875">
                <text:p>92.87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79.5">
                <text:p>79.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78.125">
                <text:p>78.12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64.375">
                <text:p>64.37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63.875">
                <text:p>63.87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49.75">
                <text:p>49.7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52.125">
                <text:p>52.12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34.625">
                <text:p>34.62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34.875">
                <text:p>34.87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19.125">
                <text:p>19.12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70.875">
                <text:p>70.87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70.875">
                <text:p>70.87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125.25">
                <text:p>125.2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124.125">
                <text:p>124.12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105.125">
                <text:p>105.12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107.875">
                <text:p>107.87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89.5">
                <text:p>89.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90.125">
                <text:p>90.12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3.375">
                <text:p>73.37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74.875">
                <text:p>74.87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56.75">
                <text:p>56.7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58.125">
                <text:p>58.12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39.625">
                <text:p>39.6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37.875">
                <text:p>37.87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22.125">
                <text:p>22.125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80.875">
                <text:p>80.87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81.875">
                <text:p>81.87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136.25">
                <text:p>136.2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139.125">
                <text:p>139.12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120.125">
                <text:p>120.12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120.875">
                <text:p>120.87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100.5">
                <text:p>100.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01.125">
                <text:p>101.12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81.375">
                <text:p>81.375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82.875">
                <text:p>82.875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61.75">
                <text:p>61.75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65.125">
                <text:p>65.12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45.625">
                <text:p>45.62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45.875">
                <text:p>45.87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25.125">
                <text:p>25.12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90.875">
                <text:p>90.875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88.875">
                <text:p>88.875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152.25">
                <text:p>152.2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153.125">
                <text:p>153.125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133.125">
                <text:p>133.125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137.875">
                <text:p>137.875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112.5">
                <text:p>112.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114.125">
                <text:p>114.12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94.375">
                <text:p>94.375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92.875">
                <text:p>92.87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72.75">
                <text:p>72.75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73.125">
                <text:p>73.125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49.625">
                <text:p>49.62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50.875">
                <text:p>50.87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31.125">
                <text:p>31.12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99.875">
                <text:p>99.87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99.875">
                <text:p>99.87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70.25">
                <text:p>170.25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173.125">
                <text:p>173.125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150.125">
                <text:p>150.12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147.875">
                <text:p>147.87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124.5">
                <text:p>124.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126.125">
                <text:p>126.125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99.375">
                <text:p>99.37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102.875">
                <text:p>102.875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80.75">
                <text:p>80.7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80.125">
                <text:p>80.125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57.625">
                <text:p>57.625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57.875">
                <text:p>57.875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34">
                <text:p>34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35.125">
                <text:p>35.125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111.875">
                <text:p>111.875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109.875">
                <text:p>109.87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189.25">
                <text:p>189.2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189.125">
                <text:p>189.125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161.125">
                <text:p>161.12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162.875">
                <text:p>162.875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36.5">
                <text:p>136.5</text:p>
              </table:table-cell>
              <table:table-cell office:value-type="float" office:value="2624">
                <text:p>26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89cm" svg:height="16.816cm" xlink:href=".." xlink:type="simple" chart:class="chart:scatter" chart:style-name="ch1">
        <chart:legend chart:legend-position="end" svg:x="32.736cm" svg:y="8.106cm" style:legend-expansion="high" chart:style-name="ch2"/>
        <chart:plot-area chart:style-name="ch3" table:cell-range-address="variableArray8.B1:variableArray8.B1 variableArray8.A2:variableArray8.A192 variableArray8.J1:variableArray8.J192" chart:data-source-has-labels="both" svg:x="3.82cm" svg:y="0.705cm" svg:width="29.125cm" svg:height="15.115cm">
          <chart:coordinate-region svg:x="4.262cm" svg:y="0.907cm" svg:width="28.395cm" svg:height="14.26cm"/>
          <chart:axis chart:dimension="x" chart:name="primary-x" chart:style-name="ch4" chartooo:axis-type="auto">
            <chart:title svg:x="17.637cm" svg:y="16.156cm" chart:style-name="ch5">
              <text:p>array size</text:p>
            </chart:title>
            <chart:categories table:cell-range-address="variableArray8.B1:variableArray8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variableArray8.J2:variableArray8.J192" chart:label-cell-address="variableArray8.J1:variableArray8.J1" chart:class="chart:scatter">
            <chart:domain table:cell-range-address="variableArray8.A2:variableArray8.A192"/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 task improvement ratio</text:p>
                <draw:g>
                  <svg:desc>variableArray8.J1:variableArray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variableArray8.B1:variableArray8.B1</svg:desc>
                </draw:g>
              </table:table-cell>
              <table:table-cell office:value-type="float" office:value="10">
                <text:p>10</text:p>
                <draw:g>
                  <svg:desc>variableArray8.A2:variableArray8.A192</svg:desc>
                </draw:g>
              </table:table-cell>
              <table:table-cell office:value-type="float" office:value="4.5">
                <text:p>4.5</text:p>
                <draw:g>
                  <svg:desc>variableArray8.J2:variableArray8.J192</svg:desc>
                </draw:g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5.46153846153846">
                <text:p>5.4615384615384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46666666666667">
                <text:p>6.4666666666666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7.47058823529412">
                <text:p>7.4705882352941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4.63414634146341">
                <text:p>4.6341463414634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.73809523809524">
                <text:p>4.73809523809524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5.23913043478261">
                <text:p>5.2391304347826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5.63265306122449">
                <text:p>5.6326530612244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5.62745098039216">
                <text:p>5.6274509803921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6.13207547169811">
                <text:p>6.13207547169811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6.12727272727273">
                <text:p>6.12727272727273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6.6271186440678">
                <text:p>6.627118644067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7.13114754098361">
                <text:p>7.13114754098361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7.12698412698413">
                <text:p>7.1269841269841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7.62686567164179">
                <text:p>7.62686567164179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6.52325581395349">
                <text:p>6.5232558139534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6.55681818181818">
                <text:p>6.55681818181818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5.77981651376147">
                <text:p>5.77981651376147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5.77678571428571">
                <text:p>5.7767857142857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6.06034482758621">
                <text:p>6.06034482758621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6.05882352941176">
                <text:p>6.0588235294117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6.39344262295082">
                <text:p>6.3934426229508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6.392">
                <text:p>6.39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6.7265625">
                <text:p>6.7265625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6.72519083969466">
                <text:p>6.7251908396946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7.11278195488722">
                <text:p>7.11278195488722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7.05839416058394">
                <text:p>7.05839416058394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7.44604316546763">
                <text:p>7.44604316546763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7.39160839160839">
                <text:p>7.39160839160839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7.77931034482759">
                <text:p>7.77931034482759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7.7248322147651">
                <text:p>7.724832214765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6.88202247191011">
                <text:p>6.8820224719101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6.90055248618785">
                <text:p>6.9005524861878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6.28436018957346">
                <text:p>6.28436018957346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6.28372093023256">
                <text:p>6.28372093023256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6.53424657534247">
                <text:p>6.53424657534247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6.56306306306306">
                <text:p>6.56306306306306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6.8141592920354">
                <text:p>6.8141592920354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6.81304347826087">
                <text:p>6.8130434782608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7.03404255319149">
                <text:p>7.0340425531914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7.03347280334728">
                <text:p>7.03347280334728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7.31404958677686">
                <text:p>7.31404958677686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7.2834008097166">
                <text:p>7.2834008097166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7.564">
                <text:p>7.564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7.75384615384615">
                <text:p>7.7538461538461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7.78326996197719">
                <text:p>7.7832699619771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7.07920792079208">
                <text:p>7.0792079207920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7.13770491803279">
                <text:p>7.1377049180327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6.62209302325581">
                <text:p>6.62209302325581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6.62177650429799">
                <text:p>6.621776504297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.80281690140845">
                <text:p>6.8028169014084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6.80277777777778">
                <text:p>6.8027777777777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7.0027397260274">
                <text:p>7.002739726027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7.0027027027027">
                <text:p>7.002702702702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7.22192513368984">
                <text:p>7.2219251336898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7.20263157894737">
                <text:p>7.20263157894737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7.421875">
                <text:p>7.42187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7.4025641025641">
                <text:p>7.4025641025641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7.62182741116751">
                <text:p>7.62182741116751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7.6025">
                <text:p>7.602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7.82178217821782">
                <text:p>7.82178217821782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7.80243902439024">
                <text:p>7.80243902439024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7.26695842450766">
                <text:p>7.26695842450766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7.29067245119306">
                <text:p>7.29067245119306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6.82191780821918">
                <text:p>6.8219178082191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6.80888030888031">
                <text:p>6.8088803088803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7.00191570881226">
                <text:p>7.0019157088122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6.9623352165725">
                <text:p>6.9623352165725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7.15514018691589">
                <text:p>7.15514018691589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7.16851851851852">
                <text:p>7.1685185185185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7.3217550274223">
                <text:p>7.3217550274223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7.33514492753623">
                <text:p>7.33514492753623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7.48837209302326">
                <text:p>7.48837209302326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7.50177304964539">
                <text:p>7.50177304964539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7.66842105263158">
                <text:p>7.6684210526315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7.65511265164645">
                <text:p>7.65511265164645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7.83505154639175">
                <text:p>7.8350515463917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7.80847457627119">
                <text:p>7.80847457627119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7.35758513931889">
                <text:p>7.35758513931889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7.37480798771121">
                <text:p>7.3748079877112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6.99152542372881">
                <text:p>6.99152542372881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6.981843575419">
                <text:p>6.981843575419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7.12448132780083">
                <text:p>7.12448132780083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7.11491108071135">
                <text:p>7.11491108071135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7.26729986431479">
                <text:p>7.26729986431479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7.24798927613941">
                <text:p>7.24798927613941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7.42007926023778">
                <text:p>7.42007926023778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7.56282722513089">
                <text:p>7.56282722513089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7.55310880829016">
                <text:p>7.55310880829016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7.68589743589744">
                <text:p>7.68589743589744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7.69592875318066">
                <text:p>7.69592875318066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7.83858764186633">
                <text:p>7.83858764186633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7.83875">
                <text:p>7.83875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7.4205069124424">
                <text:p>7.4205069124424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7.44215349369989">
                <text:p>7.44215349369989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7.08820403825717">
                <text:p>7.08820403825717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7.10348468848997">
                <text:p>7.10348468848997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7.21316614420063">
                <text:p>7.21316614420063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7.22845275181724">
                <text:p>7.22845275181724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7.34567901234568">
                <text:p>7.34567901234568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7.36094069529652">
                <text:p>7.36094069529652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7.47821681864235">
                <text:p>7.4782168186423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.48591549295775">
                <text:p>7.48591549295775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7.60319042871386">
                <text:p>7.60319042871386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.58835143139191">
                <text:p>7.58835143139191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7.72816486751717">
                <text:p>7.72816486751717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7.72833495618306">
                <text:p>7.72833495618306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7.86073500967118">
                <text:p>7.86073500967118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7.85330776605944">
                <text:p>7.85330776605944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7.49329758713137">
                <text:p>7.49329758713137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7.49689440993789">
                <text:p>7.49689440993789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7.16915422885572">
                <text:p>7.16915422885572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.18136850783182">
                <text:p>7.18136850783182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7.31009023789992">
                <text:p>7.31009023789992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7.29837398373984">
                <text:p>7.29837398373984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.42118027485853">
                <text:p>7.42118027485853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7.42134831460674">
                <text:p>7.42134831460674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.53227091633466">
                <text:p>7.53227091633466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7.52648221343874">
                <text:p>7.52648221343874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7.643362136685">
                <text:p>7.643362136685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.63756819953235">
                <text:p>7.63756819953235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7.75445391169636">
                <text:p>7.75445391169636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7.76656394453005">
                <text:p>7.76656394453005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7.85954198473282">
                <text:p>7.85954198473282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7.86570561456753">
                <text:p>7.86570561456753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.53917378917379">
                <text:p>7.53917378917379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7.53677510608204">
                <text:p>7.53677510608204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7.27139037433155">
                <text:p>7.27139037433155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7.26193633952255">
                <text:p>7.26193633952255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7.36651285431773">
                <text:p>7.36651285431773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7.36673215455141">
                <text:p>7.36673215455141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7.47622149837134">
                <text:p>7.47622149837134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7.47637540453074">
                <text:p>7.47637540453074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7.58108108108108">
                <text:p>7.58108108108108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7.57635782747604">
                <text:p>7.57635782747604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7.68595041322314">
                <text:p>7.68595041322314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7.67150063051702">
                <text:p>7.67150063051702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7.77130325814536">
                <text:p>7.77130325814536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7.77148194271482">
                <text:p>7.7714819427148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7.87128712871287">
                <text:p>7.87128712871287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7.87630769230769">
                <text:p>7.87630769230769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7.57757117954678">
                <text:p>7.57757117954678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7.58877964141122">
                <text:p>7.58877964141122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7.33187054306089">
                <text:p>7.33187054306089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7.33206106870229">
                <text:p>7.33206106870229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7.42276422764228">
                <text:p>7.42276422764228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7.40698924731183">
                <text:p>7.40698924731183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.51768488745981">
                <text:p>7.51768488745981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7.51384451544196">
                <text:p>7.51384451544196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7.6005291005291">
                <text:p>7.6005291005291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7.60874144286467">
                <text:p>7.60874144286467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7.69544740973312">
                <text:p>7.69544740973312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7.69562955254943">
                <text:p>7.69562955254943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7.79440704298291">
                <text:p>7.79440704298291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7.79053010808029">
                <text:p>7.79053010808029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7.8772378516624">
                <text:p>7.8772378516624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7.87341128622267">
                <text:p>7.87341128622267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7.61382310294828">
                <text:p>7.61382310294828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7.61586538461538">
                <text:p>7.61586538461538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7.37637362637363">
                <text:p>7.37637362637363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7.36988171064604">
                <text:p>7.36988171064604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7.45631507469443">
                <text:p>7.45631507469443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7.46663660955816">
                <text:p>7.46663660955816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7.55316285329744">
                <text:p>7.55316285329744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7.54995539696699">
                <text:p>7.54995539696699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7.64666666666667">
                <text:p>7.64666666666667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7.63664459161148">
                <text:p>7.63664459161148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7.71641791044776">
                <text:p>7.71641791044776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7.71996505024028">
                <text:p>7.71996505024028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7.7997393570808">
                <text:p>7.7997393570808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7.79991356957649">
                <text:p>7.79991356957649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7.88306104901118">
                <text:p>7.88306104901118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7.87986318939718">
                <text:p>7.87986318939718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7.63499184339315">
                <text:p>7.63499184339315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7.6429731925264">
                <text:p>7.642973192526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7.41272304111715">
                <text:p>7.41272304111715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7.41583011583012">
                <text:p>7.41583011583012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7.50404001539054">
                <text:p>7.50404001539054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7.50133945656334">
                <text:p>7.5013394565633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7.58384146341463">
                <text:p>7.583841463414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589cm" svg:height="16.816cm" xlink:href=".." xlink:type="simple" chart:class="chart:scatter" chart:style-name="ch1">
        <chart:legend chart:legend-position="end" svg:x="34.133cm" svg:y="7.854cm" style:legend-expansion="high" chart:style-name="ch2"/>
        <chart:plot-area chart:style-name="ch3" table:cell-range-address="100_10.B1:100_10.B62 100_10.I1:100_10.I62 100_10.E1:100_10.E60" chart:data-source-has-labels="both" svg:x="3.058cm" svg:y="0.705cm" svg:width="29.791cm" svg:height="15.115cm">
          <chart:coordinate-region svg:x="4.262cm" svg:y="0.907cm" svg:width="28.395cm" svg:height="14.26cm"/>
          <chart:axis chart:dimension="x" chart:name="primary-x" chart:style-name="ch4" chartooo:axis-type="auto">
            <chart:title svg:x="17.176cm" svg:y="16.156cm" chart:style-name="ch5">
              <text:p>task count</text:p>
            </chart:title>
            <chart:categories table:cell-range-address="100_10.B1:100_10.B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100_10.I2:100_10.I62" chart:label-cell-address="100_10.I1:100_10.I1" chart:class="chart:scatter">
            <chart:domain table:cell-range-address="100_10.B2:100_10.B62"/>
            <chart:data-point chart:repeated="61"/>
          </chart:series>
          <chart:series chart:style-name="ch8" chart:values-cell-range-address="100_10.E2:100_10.E60" chart:label-cell-address="100_10.E1:100_10.E1" chart:class="chart:scatter">
            <chart:domain table:cell-range-address="100_10.B2:100_10.B60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ulti task overhead</text:p>
                <draw:g>
                  <svg:desc>100_10.I1:100_10.I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ctualTime</text:p>
                <draw:g>
                  <svg:desc>100_10.E1:100_1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  <draw:g>
                  <svg:desc>100_10.B1:100_10.B1</svg:desc>
                </draw:g>
              </table:table-cell>
              <table:table-cell office:value-type="float" office:value="1">
                <text:p>1</text:p>
                <draw:g>
                  <svg:desc>100_10.B2:100_10.B62</svg:desc>
                </draw:g>
              </table:table-cell>
              <table:table-cell office:value-type="float" office:value="10">
                <text:p>10</text:p>
                <draw:g>
                  <svg:desc>100_10.I2:100_10.I62</svg:desc>
                </draw:g>
              </table:table-cell>
              <table:table-cell office:value-type="float" office:value="1">
                <text:p>1</text:p>
                <draw:g>
                  <svg:desc>100_10.B2:100_10.B60</svg:desc>
                </draw:g>
              </table:table-cell>
              <table:table-cell office:value-type="float" office:value="49510">
                <text:p>49510</text:p>
                <draw:g>
                  <svg:desc>100_10.E2:100_10.E6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05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17005">
                <text:p>1700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4">
                <text:p>4</text:p>
              </table:table-cell>
              <table:table-cell office:value-type="float" office:value="13006">
                <text:p>1300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758">
                <text:p>758</text:p>
              </table:table-cell>
              <table:table-cell office:value-type="float" office:value="6">
                <text:p>6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37.571428571428">
                <text:p>437.571428571428</text:p>
              </table:table-cell>
              <table:table-cell office:value-type="float" office:value="7">
                <text:p>7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23.5">
                <text:p>823.5</text:p>
              </table:table-cell>
              <table:table-cell office:value-type="float" office:value="8">
                <text:p>8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13">
                <text:p>513</text:p>
              </table:table-cell>
              <table:table-cell office:value-type="float" office:value="9">
                <text:p>9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11">
                <text:p>11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12">
                <text:p>1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13.307692307692">
                <text:p>213.307692307692</text:p>
              </table:table-cell>
              <table:table-cell office:value-type="float" office:value="13">
                <text:p>13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91.285714285714">
                <text:p>491.285714285714</text:p>
              </table:table-cell>
              <table:table-cell office:value-type="float" office:value="14">
                <text:p>1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774">
                <text:p>774</text:p>
              </table:table-cell>
              <table:table-cell office:value-type="float" office:value="15">
                <text:p>1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525.25">
                <text:p>1525.25</text:p>
              </table:table-cell>
              <table:table-cell office:value-type="float" office:value="16">
                <text:p>1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321.23529411765">
                <text:p>2321.23529411765</text:p>
              </table:table-cell>
              <table:table-cell office:value-type="float" office:value="17">
                <text:p>17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2929">
                <text:p>2929</text:p>
              </table:table-cell>
              <table:table-cell office:value-type="float" office:value="18">
                <text:p>18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150.73684210526">
                <text:p>3150.73684210526</text:p>
              </table:table-cell>
              <table:table-cell office:value-type="float" office:value="19">
                <text:p>19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441">
                <text:p>3441</text:p>
              </table:table-cell>
              <table:table-cell office:value-type="float" office:value="20">
                <text:p>2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577.85714285714">
                <text:p>3577.85714285714</text:p>
              </table:table-cell>
              <table:table-cell office:value-type="float" office:value="21">
                <text:p>2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711">
                <text:p>3711</text:p>
              </table:table-cell>
              <table:table-cell office:value-type="float" office:value="22">
                <text:p>2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3856.82608695652">
                <text:p>3856.82608695652</text:p>
              </table:table-cell>
              <table:table-cell office:value-type="float" office:value="23">
                <text:p>23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916.5">
                <text:p>3916.5</text:p>
              </table:table-cell>
              <table:table-cell office:value-type="float" office:value="24">
                <text:p>24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141">
                <text:p>2141</text:p>
              </table:table-cell>
              <table:table-cell office:value-type="float" office:value="25">
                <text:p>25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2305.15384615385">
                <text:p>2305.15384615385</text:p>
              </table:table-cell>
              <table:table-cell office:value-type="float" office:value="26">
                <text:p>26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2451.66666666667">
                <text:p>2451.66666666667</text:p>
              </table:table-cell>
              <table:table-cell office:value-type="float" office:value="27">
                <text:p>27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2584.14285714286">
                <text:p>2584.14285714286</text:p>
              </table:table-cell>
              <table:table-cell office:value-type="float" office:value="28">
                <text:p>28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2813.10344827586">
                <text:p>2813.10344827586</text:p>
              </table:table-cell>
              <table:table-cell office:value-type="float" office:value="29">
                <text:p>29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2850">
                <text:p>2850</text:p>
              </table:table-cell>
              <table:table-cell office:value-type="float" office:value="30">
                <text:p>3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2923.22580645161">
                <text:p>2923.22580645161</text:p>
              </table:table-cell>
              <table:table-cell office:value-type="float" office:value="31">
                <text:p>31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3276.125">
                <text:p>3276.125</text:p>
              </table:table-cell>
              <table:table-cell office:value-type="float" office:value="32">
                <text:p>32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3204">
                <text:p>3204</text:p>
              </table:table-cell>
              <table:table-cell office:value-type="float" office:value="33">
                <text:p>33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3409.11764705882">
                <text:p>3409.11764705882</text:p>
              </table:table-cell>
              <table:table-cell office:value-type="float" office:value="34">
                <text:p>34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3961.71428571429">
                <text:p>3961.71428571429</text:p>
              </table:table-cell>
              <table:table-cell office:value-type="float" office:value="35">
                <text:p>3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3653">
                <text:p>3653</text:p>
              </table:table-cell>
              <table:table-cell office:value-type="float" office:value="36">
                <text:p>36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3540.16216216216">
                <text:p>3540.16216216216</text:p>
              </table:table-cell>
              <table:table-cell office:value-type="float" office:value="37">
                <text:p>37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3776.36842105263">
                <text:p>3776.36842105263</text:p>
              </table:table-cell>
              <table:table-cell office:value-type="float" office:value="38">
                <text:p>3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3785.76923076923">
                <text:p>3785.76923076923</text:p>
              </table:table-cell>
              <table:table-cell office:value-type="float" office:value="39">
                <text:p>39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3940.5">
                <text:p>3940.5</text:p>
              </table:table-cell>
              <table:table-cell office:value-type="float" office:value="40">
                <text:p>40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4040.68292682927">
                <text:p>4040.68292682927</text:p>
              </table:table-cell>
              <table:table-cell office:value-type="float" office:value="41">
                <text:p>41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4221.42857142857">
                <text:p>4221.42857142857</text:p>
              </table:table-cell>
              <table:table-cell office:value-type="float" office:value="42">
                <text:p>42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4128.83720930233">
                <text:p>4128.83720930233</text:p>
              </table:table-cell>
              <table:table-cell office:value-type="float" office:value="43">
                <text:p>43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4232">
                <text:p>4232</text:p>
              </table:table-cell>
              <table:table-cell office:value-type="float" office:value="44">
                <text:p>44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234">
                <text:p>4234</text:p>
              </table:table-cell>
              <table:table-cell office:value-type="float" office:value="45">
                <text:p>45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4368.91304347826">
                <text:p>4368.91304347826</text:p>
              </table:table-cell>
              <table:table-cell office:value-type="float" office:value="46">
                <text:p>46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4457.8085106383">
                <text:p>4457.8085106383</text:p>
              </table:table-cell>
              <table:table-cell office:value-type="float" office:value="47">
                <text:p>47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4585.75">
                <text:p>4585.75</text:p>
              </table:table-cell>
              <table:table-cell office:value-type="float" office:value="48">
                <text:p>48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3889.79591836735">
                <text:p>3889.79591836735</text:p>
              </table:table-cell>
              <table:table-cell office:value-type="float" office:value="49">
                <text:p>49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170">
                <text:p>3170</text:p>
              </table:table-cell>
              <table:table-cell office:value-type="float" office:value="50">
                <text:p>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3237.41176470588">
                <text:p>3237.41176470588</text:p>
              </table:table-cell>
              <table:table-cell office:value-type="float" office:value="51">
                <text:p>5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3273.07692307692">
                <text:p>3273.07692307692</text:p>
              </table:table-cell>
              <table:table-cell office:value-type="float" office:value="52">
                <text:p>52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3319.03773584906">
                <text:p>3319.03773584906</text:p>
              </table:table-cell>
              <table:table-cell office:value-type="float" office:value="53">
                <text:p>53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3417.33333333333">
                <text:p>3417.33333333333</text:p>
              </table:table-cell>
              <table:table-cell office:value-type="float" office:value="54">
                <text:p>5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3433">
                <text:p>3433</text:p>
              </table:table-cell>
              <table:table-cell office:value-type="float" office:value="55">
                <text:p>55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3516.07142857143">
                <text:p>3516.07142857143</text:p>
              </table:table-cell>
              <table:table-cell office:value-type="float" office:value="56">
                <text:p>5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3507.57894736842">
                <text:p>3507.57894736842</text:p>
              </table:table-cell>
              <table:table-cell office:value-type="float" office:value="57">
                <text:p>57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3544.55172413793">
                <text:p>3544.55172413793</text:p>
              </table:table-cell>
              <table:table-cell office:value-type="float" office:value="58">
                <text:p>58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3564.01694915254">
                <text:p>3564.01694915254</text:p>
              </table:table-cell>
              <table:table-cell office:value-type="float" office:value="59">
                <text:p>59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